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45.11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76.74pt"/>
    </style:style>
    <style:style style:name="co10" style:family="table-column">
      <style:table-column-properties fo:break-before="auto" style:column-width="76.39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83.34pt"/>
    </style:style>
    <style:style style:name="co13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ffffa6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mesh size 4 x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2"/>
        <table:table-row table:style-name="ro1">
          <table:table-cell/>
          <table:table-cell office:value-type="string" calcext:value-type="string">
            <text:p>Routing Algorithm</text:p>
          </table:table-cell>
          <table:table-cell office:value-type="string" calcext:value-type="string">
            <text:p>Total Received Packets</text:p>
          </table:table-cell>
          <table:table-cell office:value-type="string" calcext:value-type="string">
            <text:p>Total Received Flits</text:p>
          </table:table-cell>
          <table:table-cell office:value-type="string" calcext:value-type="string">
            <text:p>Received/Ideal Flits Ratio</text:p>
          </table:table-cell>
          <table:table-cell office:value-type="string" calcext:value-type="string">
            <text:p>Global Average Delay (cycles)</text:p>
          </table:table-cell>
          <table:table-cell office:value-type="string" calcext:value-type="string">
            <text:p>Max Delay (cycles)</text:p>
          </table:table-cell>
          <table:table-cell office:value-type="string" calcext:value-type="string">
            <text:p>Network Throughput (flits/cycle)</text:p>
          </table:table-cell>
          <table:table-cell office:value-type="string" calcext:value-type="string">
            <text:p>Average IP Throughput (flits/cycle/IP)</text:p>
          </table:table-cell>
          <table:table-cell table:style-name="Default" office:value-type="string" calcext:value-type="string">
            <text:p>Total Energy (J)</text:p>
          </table:table-cell>
          <table:table-cell table:style-name="Default" office:value-type="string" calcext:value-type="string">
            <text:p>Dynamic Energy (J)</text:p>
          </table:table-cell>
          <table:table-cell table:style-name="Default" office:value-type="string" calcext:value-type="string">
            <text:p>Static Energy (J)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15829" calcext:value-type="float">
            <text:p>15829</text:p>
          </table:table-cell>
          <table:table-cell office:value-type="float" office:value="126648" calcext:value-type="float">
            <text:p>126648</text:p>
          </table:table-cell>
          <table:table-cell office:value-type="float" office:value="0.999432" calcext:value-type="float">
            <text:p>0.999432</text:p>
          </table:table-cell>
          <table:table-cell office:value-type="float" office:value="11.7762" calcext:value-type="float">
            <text:p>11.7762</text:p>
          </table:table-cell>
          <table:table-cell office:value-type="float" office:value="98" calcext:value-type="float">
            <text:p>98</text:p>
          </table:table-cell>
          <table:table-cell office:value-type="float" office:value="1.27927" calcext:value-type="float">
            <text:p>1.27927</text:p>
          </table:table-cell>
          <table:table-cell office:value-type="float" office:value="0.0799545" calcext:value-type="float">
            <text:p>0.0799545</text:p>
          </table:table-cell>
          <table:table-cell table:style-name="ce12" office:value-type="float" office:value="0.0000212045" calcext:value-type="float">
            <text:p>2.12045E-05</text:p>
          </table:table-cell>
          <table:table-cell table:style-name="ce12" office:value-type="float" office:value="0.00000145203" calcext:value-type="float">
            <text:p>1.45203E-06</text:p>
          </table:table-cell>
          <table:table-cell office:value-type="float" office:value="0.0000197525" calcext:value-type="float">
            <text:p>1.97525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16062" calcext:value-type="float">
            <text:p>16062</text:p>
          </table:table-cell>
          <table:table-cell office:value-type="float" office:value="128501" calcext:value-type="float">
            <text:p>128501</text:p>
          </table:table-cell>
          <table:table-cell office:value-type="float" office:value="1.01405" calcext:value-type="float">
            <text:p>1.01405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97" calcext:value-type="float">
            <text:p>97</text:p>
          </table:table-cell>
          <table:table-cell office:value-type="float" office:value="1.29799" calcext:value-type="float">
            <text:p>1.29799</text:p>
          </table:table-cell>
          <table:table-cell office:value-type="float" office:value="0.0811244" calcext:value-type="float">
            <text:p>0.0811244</text:p>
          </table:table-cell>
          <table:table-cell table:style-name="ce12" office:value-type="float" office:value="0.0000212278" calcext:value-type="float">
            <text:p>2.12278E-05</text:p>
          </table:table-cell>
          <table:table-cell table:style-name="ce12" office:value-type="float" office:value="0.00000147531" calcext:value-type="float">
            <text:p>1.47531E-06</text:p>
          </table:table-cell>
          <table:table-cell office:value-type="float" office:value="0.0000197525" calcext:value-type="float">
            <text:p>1.97525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15834" calcext:value-type="float">
            <text:p>15834</text:p>
          </table:table-cell>
          <table:table-cell office:value-type="float" office:value="126689" calcext:value-type="float">
            <text:p>126689</text:p>
          </table:table-cell>
          <table:table-cell office:value-type="float" office:value="0.999755" calcext:value-type="float">
            <text:p>0.999755</text:p>
          </table:table-cell>
          <table:table-cell office:value-type="float" office:value="11.8422" calcext:value-type="float">
            <text:p>11.8422</text:p>
          </table:table-cell>
          <table:table-cell office:value-type="float" office:value="89" calcext:value-type="float">
            <text:p>89</text:p>
          </table:table-cell>
          <table:table-cell office:value-type="float" office:value="1.27969" calcext:value-type="float">
            <text:p>1.27969</text:p>
          </table:table-cell>
          <table:table-cell office:value-type="float" office:value="0.0799804" calcext:value-type="float">
            <text:p>0.0799804</text:p>
          </table:table-cell>
          <table:table-cell table:style-name="ce12" office:value-type="float" office:value="0.0000212041" calcext:value-type="float">
            <text:p>2.12041E-05</text:p>
          </table:table-cell>
          <table:table-cell table:style-name="ce12" office:value-type="float" office:value="0.00000145158" calcext:value-type="float">
            <text:p>1.45158E-06</text:p>
          </table:table-cell>
          <table:table-cell office:value-type="float" office:value="0.0000197525" calcext:value-type="float">
            <text:p>1.97525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15759" calcext:value-type="float">
            <text:p>15759</text:p>
          </table:table-cell>
          <table:table-cell office:value-type="float" office:value="126059" calcext:value-type="float">
            <text:p>126059</text:p>
          </table:table-cell>
          <table:table-cell office:value-type="float" office:value="0.994784" calcext:value-type="float">
            <text:p>0.994784</text:p>
          </table:table-cell>
          <table:table-cell office:value-type="float" office:value="11.7779" calcext:value-type="float">
            <text:p>11.7779</text:p>
          </table:table-cell>
          <table:table-cell office:value-type="float" office:value="120" calcext:value-type="float">
            <text:p>120</text:p>
          </table:table-cell>
          <table:table-cell office:value-type="float" office:value="1.27332" calcext:value-type="float">
            <text:p>1.27332</text:p>
          </table:table-cell>
          <table:table-cell office:value-type="float" office:value="0.0795827" calcext:value-type="float">
            <text:p>0.0795827</text:p>
          </table:table-cell>
          <table:table-cell table:style-name="ce12" office:value-type="float" office:value="0.0000211932" calcext:value-type="float">
            <text:p>2.11932E-05</text:p>
          </table:table-cell>
          <table:table-cell table:style-name="ce12" office:value-type="float" office:value="0.00000144069" calcext:value-type="float">
            <text:p>1.44069E-06</text:p>
          </table:table-cell>
          <table:table-cell office:value-type="float" office:value="0.0000197525" calcext:value-type="float">
            <text:p>1.97525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15670" calcext:value-type="float">
            <text:p>15670</text:p>
          </table:table-cell>
          <table:table-cell office:value-type="float" office:value="125352" calcext:value-type="float">
            <text:p>125352</text:p>
          </table:table-cell>
          <table:table-cell office:value-type="float" office:value="0.989205" calcext:value-type="float">
            <text:p>0.989205</text:p>
          </table:table-cell>
          <table:table-cell office:value-type="float" office:value="11.7068" calcext:value-type="float">
            <text:p>11.7068</text:p>
          </table:table-cell>
          <table:table-cell office:value-type="float" office:value="83" calcext:value-type="float">
            <text:p>83</text:p>
          </table:table-cell>
          <table:table-cell office:value-type="float" office:value="1.26618" calcext:value-type="float">
            <text:p>1.26618</text:p>
          </table:table-cell>
          <table:table-cell office:value-type="float" office:value="0.0791364" calcext:value-type="float">
            <text:p>0.0791364</text:p>
          </table:table-cell>
          <table:table-cell table:style-name="ce12" office:value-type="float" office:value="0.000021184" calcext:value-type="float">
            <text:p>2.1184E-05</text:p>
          </table:table-cell>
          <table:table-cell table:style-name="ce12" office:value-type="float" office:value="0.0000014315" calcext:value-type="float">
            <text:p>1.4315E-06</text:p>
          </table:table-cell>
          <table:table-cell office:value-type="float" office:value="0.0000197525" calcext:value-type="float">
            <text:p>1.97525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XY</text:p>
          </table:table-cell>
          <table:table-cell table:style-name="ce11" table:formula="of:=AVERAGE([.C2:.C6])" office:value-type="float" office:value="15830.8" calcext:value-type="float">
            <text:p>15830.8</text:p>
          </table:table-cell>
          <table:table-cell table:style-name="ce11" table:formula="of:=AVERAGE([.D2:.D6])" office:value-type="float" office:value="126649.8" calcext:value-type="float">
            <text:p>126649.8</text:p>
          </table:table-cell>
          <table:table-cell table:style-name="ce11" table:formula="of:=AVERAGE([.E2:.E6])" office:value-type="float" office:value="0.9994452" calcext:value-type="float">
            <text:p>0.9994452</text:p>
          </table:table-cell>
          <table:table-cell table:style-name="ce11" table:formula="of:=AVERAGE([.F2:.F6])" office:value-type="float" office:value="11.78946" calcext:value-type="float">
            <text:p>11.78946</text:p>
          </table:table-cell>
          <table:table-cell table:style-name="ce11" table:formula="of:=AVERAGE([.G2:.G6])" office:value-type="float" office:value="97.4" calcext:value-type="float">
            <text:p>97.4</text:p>
          </table:table-cell>
          <table:table-cell table:style-name="ce11" table:formula="of:=AVERAGE([.H2:.H6])" office:value-type="float" office:value="1.27929" calcext:value-type="float">
            <text:p>1.27929</text:p>
          </table:table-cell>
          <table:table-cell table:style-name="ce11" table:formula="of:=AVERAGE([.I2:.I6])" office:value-type="float" office:value="0.07995568" calcext:value-type="float">
            <text:p>0.07995568</text:p>
          </table:table-cell>
          <table:table-cell table:style-name="ce11" table:formula="of:=AVERAGE([.J2:.J6])" office:value-type="float" office:value="0.00002120272" calcext:value-type="float">
            <text:p>2.120272E-05</text:p>
          </table:table-cell>
          <table:table-cell table:style-name="ce11" table:formula="of:=AVERAGE([.K2:.K6])" office:value-type="float" office:value="0.000001450222" calcext:value-type="float">
            <text:p>1.450222E-06</text:p>
          </table:table-cell>
          <table:table-cell table:style-name="ce11" table:formula="of:=AVERAGE([.L2:.L6])" office:value-type="float" office:value="0.0000197525" calcext:value-type="float">
            <text:p>1.97525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5802" calcext:value-type="float">
            <text:p>15802</text:p>
          </table:table-cell>
          <table:table-cell office:value-type="float" office:value="126423" calcext:value-type="float">
            <text:p>126423</text:p>
          </table:table-cell>
          <table:table-cell office:value-type="float" office:value="0.997656" calcext:value-type="float">
            <text:p>0.997656</text:p>
          </table:table-cell>
          <table:table-cell office:value-type="float" office:value="11.8359" calcext:value-type="float">
            <text:p>11.8359</text:p>
          </table:table-cell>
          <table:table-cell office:value-type="float" office:value="87" calcext:value-type="float">
            <text:p>87</text:p>
          </table:table-cell>
          <table:table-cell office:value-type="float" office:value="1.277" calcext:value-type="float">
            <text:p>1.277</text:p>
          </table:table-cell>
          <table:table-cell office:value-type="float" office:value="0.798125" calcext:value-type="float">
            <text:p>0.798125</text:p>
          </table:table-cell>
          <table:table-cell table:style-name="ce12" office:value-type="float" office:value="0.0000212136" calcext:value-type="float">
            <text:p>2.12136E-05</text:p>
          </table:table-cell>
          <table:table-cell table:style-name="ce12" office:value-type="float" office:value="0.00000144828" calcext:value-type="float">
            <text:p>1.44828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5890" calcext:value-type="float">
            <text:p>15890</text:p>
          </table:table-cell>
          <table:table-cell office:value-type="float" office:value="127114" calcext:value-type="float">
            <text:p>127114</text:p>
          </table:table-cell>
          <table:table-cell office:value-type="float" office:value="1.00311" calcext:value-type="float">
            <text:p>1.00311</text:p>
          </table:table-cell>
          <table:table-cell office:value-type="float" office:value="12.0346" calcext:value-type="float">
            <text:p>12.0346</text:p>
          </table:table-cell>
          <table:table-cell office:value-type="float" office:value="132" calcext:value-type="float">
            <text:p>132</text:p>
          </table:table-cell>
          <table:table-cell office:value-type="float" office:value="1.28398" calcext:value-type="float">
            <text:p>1.28398</text:p>
          </table:table-cell>
          <table:table-cell office:value-type="float" office:value="0.0802487" calcext:value-type="float">
            <text:p>0.0802487</text:p>
          </table:table-cell>
          <table:table-cell table:style-name="ce12" office:value-type="float" office:value="0.0000212169" calcext:value-type="float">
            <text:p>2.12169E-05</text:p>
          </table:table-cell>
          <table:table-cell table:style-name="ce12" office:value-type="float" office:value="0.00000145163" calcext:value-type="float">
            <text:p>1.45163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5914" calcext:value-type="float">
            <text:p>15914</text:p>
          </table:table-cell>
          <table:table-cell office:value-type="float" office:value="127303" calcext:value-type="float">
            <text:p>127303</text:p>
          </table:table-cell>
          <table:table-cell office:value-type="float" office:value="1.0046" calcext:value-type="float">
            <text:p>1.0046</text:p>
          </table:table-cell>
          <table:table-cell office:value-type="float" office:value="11.8706" calcext:value-type="float">
            <text:p>11.8706</text:p>
          </table:table-cell>
          <table:table-cell office:value-type="float" office:value="92" calcext:value-type="float">
            <text:p>92</text:p>
          </table:table-cell>
          <table:table-cell office:value-type="float" office:value="1.28589" calcext:value-type="float">
            <text:p>1.28589</text:p>
          </table:table-cell>
          <table:table-cell office:value-type="float" office:value="0.0803681" calcext:value-type="float">
            <text:p>0.0803681</text:p>
          </table:table-cell>
          <table:table-cell table:style-name="ce12" office:value-type="float" office:value="0.0000212338" calcext:value-type="float">
            <text:p>2.12338E-05</text:p>
          </table:table-cell>
          <table:table-cell table:style-name="ce12" office:value-type="float" office:value="0.00000146852" calcext:value-type="float">
            <text:p>1.46852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5855" calcext:value-type="float">
            <text:p>15855</text:p>
          </table:table-cell>
          <table:table-cell office:value-type="float" office:value="126862" calcext:value-type="float">
            <text:p>126862</text:p>
          </table:table-cell>
          <table:table-cell office:value-type="float" office:value="1.00112" calcext:value-type="float">
            <text:p>1.00112</text:p>
          </table:table-cell>
          <table:table-cell office:value-type="float" office:value="11.9636" calcext:value-type="float">
            <text:p>11.9636</text:p>
          </table:table-cell>
          <table:table-cell office:value-type="float" office:value="98" calcext:value-type="float">
            <text:p>98</text:p>
          </table:table-cell>
          <table:table-cell office:value-type="float" office:value="1.28143" calcext:value-type="float">
            <text:p>1.28143</text:p>
          </table:table-cell>
          <table:table-cell office:value-type="float" office:value="0.0800896" calcext:value-type="float">
            <text:p>0.0800896</text:p>
          </table:table-cell>
          <table:table-cell table:style-name="ce12" office:value-type="float" office:value="0.0000212271" calcext:value-type="float">
            <text:p>2.12271E-05</text:p>
          </table:table-cell>
          <table:table-cell table:style-name="ce12" office:value-type="float" office:value="0.00000146174" calcext:value-type="float">
            <text:p>1.46174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5988" calcext:value-type="float">
            <text:p>15988</text:p>
          </table:table-cell>
          <table:table-cell office:value-type="float" office:value="127907" calcext:value-type="float">
            <text:p>127907</text:p>
          </table:table-cell>
          <table:table-cell office:value-type="float" office:value="1.00937" calcext:value-type="float">
            <text:p>1.00937</text:p>
          </table:table-cell>
          <table:table-cell office:value-type="float" office:value="11.9587" calcext:value-type="float">
            <text:p>11.9587</text:p>
          </table:table-cell>
          <table:table-cell office:value-type="float" office:value="80" calcext:value-type="float">
            <text:p>80</text:p>
          </table:table-cell>
          <table:table-cell office:value-type="float" office:value="1.29199" calcext:value-type="float">
            <text:p>1.29199</text:p>
          </table:table-cell>
          <table:table-cell office:value-type="float" office:value="0.0807494" calcext:value-type="float">
            <text:p>0.0807494</text:p>
          </table:table-cell>
          <table:table-cell table:style-name="ce12" office:value-type="float" office:value="0.0000212324" calcext:value-type="float">
            <text:p>2.12324E-05</text:p>
          </table:table-cell>
          <table:table-cell table:style-name="ce12" office:value-type="float" office:value="0.00000146713" calcext:value-type="float">
            <text:p>1.46713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WEST FIRST</text:p>
          </table:table-cell>
          <table:table-cell table:style-name="ce11" table:formula="of:=AVERAGE([.C8:.C12])" office:value-type="float" office:value="15889.8" calcext:value-type="float">
            <text:p>15889.8</text:p>
          </table:table-cell>
          <table:table-cell table:style-name="ce11" table:formula="of:=AVERAGE([.D8:.D12])" office:value-type="float" office:value="127121.8" calcext:value-type="float">
            <text:p>127121.8</text:p>
          </table:table-cell>
          <table:table-cell table:style-name="ce11" table:formula="of:=AVERAGE([.E8:.E12])" office:value-type="float" office:value="1.0031712" calcext:value-type="float">
            <text:p>1.0031712</text:p>
          </table:table-cell>
          <table:table-cell table:style-name="ce11" table:formula="of:=AVERAGE([.F8:.F12])" office:value-type="float" office:value="11.93268" calcext:value-type="float">
            <text:p>11.93268</text:p>
          </table:table-cell>
          <table:table-cell table:style-name="ce11" table:formula="of:=AVERAGE([.G8:.G12])" office:value-type="float" office:value="97.8" calcext:value-type="float">
            <text:p>97.8</text:p>
          </table:table-cell>
          <table:table-cell table:style-name="ce11" table:formula="of:=AVERAGE([.H8:.H12])" office:value-type="float" office:value="1.284058" calcext:value-type="float">
            <text:p>1.284058</text:p>
          </table:table-cell>
          <table:table-cell table:style-name="ce11" table:formula="of:=AVERAGE([.I8:.I12])" office:value-type="float" office:value="0.22391616" calcext:value-type="float">
            <text:p>0.22391616</text:p>
          </table:table-cell>
          <table:table-cell table:style-name="ce13" table:formula="of:=AVERAGE([.J8:.J12])" office:value-type="float" office:value="0.00002122476" calcext:value-type="float">
            <text:p>2.122476E-05</text:p>
          </table:table-cell>
          <table:table-cell table:style-name="ce13" table:formula="of:=AVERAGE([.K8:.K12])" office:value-type="float" office:value="0.00000145946" calcext:value-type="float">
            <text:p>1.45946E-06</text:p>
          </table:table-cell>
          <table:table-cell table:style-name="ce13" table:formula="of:=AVERAGE([.L8:.L12])"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15804" calcext:value-type="float">
            <text:p>15804</text:p>
          </table:table-cell>
          <table:table-cell office:value-type="float" office:value="126441" calcext:value-type="float">
            <text:p>126441</text:p>
          </table:table-cell>
          <table:table-cell office:value-type="float" office:value="0.997798" calcext:value-type="float">
            <text:p>0.997798</text:p>
          </table:table-cell>
          <table:table-cell office:value-type="float" office:value="12.292" calcext:value-type="float">
            <text:p>12.292</text:p>
          </table:table-cell>
          <table:table-cell office:value-type="float" office:value="105" calcext:value-type="float">
            <text:p>105</text:p>
          </table:table-cell>
          <table:table-cell office:value-type="float" office:value="1.27718" calcext:value-type="float">
            <text:p>1.27718</text:p>
          </table:table-cell>
          <table:table-cell office:value-type="float" office:value="0.0798239" calcext:value-type="float">
            <text:p>0.0798239</text:p>
          </table:table-cell>
          <table:table-cell office:value-type="float" office:value="0.0000212165" calcext:value-type="float">
            <text:p>2.12E-05</text:p>
          </table:table-cell>
          <table:table-cell office:value-type="float" office:value="0.00000145118" calcext:value-type="float">
            <text:p>1.45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15874" calcext:value-type="float">
            <text:p>15874</text:p>
          </table:table-cell>
          <table:table-cell office:value-type="float" office:value="126987" calcext:value-type="float">
            <text:p>126987</text:p>
          </table:table-cell>
          <table:table-cell office:value-type="float" office:value="1.00211" calcext:value-type="float">
            <text:p>1.00211</text:p>
          </table:table-cell>
          <table:table-cell office:value-type="float" office:value="12.1648" calcext:value-type="float">
            <text:p>12.1648</text:p>
          </table:table-cell>
          <table:table-cell office:value-type="float" office:value="102" calcext:value-type="float">
            <text:p>102</text:p>
          </table:table-cell>
          <table:table-cell office:value-type="float" office:value="1.2827" calcext:value-type="float">
            <text:p>1.2827</text:p>
          </table:table-cell>
          <table:table-cell office:value-type="float" office:value="0.0801686" calcext:value-type="float">
            <text:p>0.0801686</text:p>
          </table:table-cell>
          <table:table-cell office:value-type="float" office:value="0.0000212262" calcext:value-type="float">
            <text:p>2.12E-05</text:p>
          </table:table-cell>
          <table:table-cell office:value-type="float" office:value="0.00000146089" calcext:value-type="float">
            <text:p>1.46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15727" calcext:value-type="float">
            <text:p>15727</text:p>
          </table:table-cell>
          <table:table-cell office:value-type="float" office:value="125819" calcext:value-type="float">
            <text:p>125819</text:p>
          </table:table-cell>
          <table:table-cell office:value-type="float" office:value="0.99289" calcext:value-type="float">
            <text:p>0.99289</text:p>
          </table:table-cell>
          <table:table-cell office:value-type="float" office:value="12.1654" calcext:value-type="float">
            <text:p>12.1654</text:p>
          </table:table-cell>
          <table:table-cell office:value-type="float" office:value="82" calcext:value-type="float">
            <text:p>82</text:p>
          </table:table-cell>
          <table:table-cell office:value-type="float" office:value="1.2709" calcext:value-type="float">
            <text:p>1.2709</text:p>
          </table:table-cell>
          <table:table-cell office:value-type="float" office:value="0.0794312" calcext:value-type="float">
            <text:p>0.0794312</text:p>
          </table:table-cell>
          <table:table-cell office:value-type="float" office:value="0.0000212093" calcext:value-type="float">
            <text:p>2.12E-05</text:p>
          </table:table-cell>
          <table:table-cell office:value-type="float" office:value="0.00000144394" calcext:value-type="float">
            <text:p>1.44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15939" calcext:value-type="float">
            <text:p>15939</text:p>
          </table:table-cell>
          <table:table-cell office:value-type="float" office:value="127501" calcext:value-type="float">
            <text:p>127501</text:p>
          </table:table-cell>
          <table:table-cell office:value-type="float" office:value="1.00616" calcext:value-type="float">
            <text:p>1.00616</text:p>
          </table:table-cell>
          <table:table-cell office:value-type="float" office:value="12.1399" calcext:value-type="float">
            <text:p>12.1399</text:p>
          </table:table-cell>
          <table:table-cell office:value-type="float" office:value="106" calcext:value-type="float">
            <text:p>106</text:p>
          </table:table-cell>
          <table:table-cell office:value-type="float" office:value="1.28789" calcext:value-type="float">
            <text:p>1.28789</text:p>
          </table:table-cell>
          <table:table-cell office:value-type="float" office:value="0.0804931" calcext:value-type="float">
            <text:p>0.0804931</text:p>
          </table:table-cell>
          <table:table-cell office:value-type="float" office:value="0.0000212199" calcext:value-type="float">
            <text:p>2.12E-05</text:p>
          </table:table-cell>
          <table:table-cell office:value-type="float" office:value="0.00000145456" calcext:value-type="float">
            <text:p>1.45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16044" calcext:value-type="float">
            <text:p>16044</text:p>
          </table:table-cell>
          <table:table-cell office:value-type="float" office:value="128333" calcext:value-type="float">
            <text:p>128333</text:p>
          </table:table-cell>
          <table:table-cell office:value-type="float" office:value="1.01273" calcext:value-type="float">
            <text:p>1.01273</text:p>
          </table:table-cell>
          <table:table-cell office:value-type="float" office:value="12.2771" calcext:value-type="float">
            <text:p>12.2771</text:p>
          </table:table-cell>
          <table:table-cell office:value-type="float" office:value="115" calcext:value-type="float">
            <text:p>115</text:p>
          </table:table-cell>
          <table:table-cell office:value-type="float" office:value="1.29629" calcext:value-type="float">
            <text:p>1.29629</text:p>
          </table:table-cell>
          <table:table-cell office:value-type="float" office:value="0.0810183" calcext:value-type="float">
            <text:p>0.0810183</text:p>
          </table:table-cell>
          <table:table-cell office:value-type="float" office:value="0.0000212371" calcext:value-type="float">
            <text:p>2.12E-05</text:p>
          </table:table-cell>
          <table:table-cell office:value-type="float" office:value="0.00000147174" calcext:value-type="float">
            <text:p>1.47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ORTH LAST</text:p>
          </table:table-cell>
          <table:table-cell table:style-name="ce11" table:formula="of:=AVERAGE([.C14:.C18])" office:value-type="float" office:value="15877.6" calcext:value-type="float">
            <text:p>15877.6</text:p>
          </table:table-cell>
          <table:table-cell table:style-name="ce11" table:formula="of:=AVERAGE([.D14:.D18])" office:value-type="float" office:value="127016.2" calcext:value-type="float">
            <text:p>127016.2</text:p>
          </table:table-cell>
          <table:table-cell table:style-name="ce11" table:formula="of:=AVERAGE([.E14:.E18])" office:value-type="float" office:value="1.0023376" calcext:value-type="float">
            <text:p>1.0023376</text:p>
          </table:table-cell>
          <table:table-cell table:style-name="ce11" table:formula="of:=AVERAGE([.F14:.F18])" office:value-type="float" office:value="12.20784" calcext:value-type="float">
            <text:p>12.20784</text:p>
          </table:table-cell>
          <table:table-cell table:style-name="ce11" table:formula="of:=AVERAGE([.G14:.G18])" office:value-type="float" office:value="102" calcext:value-type="float">
            <text:p>102</text:p>
          </table:table-cell>
          <table:table-cell table:style-name="ce11" table:formula="of:=AVERAGE([.H14:.H18])" office:value-type="float" office:value="1.282992" calcext:value-type="float">
            <text:p>1.282992</text:p>
          </table:table-cell>
          <table:table-cell table:style-name="ce11" table:formula="of:=AVERAGE([.I14:.I18])" office:value-type="float" office:value="0.08018702" calcext:value-type="float">
            <text:p>0.08018702</text:p>
          </table:table-cell>
          <table:table-cell table:style-name="ce15" table:formula="of:=AVERAGE([.J14:.J18])" office:value-type="float" office:value="0.0000212218" calcext:value-type="float">
            <text:p>2.12E-05</text:p>
          </table:table-cell>
          <table:table-cell table:style-name="ce15" table:formula="of:=AVERAGE([.K14:.K18])" office:value-type="float" office:value="0.000001456462" calcext:value-type="float">
            <text:p>1.46E-06</text:p>
          </table:table-cell>
          <table:table-cell table:style-name="ce15" table:formula="of:=AVERAGE([.L14:.L18])" office:value-type="float" office:value="0.0000197653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5794" calcext:value-type="float">
            <text:p>15794</text:p>
          </table:table-cell>
          <table:table-cell office:value-type="float" office:value="126354" calcext:value-type="float">
            <text:p>126354</text:p>
          </table:table-cell>
          <table:table-cell office:value-type="float" office:value="0.997112" calcext:value-type="float">
            <text:p>0.997112</text:p>
          </table:table-cell>
          <table:table-cell office:value-type="float" office:value="12.2445" calcext:value-type="float">
            <text:p>12.2445</text:p>
          </table:table-cell>
          <table:table-cell office:value-type="float" office:value="123" calcext:value-type="float">
            <text:p>123</text:p>
          </table:table-cell>
          <table:table-cell office:value-type="float" office:value="1.2763" calcext:value-type="float">
            <text:p>1.2763</text:p>
          </table:table-cell>
          <table:table-cell office:value-type="float" office:value="0.0797689" calcext:value-type="float">
            <text:p>0.0797689</text:p>
          </table:table-cell>
          <table:table-cell office:value-type="float" office:value="0.0000212213" calcext:value-type="float">
            <text:p>2.12E-05</text:p>
          </table:table-cell>
          <table:table-cell office:value-type="float" office:value="0.00000145601" calcext:value-type="float">
            <text:p>1.46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5948" calcext:value-type="float">
            <text:p>15948</text:p>
          </table:table-cell>
          <table:table-cell office:value-type="float" office:value="127578" calcext:value-type="float">
            <text:p>127578</text:p>
          </table:table-cell>
          <table:table-cell office:value-type="float" office:value="1.00677" calcext:value-type="float">
            <text:p>1.00677</text:p>
          </table:table-cell>
          <table:table-cell office:value-type="float" office:value="12.232" calcext:value-type="float">
            <text:p>12.232</text:p>
          </table:table-cell>
          <table:table-cell office:value-type="float" office:value="100" calcext:value-type="float">
            <text:p>100</text:p>
          </table:table-cell>
          <table:table-cell office:value-type="float" office:value="1.28867" calcext:value-type="float">
            <text:p>1.28867</text:p>
          </table:table-cell>
          <table:table-cell office:value-type="float" office:value="0.0805417" calcext:value-type="float">
            <text:p>0.0805417</text:p>
          </table:table-cell>
          <table:table-cell office:value-type="float" office:value="0.0000212291" calcext:value-type="float">
            <text:p>2.12E-05</text:p>
          </table:table-cell>
          <table:table-cell office:value-type="float" office:value="0.00000146378" calcext:value-type="float">
            <text:p>1.46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6043" calcext:value-type="float">
            <text:p>16043</text:p>
          </table:table-cell>
          <table:table-cell office:value-type="float" office:value="128348" calcext:value-type="float">
            <text:p>128348</text:p>
          </table:table-cell>
          <table:table-cell office:value-type="float" office:value="1.01285" calcext:value-type="float">
            <text:p>1.01285</text:p>
          </table:table-cell>
          <table:table-cell office:value-type="float" office:value="12.4446" calcext:value-type="float">
            <text:p>12.4446</text:p>
          </table:table-cell>
          <table:table-cell office:value-type="float" office:value="121" calcext:value-type="float">
            <text:p>121</text:p>
          </table:table-cell>
          <table:table-cell office:value-type="float" office:value="1.29644" calcext:value-type="float">
            <text:p>1.29644</text:p>
          </table:table-cell>
          <table:table-cell office:value-type="float" office:value="0.0810278" calcext:value-type="float">
            <text:p>0.0810278</text:p>
          </table:table-cell>
          <table:table-cell office:value-type="float" office:value="0.0000212406" calcext:value-type="float">
            <text:p>2.12E-05</text:p>
          </table:table-cell>
          <table:table-cell office:value-type="float" office:value="0.00000147524" calcext:value-type="float">
            <text:p>1.48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5782" calcext:value-type="float">
            <text:p>15782</text:p>
          </table:table-cell>
          <table:table-cell office:value-type="float" office:value="126263" calcext:value-type="float">
            <text:p>126263</text:p>
          </table:table-cell>
          <table:table-cell office:value-type="float" office:value="0.996394" calcext:value-type="float">
            <text:p>0.996394</text:p>
          </table:table-cell>
          <table:table-cell office:value-type="float" office:value="12.4882" calcext:value-type="float">
            <text:p>12.4882</text:p>
          </table:table-cell>
          <table:table-cell office:value-type="float" office:value="144" calcext:value-type="float">
            <text:p>144</text:p>
          </table:table-cell>
          <table:table-cell office:value-type="float" office:value="1.27538" calcext:value-type="float">
            <text:p>1.27538</text:p>
          </table:table-cell>
          <table:table-cell office:value-type="float" office:value="0.0797115" calcext:value-type="float">
            <text:p>0.0797115</text:p>
          </table:table-cell>
          <table:table-cell office:value-type="float" office:value="0.0000212158" calcext:value-type="float">
            <text:p>2.12E-05</text:p>
          </table:table-cell>
          <table:table-cell office:value-type="float" office:value="0.00000145052" calcext:value-type="float">
            <text:p>1.45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5846" calcext:value-type="float">
            <text:p>15846</text:p>
          </table:table-cell>
          <table:table-cell office:value-type="float" office:value="126775" calcext:value-type="float">
            <text:p>126775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12.1381" calcext:value-type="float">
            <text:p>12.1381</text:p>
          </table:table-cell>
          <table:table-cell office:value-type="float" office:value="96" calcext:value-type="float">
            <text:p>96</text:p>
          </table:table-cell>
          <table:table-cell office:value-type="float" office:value="1.28035" calcext:value-type="float">
            <text:p>1.28035</text:p>
          </table:table-cell>
          <table:table-cell office:value-type="float" office:value="0.0800221" calcext:value-type="float">
            <text:p>0.0800221</text:p>
          </table:table-cell>
          <table:table-cell office:value-type="float" office:value="0.0000212199" calcext:value-type="float">
            <text:p>2.12E-05</text:p>
          </table:table-cell>
          <table:table-cell office:value-type="float" office:value="0.00000145459" calcext:value-type="float">
            <text:p>1.45E-06</text:p>
          </table:table-cell>
          <table:table-cell office:value-type="float" office:value="0.0000197653" calcext:value-type="float">
            <text:p>1.97653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EGATIVE FIRST</text:p>
          </table:table-cell>
          <table:table-cell table:style-name="ce11" table:formula="of:=AVERAGE([.C20:.C24])" office:value-type="float" office:value="15882.6" calcext:value-type="float">
            <text:p>15882.6</text:p>
          </table:table-cell>
          <table:table-cell table:style-name="ce11" table:formula="of:=AVERAGE([.D20:.D24])" office:value-type="float" office:value="127063.6" calcext:value-type="float">
            <text:p>127063.6</text:p>
          </table:table-cell>
          <table:table-cell table:style-name="ce11" table:formula="of:=AVERAGE([.E20:.E24])" office:value-type="float" office:value="1.0026812" calcext:value-type="float">
            <text:p>1.0026812</text:p>
          </table:table-cell>
          <table:table-cell table:style-name="ce11" table:formula="of:=AVERAGE([.F20:.F24])" office:value-type="float" office:value="12.30948" calcext:value-type="float">
            <text:p>12.30948</text:p>
          </table:table-cell>
          <table:table-cell table:style-name="ce11" table:formula="of:=AVERAGE([.G20:.G24])" office:value-type="float" office:value="116.8" calcext:value-type="float">
            <text:p>116.8</text:p>
          </table:table-cell>
          <table:table-cell table:style-name="ce11" table:formula="of:=AVERAGE([.H20:.H24])" office:value-type="float" office:value="1.283428" calcext:value-type="float">
            <text:p>1.283428</text:p>
          </table:table-cell>
          <table:table-cell table:style-name="ce11" table:formula="of:=AVERAGE([.I20:.I24])" office:value-type="float" office:value="0.0802144" calcext:value-type="float">
            <text:p>0.0802144</text:p>
          </table:table-cell>
          <table:table-cell table:style-name="ce15" table:formula="of:=AVERAGE([.J20:.J24])" office:value-type="float" office:value="0.00002122534" calcext:value-type="float">
            <text:p>2.12E-05</text:p>
          </table:table-cell>
          <table:table-cell table:style-name="ce15" table:formula="of:=AVERAGE([.K20:.K24])" office:value-type="float" office:value="0.000001460028" calcext:value-type="float">
            <text:p>1.46E-06</text:p>
          </table:table-cell>
          <table:table-cell table:style-name="ce11" table:formula="of:=AVERAGE([.L20:.L24])" office:value-type="float" office:value="0.0000197653" calcext:value-type="float">
            <text:p>1.97653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15807" calcext:value-type="float">
            <text:p>15807</text:p>
          </table:table-cell>
          <table:table-cell office:value-type="float" office:value="126468" calcext:value-type="float">
            <text:p>126468</text:p>
          </table:table-cell>
          <table:table-cell office:value-type="float" office:value="0.998011" calcext:value-type="float">
            <text:p>0.998011</text:p>
          </table:table-cell>
          <table:table-cell office:value-type="float" office:value="11.9324" calcext:value-type="float">
            <text:p>11.9324</text:p>
          </table:table-cell>
          <table:table-cell office:value-type="float" office:value="94" calcext:value-type="float">
            <text:p>94</text:p>
          </table:table-cell>
          <table:table-cell office:value-type="float" office:value="1.27745" calcext:value-type="float">
            <text:p>1.27745</text:p>
          </table:table-cell>
          <table:table-cell office:value-type="float" office:value="0.0798409" calcext:value-type="float">
            <text:p>0.0798409</text:p>
          </table:table-cell>
          <table:table-cell office:value-type="float" office:value="0.0000212273" calcext:value-type="float">
            <text:p>2.12E-05</text:p>
          </table:table-cell>
          <table:table-cell office:value-type="float" office:value="0.00000145562" calcext:value-type="float">
            <text:p>1.46E-06</text:p>
          </table:table-cell>
          <table:table-cell table:style-name="ce14" office:value-type="float" office:value="0.0000197717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15828" calcext:value-type="float">
            <text:p>15828</text:p>
          </table:table-cell>
          <table:table-cell office:value-type="float" office:value="126622" calcext:value-type="float">
            <text:p>126622</text:p>
          </table:table-cell>
          <table:table-cell office:value-type="float" office:value="0.999227" calcext:value-type="float">
            <text:p>0.999227</text:p>
          </table:table-cell>
          <table:table-cell office:value-type="float" office:value="11.8724" calcext:value-type="float">
            <text:p>11.8724</text:p>
          </table:table-cell>
          <table:table-cell office:value-type="float" office:value="107" calcext:value-type="float">
            <text:p>107</text:p>
          </table:table-cell>
          <table:table-cell office:value-type="float" office:value="1.27901" calcext:value-type="float">
            <text:p>1.27901</text:p>
          </table:table-cell>
          <table:table-cell office:value-type="float" office:value="0.799381" calcext:value-type="float">
            <text:p>0.799381</text:p>
          </table:table-cell>
          <table:table-cell office:value-type="float" office:value="0.000021224" calcext:value-type="float">
            <text:p>2.12E-05</text:p>
          </table:table-cell>
          <table:table-cell office:value-type="float" office:value="0.00000145225" calcext:value-type="float">
            <text:p>1.45E-06</text:p>
          </table:table-cell>
          <table:table-cell table:style-name="ce14" office:value-type="float" office:value="0.0000197717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15825" calcext:value-type="float">
            <text:p>15825</text:p>
          </table:table-cell>
          <table:table-cell office:value-type="float" office:value="126616" calcext:value-type="float">
            <text:p>126616</text:p>
          </table:table-cell>
          <table:table-cell office:value-type="float" office:value="0.999179" calcext:value-type="float">
            <text:p>0.999179</text:p>
          </table:table-cell>
          <table:table-cell office:value-type="float" office:value="11.9187" calcext:value-type="float">
            <text:p>11.9187</text:p>
          </table:table-cell>
          <table:table-cell office:value-type="float" office:value="82" calcext:value-type="float">
            <text:p>82</text:p>
          </table:table-cell>
          <table:table-cell office:value-type="float" office:value="1.27895" calcext:value-type="float">
            <text:p>1.27895</text:p>
          </table:table-cell>
          <table:table-cell office:value-type="float" office:value="0.0799343" calcext:value-type="float">
            <text:p>0.0799343</text:p>
          </table:table-cell>
          <table:table-cell office:value-type="float" office:value="0.0000212247" calcext:value-type="float">
            <text:p>2.12E-05</text:p>
          </table:table-cell>
          <table:table-cell office:value-type="float" office:value="0.00000145297" calcext:value-type="float">
            <text:p>1.45E-06</text:p>
          </table:table-cell>
          <table:table-cell table:style-name="ce14" office:value-type="float" office:value="0.0000197717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16038" calcext:value-type="float">
            <text:p>16038</text:p>
          </table:table-cell>
          <table:table-cell office:value-type="float" office:value="128329" calcext:value-type="float">
            <text:p>128329</text:p>
          </table:table-cell>
          <table:table-cell office:value-type="float" office:value="1.0127" calcext:value-type="float">
            <text:p>1.0127</text:p>
          </table:table-cell>
          <table:table-cell office:value-type="float" office:value="12.065" calcext:value-type="float">
            <text:p>12.065</text:p>
          </table:table-cell>
          <table:table-cell office:value-type="float" office:value="86" calcext:value-type="float">
            <text:p>86</text:p>
          </table:table-cell>
          <table:table-cell office:value-type="float" office:value="1.29625" calcext:value-type="float">
            <text:p>1.29625</text:p>
          </table:table-cell>
          <table:table-cell office:value-type="float" office:value="0.0810158" calcext:value-type="float">
            <text:p>0.0810158</text:p>
          </table:table-cell>
          <table:table-cell office:value-type="float" office:value="0.0000212447" calcext:value-type="float">
            <text:p>2.12E-05</text:p>
          </table:table-cell>
          <table:table-cell office:value-type="float" office:value="0.000001473" calcext:value-type="float">
            <text:p>1.47E-06</text:p>
          </table:table-cell>
          <table:table-cell table:style-name="ce14" office:value-type="float" office:value="0.0000197717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15996" calcext:value-type="float">
            <text:p>15996</text:p>
          </table:table-cell>
          <table:table-cell office:value-type="float" office:value="127972" calcext:value-type="float">
            <text:p>127972</text:p>
          </table:table-cell>
          <table:table-cell office:value-type="float" office:value="1.00998" calcext:value-type="float">
            <text:p>1.00998</text:p>
          </table:table-cell>
          <table:table-cell office:value-type="float" office:value="11.9893" calcext:value-type="float">
            <text:p>11.9893</text:p>
          </table:table-cell>
          <table:table-cell office:value-type="float" office:value="88" calcext:value-type="float">
            <text:p>88</text:p>
          </table:table-cell>
          <table:table-cell office:value-type="float" office:value="1.29265" calcext:value-type="float">
            <text:p>1.29265</text:p>
          </table:table-cell>
          <table:table-cell office:value-type="float" office:value="0.0807904" calcext:value-type="float">
            <text:p>0.0807904</text:p>
          </table:table-cell>
          <table:table-cell office:value-type="float" office:value="0.0000212323" calcext:value-type="float">
            <text:p>2.12E-05</text:p>
          </table:table-cell>
          <table:table-cell office:value-type="float" office:value="0.00000146063" calcext:value-type="float">
            <text:p>1.46E-06</text:p>
          </table:table-cell>
          <table:table-cell table:style-name="ce14" office:value-type="float" office:value="0.0000197717" calcext:value-type="float">
            <text:p>1.98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ODD EVEN</text:p>
          </table:table-cell>
          <table:table-cell table:style-name="ce11" table:formula="of:=AVERAGE([.C26:.C30])" office:value-type="float" office:value="15898.8" calcext:value-type="float">
            <text:p>15898.8</text:p>
          </table:table-cell>
          <table:table-cell table:style-name="ce11" table:formula="of:=AVERAGE([.D26:.D30])" office:value-type="float" office:value="127201.4" calcext:value-type="float">
            <text:p>127201.4</text:p>
          </table:table-cell>
          <table:table-cell table:style-name="ce11" table:formula="of:=AVERAGE([.E26:.E30])" office:value-type="float" office:value="1.0038194" calcext:value-type="float">
            <text:p>1.0038194</text:p>
          </table:table-cell>
          <table:table-cell table:style-name="ce11" table:formula="of:=AVERAGE([.F26:.F30])" office:value-type="float" office:value="11.95556" calcext:value-type="float">
            <text:p>11.95556</text:p>
          </table:table-cell>
          <table:table-cell table:style-name="ce11" table:formula="of:=AVERAGE([.G26:.G30])" office:value-type="float" office:value="91.4" calcext:value-type="float">
            <text:p>91.4</text:p>
          </table:table-cell>
          <table:table-cell table:style-name="ce11" table:formula="of:=AVERAGE([.H26:.H30])" office:value-type="float" office:value="1.284862" calcext:value-type="float">
            <text:p>1.284862</text:p>
          </table:table-cell>
          <table:table-cell table:style-name="ce11" table:formula="of:=AVERAGE([.I26:.I30])" office:value-type="float" office:value="0.22419248" calcext:value-type="float">
            <text:p>0.22419248</text:p>
          </table:table-cell>
          <table:table-cell table:style-name="ce15" table:formula="of:=AVERAGE([.J26:.J30])" office:value-type="float" office:value="0.0000212306" calcext:value-type="float">
            <text:p>2.12E-05</text:p>
          </table:table-cell>
          <table:table-cell table:style-name="ce15" table:formula="of:=AVERAGE([.K26:.K30])" office:value-type="float" office:value="0.000001458894" calcext:value-type="float">
            <text:p>1.46E-06</text:p>
          </table:table-cell>
          <table:table-cell table:style-name="ce15" table:formula="of:=AVERAGE([.L26:.L30])" office:value-type="float" office:value="0.0000197717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15677" calcext:value-type="float">
            <text:p>15677</text:p>
          </table:table-cell>
          <table:table-cell office:value-type="float" office:value="125419" calcext:value-type="float">
            <text:p>125419</text:p>
          </table:table-cell>
          <table:table-cell office:value-type="float" office:value="0.989733" calcext:value-type="float">
            <text:p>0.989733</text:p>
          </table:table-cell>
          <table:table-cell office:value-type="float" office:value="12.7341" calcext:value-type="float">
            <text:p>12.7341</text:p>
          </table:table-cell>
          <table:table-cell office:value-type="float" office:value="119" calcext:value-type="float">
            <text:p>119</text:p>
          </table:table-cell>
          <table:table-cell office:value-type="float" office:value="1.26686" calcext:value-type="float">
            <text:p>1.26686</text:p>
          </table:table-cell>
          <table:table-cell office:value-type="float" office:value="0.0791787" calcext:value-type="float">
            <text:p>0.0791787</text:p>
          </table:table-cell>
          <table:table-cell office:value-type="float" office:value="0.0000212187" calcext:value-type="float">
            <text:p>2.12E-05</text:p>
          </table:table-cell>
          <table:table-cell office:value-type="float" office:value="0.00000144221" calcext:value-type="float">
            <text:p>1.44E-06</text:p>
          </table:table-cell>
          <table:table-cell table:style-name="ce14" office:value-type="float" office:value="0.0000197765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15641" calcext:value-type="float">
            <text:p>15641</text:p>
          </table:table-cell>
          <table:table-cell office:value-type="float" office:value="125136" calcext:value-type="float">
            <text:p>125136</text:p>
          </table:table-cell>
          <table:table-cell office:value-type="float" office:value="0.9875" calcext:value-type="float">
            <text:p>0.9875</text:p>
          </table:table-cell>
          <table:table-cell office:value-type="float" office:value="12.507" calcext:value-type="float">
            <text:p>12.507</text:p>
          </table:table-cell>
          <table:table-cell office:value-type="float" office:value="124" calcext:value-type="float">
            <text:p>124</text:p>
          </table:table-cell>
          <table:table-cell office:value-type="float" office:value="1.264" calcext:value-type="float">
            <text:p>1.26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00212115" calcext:value-type="float">
            <text:p>2.12E-05</text:p>
          </table:table-cell>
          <table:table-cell office:value-type="float" office:value="0.00000143501" calcext:value-type="float">
            <text:p>1.44E-06</text:p>
          </table:table-cell>
          <table:table-cell table:style-name="ce14" office:value-type="float" office:value="0.0000197765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15990" calcext:value-type="float">
            <text:p>15990</text:p>
          </table:table-cell>
          <table:table-cell office:value-type="float" office:value="127928" calcext:value-type="float">
            <text:p>127928</text:p>
          </table:table-cell>
          <table:table-cell office:value-type="float" office:value="1.00953" calcext:value-type="float">
            <text:p>1.00953</text:p>
          </table:table-cell>
          <table:table-cell office:value-type="float" office:value="12.9315" calcext:value-type="float">
            <text:p>12.9315</text:p>
          </table:table-cell>
          <table:table-cell office:value-type="float" office:value="183" calcext:value-type="float">
            <text:p>183</text:p>
          </table:table-cell>
          <table:table-cell office:value-type="float" office:value="1.2922" calcext:value-type="float">
            <text:p>1.2922</text:p>
          </table:table-cell>
          <table:table-cell office:value-type="float" office:value="0.0807626" calcext:value-type="float">
            <text:p>0.0807626</text:p>
          </table:table-cell>
          <table:table-cell office:value-type="float" office:value="0.0000212453" calcext:value-type="float">
            <text:p>2.12E-05</text:p>
          </table:table-cell>
          <table:table-cell office:value-type="float" office:value="0.0000014688" calcext:value-type="float">
            <text:p>1.47E-06</text:p>
          </table:table-cell>
          <table:table-cell table:style-name="ce14" office:value-type="float" office:value="0.0000197765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15839" calcext:value-type="float">
            <text:p>15839</text:p>
          </table:table-cell>
          <table:table-cell office:value-type="float" office:value="126711" calcext:value-type="float">
            <text:p>126711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12.7395" calcext:value-type="float">
            <text:p>12.7395</text:p>
          </table:table-cell>
          <table:table-cell office:value-type="float" office:value="108" calcext:value-type="float">
            <text:p>108</text:p>
          </table:table-cell>
          <table:table-cell office:value-type="float" office:value="1.27991" calcext:value-type="float">
            <text:p>1.27991</text:p>
          </table:table-cell>
          <table:table-cell office:value-type="float" office:value="0.0799943" calcext:value-type="float">
            <text:p>0.0799943</text:p>
          </table:table-cell>
          <table:table-cell office:value-type="float" office:value="0.0000212286" calcext:value-type="float">
            <text:p>2.12E-05</text:p>
          </table:table-cell>
          <table:table-cell office:value-type="float" office:value="0.00000145208" calcext:value-type="float">
            <text:p>1.45E-06</text:p>
          </table:table-cell>
          <table:table-cell table:style-name="ce14" office:value-type="float" office:value="0.0000197765" calcext:value-type="float">
            <text:p>1.9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15560" calcext:value-type="float">
            <text:p>15560</text:p>
          </table:table-cell>
          <table:table-cell office:value-type="float" office:value="124467" calcext:value-type="float">
            <text:p>124467</text:p>
          </table:table-cell>
          <table:table-cell office:value-type="float" office:value="0.982221" calcext:value-type="float">
            <text:p>0.982221</text:p>
          </table:table-cell>
          <table:table-cell office:value-type="float" office:value="12.7012" calcext:value-type="float">
            <text:p>12.7012</text:p>
          </table:table-cell>
          <table:table-cell office:value-type="float" office:value="112" calcext:value-type="float">
            <text:p>112</text:p>
          </table:table-cell>
          <table:table-cell office:value-type="float" office:value="1.25724" calcext:value-type="float">
            <text:p>1.25724</text:p>
          </table:table-cell>
          <table:table-cell office:value-type="float" office:value="0.0785777" calcext:value-type="float">
            <text:p>0.0785777</text:p>
          </table:table-cell>
          <table:table-cell office:value-type="float" office:value="0.0000212072" calcext:value-type="float">
            <text:p>2.12E-05</text:p>
          </table:table-cell>
          <table:table-cell office:value-type="float" office:value="0.00000143068" calcext:value-type="float">
            <text:p>1.43E-06</text:p>
          </table:table-cell>
          <table:table-cell table:style-name="ce14" office:value-type="float" office:value="0.0000197765" calcext:value-type="float">
            <text:p>1.98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DYAD</text:p>
          </table:table-cell>
          <table:table-cell table:style-name="ce11" table:formula="of:=AVERAGE([.C32:.C36])" office:value-type="float" office:value="15741.4" calcext:value-type="float">
            <text:p>15741.4</text:p>
          </table:table-cell>
          <table:table-cell table:style-name="ce11" table:formula="of:=AVERAGE([.D32:.D36])" office:value-type="float" office:value="125932.2" calcext:value-type="float">
            <text:p>125932.2</text:p>
          </table:table-cell>
          <table:table-cell table:style-name="ce11" table:formula="of:=AVERAGE([.E32:.E36])" office:value-type="float" office:value="0.9937826" calcext:value-type="float">
            <text:p>0.9937826</text:p>
          </table:table-cell>
          <table:table-cell table:style-name="ce11" table:formula="of:=AVERAGE([.F32:.F36])" office:value-type="float" office:value="12.72266" calcext:value-type="float">
            <text:p>12.72266</text:p>
          </table:table-cell>
          <table:table-cell table:style-name="ce11" table:formula="of:=AVERAGE([.G32:.G36])" office:value-type="float" office:value="129.2" calcext:value-type="float">
            <text:p>129.2</text:p>
          </table:table-cell>
          <table:table-cell table:style-name="ce11" table:formula="of:=AVERAGE([.H32:.H36])" office:value-type="float" office:value="1.272042" calcext:value-type="float">
            <text:p>1.272042</text:p>
          </table:table-cell>
          <table:table-cell table:style-name="ce11" table:formula="of:=AVERAGE([.I32:.I36])" office:value-type="float" office:value="0.07950266" calcext:value-type="float">
            <text:p>0.07950266</text:p>
          </table:table-cell>
          <table:table-cell table:style-name="ce15" table:formula="of:=AVERAGE([.J32:.J36])" office:value-type="float" office:value="0.00002122226" calcext:value-type="float">
            <text:p>2.12E-05</text:p>
          </table:table-cell>
          <table:table-cell table:style-name="ce15" table:formula="of:=AVERAGE([.K32:.K36])" office:value-type="float" office:value="0.000001445756" calcext:value-type="float">
            <text:p>1.45E-06</text:p>
          </table:table-cell>
          <table:table-cell table:style-name="ce15" table:formula="of:=AVERAGE([.L32:.L36])" office:value-type="float" office:value="0.0000197765" calcext:value-type="float">
            <text:p>1.98E-05</text:p>
          </table:table-cell>
        </table:table-row>
      </table:table>
      <table:table table:name="mesh size 5 x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row table:style-name="ro1">
          <table:table-cell/>
          <table:table-cell office:value-type="string" calcext:value-type="string">
            <text:p>Routing Algorithm</text:p>
          </table:table-cell>
          <table:table-cell office:value-type="string" calcext:value-type="string">
            <text:p>Total Received Packets</text:p>
          </table:table-cell>
          <table:table-cell office:value-type="string" calcext:value-type="string">
            <text:p>Total Received Flits</text:p>
          </table:table-cell>
          <table:table-cell office:value-type="string" calcext:value-type="string">
            <text:p>Received/Ideal Flits Ratio</text:p>
          </table:table-cell>
          <table:table-cell office:value-type="string" calcext:value-type="string">
            <text:p>Global Average Delay (cycles)</text:p>
          </table:table-cell>
          <table:table-cell office:value-type="string" calcext:value-type="string">
            <text:p>Max Delay (cycles)</text:p>
          </table:table-cell>
          <table:table-cell office:value-type="string" calcext:value-type="string">
            <text:p>Network Throughput (flits/cycle)</text:p>
          </table:table-cell>
          <table:table-cell office:value-type="string" calcext:value-type="string">
            <text:p>Average IP Throughput (flits/cycle/IP)</text:p>
          </table:table-cell>
          <table:table-cell table:style-name="Default" office:value-type="string" calcext:value-type="string">
            <text:p>Total Energy (J)</text:p>
          </table:table-cell>
          <table:table-cell table:style-name="Default" office:value-type="string" calcext:value-type="string">
            <text:p>Dynamic Energy (J)</text:p>
          </table:table-cell>
          <table:table-cell table:style-name="Default" office:value-type="string" calcext:value-type="string">
            <text:p>Static Energy (J)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24708" calcext:value-type="float">
            <text:p>24708</text:p>
          </table:table-cell>
          <table:table-cell office:value-type="float" office:value="197666" calcext:value-type="float">
            <text:p>197666</text:p>
          </table:table-cell>
          <table:table-cell office:value-type="float" office:value="0.998313" calcext:value-type="float">
            <text:p>0.998313</text:p>
          </table:table-cell>
          <table:table-cell office:value-type="float" office:value="14.2755" calcext:value-type="float">
            <text:p>14.2755</text:p>
          </table:table-cell>
          <table:table-cell office:value-type="float" office:value="104" calcext:value-type="float">
            <text:p>104</text:p>
          </table:table-cell>
          <table:table-cell office:value-type="float" office:value="1.99663" calcext:value-type="float">
            <text:p>1.99663</text:p>
          </table:table-cell>
          <table:table-cell office:value-type="float" office:value="0.0798651" calcext:value-type="float">
            <text:p>0.0798651</text:p>
          </table:table-cell>
          <table:table-cell office:value-type="float" office:value="0.0000335441" calcext:value-type="float">
            <text:p>3.35441E-05</text:p>
          </table:table-cell>
          <table:table-cell office:value-type="float" office:value="0.00000268075" calcext:value-type="float">
            <text:p>2.68075E-06</text:p>
          </table:table-cell>
          <table:table-cell office:value-type="float" office:value="0.0000308633" calcext:value-type="float">
            <text:p>3.08633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24763" calcext:value-type="float">
            <text:p>24763</text:p>
          </table:table-cell>
          <table:table-cell office:value-type="float" office:value="198106" calcext:value-type="float">
            <text:p>198106</text:p>
          </table:table-cell>
          <table:table-cell office:value-type="float" office:value="1.00054" calcext:value-type="float">
            <text:p>1.00054</text:p>
          </table:table-cell>
          <table:table-cell office:value-type="float" office:value="14.2481" calcext:value-type="float">
            <text:p>14.2481</text:p>
          </table:table-cell>
          <table:table-cell office:value-type="float" office:value="123" calcext:value-type="float">
            <text:p>123</text:p>
          </table:table-cell>
          <table:table-cell office:value-type="float" office:value="2.00107" calcext:value-type="float">
            <text:p>2.00107</text:p>
          </table:table-cell>
          <table:table-cell office:value-type="float" office:value="0.0800428" calcext:value-type="float">
            <text:p>0.0800428</text:p>
          </table:table-cell>
          <table:table-cell office:value-type="float" office:value="0.0000335447" calcext:value-type="float">
            <text:p>3.35447E-05</text:p>
          </table:table-cell>
          <table:table-cell office:value-type="float" office:value="0.00000268137" calcext:value-type="float">
            <text:p>2.68137E-06</text:p>
          </table:table-cell>
          <table:table-cell office:value-type="float" office:value="0.0000308633" calcext:value-type="float">
            <text:p>3.08633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24916" calcext:value-type="float">
            <text:p>24916</text:p>
          </table:table-cell>
          <table:table-cell office:value-type="float" office:value="199326" calcext:value-type="float">
            <text:p>199326</text:p>
          </table:table-cell>
          <table:table-cell office:value-type="float" office:value="1.0067" calcext:value-type="float">
            <text:p>1.0067</text:p>
          </table:table-cell>
          <table:table-cell office:value-type="float" office:value="14.3702" calcext:value-type="float">
            <text:p>14.3702</text:p>
          </table:table-cell>
          <table:table-cell office:value-type="float" office:value="132" calcext:value-type="float">
            <text:p>132</text:p>
          </table:table-cell>
          <table:table-cell office:value-type="float" office:value="2.01339" calcext:value-type="float">
            <text:p>2.01339</text:p>
          </table:table-cell>
          <table:table-cell office:value-type="float" office:value="0.0805358" calcext:value-type="float">
            <text:p>0.0805358</text:p>
          </table:table-cell>
          <table:table-cell office:value-type="float" office:value="0.0000335721" calcext:value-type="float">
            <text:p>3.35721E-05</text:p>
          </table:table-cell>
          <table:table-cell office:value-type="float" office:value="0.00000270881" calcext:value-type="float">
            <text:p>2.70881E-06</text:p>
          </table:table-cell>
          <table:table-cell office:value-type="float" office:value="0.0000308633" calcext:value-type="float">
            <text:p>3.08633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25067" calcext:value-type="float">
            <text:p>25067</text:p>
          </table:table-cell>
          <table:table-cell office:value-type="float" office:value="200541" calcext:value-type="float">
            <text:p>200541</text:p>
          </table:table-cell>
          <table:table-cell office:value-type="float" office:value="1.01283" calcext:value-type="float">
            <text:p>1.01283</text:p>
          </table:table-cell>
          <table:table-cell office:value-type="float" office:value="14.4211" calcext:value-type="float">
            <text:p>14.4211</text:p>
          </table:table-cell>
          <table:table-cell office:value-type="float" office:value="136" calcext:value-type="float">
            <text:p>136</text:p>
          </table:table-cell>
          <table:table-cell office:value-type="float" office:value="2.02567" calcext:value-type="float">
            <text:p>2.02567</text:p>
          </table:table-cell>
          <table:table-cell office:value-type="float" office:value="0.0810267" calcext:value-type="float">
            <text:p>0.0810267</text:p>
          </table:table-cell>
          <table:table-cell office:value-type="float" office:value="0.0000335789" calcext:value-type="float">
            <text:p>3.35789E-05</text:p>
          </table:table-cell>
          <table:table-cell office:value-type="float" office:value="0.00000271557" calcext:value-type="float">
            <text:p>2.71557E-06</text:p>
          </table:table-cell>
          <table:table-cell office:value-type="float" office:value="0.0000308633" calcext:value-type="float">
            <text:p>3.08633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24829" calcext:value-type="float">
            <text:p>24829</text:p>
          </table:table-cell>
          <table:table-cell office:value-type="float" office:value="198635" calcext:value-type="float">
            <text:p>198635</text:p>
          </table:table-cell>
          <table:table-cell office:value-type="float" office:value="1.00321" calcext:value-type="float">
            <text:p>1.00321</text:p>
          </table:table-cell>
          <table:table-cell office:value-type="float" office:value="14.4219" calcext:value-type="float">
            <text:p>14.4219</text:p>
          </table:table-cell>
          <table:table-cell office:value-type="float" office:value="182" calcext:value-type="float">
            <text:p>182</text:p>
          </table:table-cell>
          <table:table-cell office:value-type="float" office:value="2.00641" calcext:value-type="float">
            <text:p>2.00641</text:p>
          </table:table-cell>
          <table:table-cell office:value-type="float" office:value="0.0802566" calcext:value-type="float">
            <text:p>0.0802566</text:p>
          </table:table-cell>
          <table:table-cell office:value-type="float" office:value="0.0000335566" calcext:value-type="float">
            <text:p>3.35566E-05</text:p>
          </table:table-cell>
          <table:table-cell office:value-type="float" office:value="0.000002693331" calcext:value-type="float">
            <text:p>2.693331E-06</text:p>
          </table:table-cell>
          <table:table-cell office:value-type="float" office:value="0.0000308633" calcext:value-type="float">
            <text:p>3.08633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XY</text:p>
          </table:table-cell>
          <table:table-cell table:style-name="ce11" table:formula="of:=AVERAGE([.C2:.C6])" office:value-type="float" office:value="24856.6" calcext:value-type="float">
            <text:p>24856.6</text:p>
          </table:table-cell>
          <table:table-cell table:style-name="ce11" table:formula="of:=AVERAGE([.D2:.D6])" office:value-type="float" office:value="198854.8" calcext:value-type="float">
            <text:p>198854.8</text:p>
          </table:table-cell>
          <table:table-cell table:style-name="ce11" table:formula="of:=AVERAGE([.E2:.E6])" office:value-type="float" office:value="1.0043186" calcext:value-type="float">
            <text:p>1.0043186</text:p>
          </table:table-cell>
          <table:table-cell table:style-name="ce11" table:formula="of:=AVERAGE([.F2:.F6])" office:value-type="float" office:value="14.34736" calcext:value-type="float">
            <text:p>14.34736</text:p>
          </table:table-cell>
          <table:table-cell table:style-name="ce11" table:formula="of:=AVERAGE([.G2:.G6])" office:value-type="float" office:value="135.4" calcext:value-type="float">
            <text:p>135.4</text:p>
          </table:table-cell>
          <table:table-cell table:style-name="ce11" table:formula="of:=AVERAGE([.H2:.H6])" office:value-type="float" office:value="2.008634" calcext:value-type="float">
            <text:p>2.008634</text:p>
          </table:table-cell>
          <table:table-cell table:style-name="ce11" table:formula="of:=AVERAGE([.I2:.I6])" office:value-type="float" office:value="0.0803454" calcext:value-type="float">
            <text:p>0.0803454</text:p>
          </table:table-cell>
          <table:table-cell table:style-name="ce13" table:formula="of:=AVERAGE([.J2:.J6])" office:value-type="float" office:value="0.00003355928" calcext:value-type="float">
            <text:p>3.355928E-05</text:p>
          </table:table-cell>
          <table:table-cell table:style-name="ce13" table:formula="of:=AVERAGE([.K2:.K6])" office:value-type="float" office:value="0.0000026959662" calcext:value-type="float">
            <text:p>2.6959662E-06</text:p>
          </table:table-cell>
          <table:table-cell table:style-name="ce13" table:formula="of:=AVERAGE([.L2:.L6])" office:value-type="float" office:value="0.0000308633" calcext:value-type="float">
            <text:p>3.0863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25039" calcext:value-type="float">
            <text:p>25039</text:p>
          </table:table-cell>
          <table:table-cell office:value-type="float" office:value="200323" calcext:value-type="float">
            <text:p>200323</text:p>
          </table:table-cell>
          <table:table-cell office:value-type="float" office:value="1.01173" calcext:value-type="float">
            <text:p>1.01173</text:p>
          </table:table-cell>
          <table:table-cell office:value-type="float" office:value="14.4272" calcext:value-type="float">
            <text:p>14.4272</text:p>
          </table:table-cell>
          <table:table-cell office:value-type="float" office:value="108" calcext:value-type="float">
            <text:p>108</text:p>
          </table:table-cell>
          <table:table-cell office:value-type="float" office:value="2.02346" calcext:value-type="float">
            <text:p>2.02346</text:p>
          </table:table-cell>
          <table:table-cell office:value-type="float" office:value="0.0809386" calcext:value-type="float">
            <text:p>0.0809386</text:p>
          </table:table-cell>
          <table:table-cell office:value-type="float" office:value="0.0000335901" calcext:value-type="float">
            <text:p>3.35901E-05</text:p>
          </table:table-cell>
          <table:table-cell office:value-type="float" office:value="0.00000270681" calcext:value-type="float">
            <text:p>2.70681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24735" calcext:value-type="float">
            <text:p>24735</text:p>
          </table:table-cell>
          <table:table-cell office:value-type="float" office:value="197881" calcext:value-type="float">
            <text:p>197881</text:p>
          </table:table-cell>
          <table:table-cell office:value-type="float" office:value="0.999399" calcext:value-type="float">
            <text:p>0.999399</text:p>
          </table:table-cell>
          <table:table-cell office:value-type="float" office:value="14.4768" calcext:value-type="float">
            <text:p>14.4768</text:p>
          </table:table-cell>
          <table:table-cell office:value-type="float" office:value="112" calcext:value-type="float">
            <text:p>112</text:p>
          </table:table-cell>
          <table:table-cell office:value-type="float" office:value="1.9988" calcext:value-type="float">
            <text:p>1.9988</text:p>
          </table:table-cell>
          <table:table-cell office:value-type="float" office:value="0.0799519" calcext:value-type="float">
            <text:p>0.0799519</text:p>
          </table:table-cell>
          <table:table-cell office:value-type="float" office:value="0.0000335641" calcext:value-type="float">
            <text:p>3.35641E-05</text:p>
          </table:table-cell>
          <table:table-cell office:value-type="float" office:value="0.00000268079" calcext:value-type="float">
            <text:p>2.68079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24522" calcext:value-type="float">
            <text:p>24522</text:p>
          </table:table-cell>
          <table:table-cell office:value-type="float" office:value="196179" calcext:value-type="float">
            <text:p>196179</text:p>
          </table:table-cell>
          <table:table-cell office:value-type="float" office:value="0.990803" calcext:value-type="float">
            <text:p>0.990803</text:p>
          </table:table-cell>
          <table:table-cell office:value-type="float" office:value="14.6516" calcext:value-type="float">
            <text:p>14.6516</text:p>
          </table:table-cell>
          <table:table-cell office:value-type="float" office:value="122" calcext:value-type="float">
            <text:p>122</text:p>
          </table:table-cell>
          <table:table-cell office:value-type="float" office:value="1.98161" calcext:value-type="float">
            <text:p>1.98161</text:p>
          </table:table-cell>
          <table:table-cell office:value-type="float" office:value="0.0792642" calcext:value-type="float">
            <text:p>0.0792642</text:p>
          </table:table-cell>
          <table:table-cell office:value-type="float" office:value="0.000033556" calcext:value-type="float">
            <text:p>3.3556E-05</text:p>
          </table:table-cell>
          <table:table-cell office:value-type="float" office:value="0.00000267269" calcext:value-type="float">
            <text:p>2.67269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24763" calcext:value-type="float">
            <text:p>24763</text:p>
          </table:table-cell>
          <table:table-cell office:value-type="float" office:value="198096" calcext:value-type="float">
            <text:p>198096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14.5201" calcext:value-type="float">
            <text:p>14.5201</text:p>
          </table:table-cell>
          <table:table-cell office:value-type="float" office:value="104" calcext:value-type="float">
            <text:p>104</text:p>
          </table:table-cell>
          <table:table-cell office:value-type="float" office:value="2.00097" calcext:value-type="float">
            <text:p>2.00097</text:p>
          </table:table-cell>
          <table:table-cell office:value-type="float" office:value="0.0800388" calcext:value-type="float">
            <text:p>0.0800388</text:p>
          </table:table-cell>
          <table:table-cell office:value-type="float" office:value="0.0000335738" calcext:value-type="float">
            <text:p>3.35738E-05</text:p>
          </table:table-cell>
          <table:table-cell office:value-type="float" office:value="0.00000269054" calcext:value-type="float">
            <text:p>2.69054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24773" calcext:value-type="float">
            <text:p>24773</text:p>
          </table:table-cell>
          <table:table-cell office:value-type="float" office:value="198167" calcext:value-type="float">
            <text:p>198167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14.5731" calcext:value-type="float">
            <text:p>14.5731</text:p>
          </table:table-cell>
          <table:table-cell office:value-type="float" office:value="133" calcext:value-type="float">
            <text:p>133</text:p>
          </table:table-cell>
          <table:table-cell office:value-type="float" office:value="2.00169" calcext:value-type="float">
            <text:p>2.00169</text:p>
          </table:table-cell>
          <table:table-cell office:value-type="float" office:value="0.0800675" calcext:value-type="float">
            <text:p>0.0800675</text:p>
          </table:table-cell>
          <table:table-cell office:value-type="float" office:value="0.0000335703" calcext:value-type="float">
            <text:p>3.35703E-05</text:p>
          </table:table-cell>
          <table:table-cell office:value-type="float" office:value="0.00000268703" calcext:value-type="float">
            <text:p>2.68703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WEST FIRST</text:p>
          </table:table-cell>
          <table:table-cell table:style-name="ce11" table:formula="of:=AVERAGE([.C8:.C12])" office:value-type="float" office:value="24766.4" calcext:value-type="float">
            <text:p>24766.4</text:p>
          </table:table-cell>
          <table:table-cell table:style-name="ce11" table:formula="of:=AVERAGE([.D8:.D12])" office:value-type="float" office:value="198129.2" calcext:value-type="float">
            <text:p>198129.2</text:p>
          </table:table-cell>
          <table:table-cell table:style-name="ce11" table:formula="of:=AVERAGE([.E8:.E12])" office:value-type="float" office:value="1.0006504" calcext:value-type="float">
            <text:p>1.0006504</text:p>
          </table:table-cell>
          <table:table-cell table:style-name="ce11" table:formula="of:=AVERAGE([.F8:.F12])" office:value-type="float" office:value="14.52976" calcext:value-type="float">
            <text:p>14.52976</text:p>
          </table:table-cell>
          <table:table-cell table:style-name="ce11" table:formula="of:=AVERAGE([.G8:.G12])" office:value-type="float" office:value="115.8" calcext:value-type="float">
            <text:p>115.8</text:p>
          </table:table-cell>
          <table:table-cell table:style-name="ce11" table:formula="of:=AVERAGE([.H8:.H12])" office:value-type="float" office:value="2.001306" calcext:value-type="float">
            <text:p>2.001306</text:p>
          </table:table-cell>
          <table:table-cell table:style-name="ce11" table:formula="of:=AVERAGE([.I8:.I12])" office:value-type="float" office:value="0.0800522" calcext:value-type="float">
            <text:p>0.0800522</text:p>
          </table:table-cell>
          <table:table-cell table:style-name="ce13" table:formula="of:=AVERAGE([.J8:.J12])" office:value-type="float" office:value="0.00003357086" calcext:value-type="float">
            <text:p>3.357086E-05</text:p>
          </table:table-cell>
          <table:table-cell table:style-name="ce13" table:formula="of:=AVERAGE([.K8:.K12])" office:value-type="float" office:value="0.000002687572" calcext:value-type="float">
            <text:p>2.687572E-06</text:p>
          </table:table-cell>
          <table:table-cell table:style-name="ce13" table:formula="of:=AVERAGE([.L8:.L12])"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24843" calcext:value-type="float">
            <text:p>24843</text:p>
          </table:table-cell>
          <table:table-cell office:value-type="float" office:value="198757" calcext:value-type="float">
            <text:p>198757</text:p>
          </table:table-cell>
          <table:table-cell office:value-type="float" office:value="1.00382" calcext:value-type="float">
            <text:p>1.00382</text:p>
          </table:table-cell>
          <table:table-cell office:value-type="float" office:value="14.9643" calcext:value-type="float">
            <text:p>14.9643</text:p>
          </table:table-cell>
          <table:table-cell office:value-type="float" office:value="169" calcext:value-type="float">
            <text:p>169</text:p>
          </table:table-cell>
          <table:table-cell office:value-type="float" office:value="2.00765" calcext:value-type="float">
            <text:p>2.00765</text:p>
          </table:table-cell>
          <table:table-cell office:value-type="float" office:value="0.0803059" calcext:value-type="float">
            <text:p>0.0803059</text:p>
          </table:table-cell>
          <table:table-cell office:value-type="float" office:value="0.0000335747" calcext:value-type="float">
            <text:p>3.35747E-05</text:p>
          </table:table-cell>
          <table:table-cell office:value-type="float" office:value="0.00000269143" calcext:value-type="float">
            <text:p>2.69143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25043" calcext:value-type="float">
            <text:p>25043</text:p>
          </table:table-cell>
          <table:table-cell office:value-type="float" office:value="200322" calcext:value-type="float">
            <text:p>200322</text:p>
          </table:table-cell>
          <table:table-cell office:value-type="float" office:value="1.01173" calcext:value-type="float">
            <text:p>1.01173</text:p>
          </table:table-cell>
          <table:table-cell office:value-type="float" office:value="14.9816" calcext:value-type="float">
            <text:p>14.9816</text:p>
          </table:table-cell>
          <table:table-cell office:value-type="float" office:value="139" calcext:value-type="float">
            <text:p>139</text:p>
          </table:table-cell>
          <table:table-cell office:value-type="float" office:value="2.02345" calcext:value-type="float">
            <text:p>2.02345</text:p>
          </table:table-cell>
          <table:table-cell office:value-type="float" office:value="0.0809382" calcext:value-type="float">
            <text:p>0.0809382</text:p>
          </table:table-cell>
          <table:table-cell office:value-type="float" office:value="0.0000336038" calcext:value-type="float">
            <text:p>3.36038E-05</text:p>
          </table:table-cell>
          <table:table-cell office:value-type="float" office:value="0.00000272045" calcext:value-type="float">
            <text:p>2.72045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24940" calcext:value-type="float">
            <text:p>24940</text:p>
          </table:table-cell>
          <table:table-cell office:value-type="float" office:value="199517" calcext:value-type="float">
            <text:p>199517</text:p>
          </table:table-cell>
          <table:table-cell office:value-type="float" office:value="1.00766" calcext:value-type="float">
            <text:p>1.00766</text:p>
          </table:table-cell>
          <table:table-cell office:value-type="float" office:value="14.7195" calcext:value-type="float">
            <text:p>14.7195</text:p>
          </table:table-cell>
          <table:table-cell office:value-type="float" office:value="113" calcext:value-type="float">
            <text:p>113</text:p>
          </table:table-cell>
          <table:table-cell office:value-type="float" office:value="2.01532" calcext:value-type="float">
            <text:p>2.01532</text:p>
          </table:table-cell>
          <table:table-cell office:value-type="float" office:value="0.0806129" calcext:value-type="float">
            <text:p>0.0806129</text:p>
          </table:table-cell>
          <table:table-cell office:value-type="float" office:value="0.0000335924" calcext:value-type="float">
            <text:p>3.35924E-05</text:p>
          </table:table-cell>
          <table:table-cell office:value-type="float" office:value="0.00000270908" calcext:value-type="float">
            <text:p>2.70908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24886" calcext:value-type="float">
            <text:p>24886</text:p>
          </table:table-cell>
          <table:table-cell office:value-type="float" office:value="199076" calcext:value-type="float">
            <text:p>199076</text:p>
          </table:table-cell>
          <table:table-cell office:value-type="float" office:value="1.00543" calcext:value-type="float">
            <text:p>1.00543</text:p>
          </table:table-cell>
          <table:table-cell office:value-type="float" office:value="14.8168" calcext:value-type="float">
            <text:p>14.8168</text:p>
          </table:table-cell>
          <table:table-cell office:value-type="float" office:value="144" calcext:value-type="float">
            <text:p>144</text:p>
          </table:table-cell>
          <table:table-cell office:value-type="float" office:value="2.01087" calcext:value-type="float">
            <text:p>2.01087</text:p>
          </table:table-cell>
          <table:table-cell office:value-type="float" office:value="0.0804347" calcext:value-type="float">
            <text:p>0.0804347</text:p>
          </table:table-cell>
          <table:table-cell office:value-type="float" office:value="0.0000335908" calcext:value-type="float">
            <text:p>3.35908E-05</text:p>
          </table:table-cell>
          <table:table-cell office:value-type="float" office:value="0.00000270747" calcext:value-type="float">
            <text:p>2.70747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24842" calcext:value-type="float">
            <text:p>24842</text:p>
          </table:table-cell>
          <table:table-cell office:value-type="float" office:value="198748" calcext:value-type="float">
            <text:p>198748</text:p>
          </table:table-cell>
          <table:table-cell office:value-type="float" office:value="1.00378" calcext:value-type="float">
            <text:p>1.00378</text:p>
          </table:table-cell>
          <table:table-cell office:value-type="float" office:value="14.76" calcext:value-type="float">
            <text:p>14.76</text:p>
          </table:table-cell>
          <table:table-cell office:value-type="float" office:value="122" calcext:value-type="float">
            <text:p>122</text:p>
          </table:table-cell>
          <table:table-cell office:value-type="float" office:value="2.00756" calcext:value-type="float">
            <text:p>2.00756</text:p>
          </table:table-cell>
          <table:table-cell office:value-type="float" office:value="0.0803022" calcext:value-type="float">
            <text:p>0.0803022</text:p>
          </table:table-cell>
          <table:table-cell office:value-type="float" office:value="0.0000335757" calcext:value-type="float">
            <text:p>3.35757E-05</text:p>
          </table:table-cell>
          <table:table-cell office:value-type="float" office:value="0.00000269243" calcext:value-type="float">
            <text:p>2.69243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ORTH LAST</text:p>
          </table:table-cell>
          <table:table-cell table:style-name="ce11" table:formula="of:=AVERAGE([.C14:.C18])" office:value-type="float" office:value="24910.8" calcext:value-type="float">
            <text:p>24910.8</text:p>
          </table:table-cell>
          <table:table-cell table:style-name="ce11" table:formula="of:=AVERAGE([.D14:.D18])" office:value-type="float" office:value="199284" calcext:value-type="float">
            <text:p>199284</text:p>
          </table:table-cell>
          <table:table-cell table:style-name="ce11" table:formula="of:=AVERAGE([.E14:.E18])" office:value-type="float" office:value="1.006484" calcext:value-type="float">
            <text:p>1.006484</text:p>
          </table:table-cell>
          <table:table-cell table:style-name="ce11" table:formula="of:=AVERAGE([.F14:.F18])" office:value-type="float" office:value="14.84844" calcext:value-type="float">
            <text:p>14.84844</text:p>
          </table:table-cell>
          <table:table-cell table:style-name="ce11" table:formula="of:=AVERAGE([.G14:.G18])" office:value-type="float" office:value="137.4" calcext:value-type="float">
            <text:p>137.4</text:p>
          </table:table-cell>
          <table:table-cell table:style-name="ce11" table:formula="of:=AVERAGE([.H14:.H18])" office:value-type="float" office:value="2.01297" calcext:value-type="float">
            <text:p>2.01297</text:p>
          </table:table-cell>
          <table:table-cell table:style-name="ce11" table:formula="of:=AVERAGE([.I14:.I18])" office:value-type="float" office:value="0.08051878" calcext:value-type="float">
            <text:p>0.08051878</text:p>
          </table:table-cell>
          <table:table-cell table:style-name="ce13" table:formula="of:=AVERAGE([.J14:.J18])" office:value-type="float" office:value="0.00003358748" calcext:value-type="float">
            <text:p>3.358748E-05</text:p>
          </table:table-cell>
          <table:table-cell table:style-name="ce13" table:formula="of:=AVERAGE([.K14:.K18])" office:value-type="float" office:value="0.000002704172" calcext:value-type="float">
            <text:p>2.704172E-06</text:p>
          </table:table-cell>
          <table:table-cell table:style-name="ce13" table:formula="of:=AVERAGE([.L14:.L18])"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24679" calcext:value-type="float">
            <text:p>24679</text:p>
          </table:table-cell>
          <table:table-cell office:value-type="float" office:value="197427" calcext:value-type="float">
            <text:p>197427</text:p>
          </table:table-cell>
          <table:table-cell office:value-type="float" office:value="0.997106" calcext:value-type="float">
            <text:p>0.997106</text:p>
          </table:table-cell>
          <table:table-cell office:value-type="float" office:value="15.1583" calcext:value-type="float">
            <text:p>15.1583</text:p>
          </table:table-cell>
          <table:table-cell office:value-type="float" office:value="118" calcext:value-type="float">
            <text:p>118</text:p>
          </table:table-cell>
          <table:table-cell office:value-type="float" office:value="1.99421" calcext:value-type="float">
            <text:p>1.99421</text:p>
          </table:table-cell>
          <table:table-cell office:value-type="float" office:value="0.0797685" calcext:value-type="float">
            <text:p>0.0797685</text:p>
          </table:table-cell>
          <table:table-cell office:value-type="float" office:value="0.0000335676" calcext:value-type="float">
            <text:p>3.35676E-05</text:p>
          </table:table-cell>
          <table:table-cell office:value-type="float" office:value="0.00000268425" calcext:value-type="float">
            <text:p>2.68425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24748" calcext:value-type="float">
            <text:p>24748</text:p>
          </table:table-cell>
          <table:table-cell office:value-type="float" office:value="197992" calcext:value-type="float">
            <text:p>197992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15.1348" calcext:value-type="float">
            <text:p>15.1348</text:p>
          </table:table-cell>
          <table:table-cell office:value-type="float" office:value="154" calcext:value-type="float">
            <text:p>154</text:p>
          </table:table-cell>
          <table:table-cell office:value-type="float" office:value="1.99992" calcext:value-type="float">
            <text:p>1.99992</text:p>
          </table:table-cell>
          <table:table-cell office:value-type="float" office:value="0.0799968" calcext:value-type="float">
            <text:p>0.0799968</text:p>
          </table:table-cell>
          <table:table-cell office:value-type="float" office:value="0.0000335716" calcext:value-type="float">
            <text:p>3.35716E-05</text:p>
          </table:table-cell>
          <table:table-cell office:value-type="float" office:value="0.00000268833" calcext:value-type="float">
            <text:p>2.68833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24664" calcext:value-type="float">
            <text:p>24664</text:p>
          </table:table-cell>
          <table:table-cell office:value-type="float" office:value="197319" calcext:value-type="float">
            <text:p>197319</text:p>
          </table:table-cell>
          <table:table-cell office:value-type="float" office:value="0.996561" calcext:value-type="float">
            <text:p>0.996561</text:p>
          </table:table-cell>
          <table:table-cell office:value-type="float" office:value="15.1421" calcext:value-type="float">
            <text:p>15.1421</text:p>
          </table:table-cell>
          <table:table-cell office:value-type="float" office:value="136" calcext:value-type="float">
            <text:p>136</text:p>
          </table:table-cell>
          <table:table-cell office:value-type="float" office:value="1.99312" calcext:value-type="float">
            <text:p>1.99312</text:p>
          </table:table-cell>
          <table:table-cell office:value-type="float" office:value="0.0797248" calcext:value-type="float">
            <text:p>0.0797248</text:p>
          </table:table-cell>
          <table:table-cell office:value-type="float" office:value="0.0000335594" calcext:value-type="float">
            <text:p>3.35594E-05</text:p>
          </table:table-cell>
          <table:table-cell office:value-type="float" office:value="0.00000267613" calcext:value-type="float">
            <text:p>2.67613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24749" calcext:value-type="float">
            <text:p>24749</text:p>
          </table:table-cell>
          <table:table-cell office:value-type="float" office:value="197994" calcext:value-type="float">
            <text:p>197994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15.1017" calcext:value-type="float">
            <text:p>15.1017</text:p>
          </table:table-cell>
          <table:table-cell office:value-type="float" office:value="143" calcext:value-type="float">
            <text:p>143</text:p>
          </table:table-cell>
          <table:table-cell office:value-type="float" office:value="1.99994" calcext:value-type="float">
            <text:p>1.99994</text:p>
          </table:table-cell>
          <table:table-cell office:value-type="float" office:value="0.0799976" calcext:value-type="float">
            <text:p>0.0799976</text:p>
          </table:table-cell>
          <table:table-cell office:value-type="float" office:value="0.0000335594" calcext:value-type="float">
            <text:p>3.35594E-05</text:p>
          </table:table-cell>
          <table:table-cell office:value-type="float" office:value="0.0000026761" calcext:value-type="float">
            <text:p>2.6761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24777" calcext:value-type="float">
            <text:p>24777</text:p>
          </table:table-cell>
          <table:table-cell office:value-type="float" office:value="198212" calcext:value-type="float">
            <text:p>198212</text:p>
          </table:table-cell>
          <table:table-cell office:value-type="float" office:value="1.00107" calcext:value-type="float">
            <text:p>1.00107</text:p>
          </table:table-cell>
          <table:table-cell office:value-type="float" office:value="15.0804" calcext:value-type="float">
            <text:p>15.0804</text:p>
          </table:table-cell>
          <table:table-cell office:value-type="float" office:value="109" calcext:value-type="float">
            <text:p>109</text:p>
          </table:table-cell>
          <table:table-cell office:value-type="float" office:value="2.00214" calcext:value-type="float">
            <text:p>2.00214</text:p>
          </table:table-cell>
          <table:table-cell office:value-type="float" office:value="0.0800857" calcext:value-type="float">
            <text:p>0.0800857</text:p>
          </table:table-cell>
          <table:table-cell office:value-type="float" office:value="0.0000335746" calcext:value-type="float">
            <text:p>3.35746E-05</text:p>
          </table:table-cell>
          <table:table-cell office:value-type="float" office:value="0.00000269126" calcext:value-type="float">
            <text:p>2.69126E-06</text:p>
          </table:table-cell>
          <table:table-cell office:value-type="float" office:value="0.0000308833" calcext:value-type="float">
            <text:p>3.08833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EGATIVE FIRST</text:p>
          </table:table-cell>
          <table:table-cell table:style-name="ce11" table:formula="of:=AVERAGE([.C20:.C24])" office:value-type="float" office:value="24723.4" calcext:value-type="float">
            <text:p>24723.4</text:p>
          </table:table-cell>
          <table:table-cell table:style-name="ce11" table:formula="of:=AVERAGE([.D20:.D24])" office:value-type="float" office:value="197788.8" calcext:value-type="float">
            <text:p>197788.8</text:p>
          </table:table-cell>
          <table:table-cell table:style-name="ce11" table:formula="of:=AVERAGE([.E20:.E24])" office:value-type="float" office:value="0.9989334" calcext:value-type="float">
            <text:p>0.9989334</text:p>
          </table:table-cell>
          <table:table-cell table:style-name="ce11" table:formula="of:=AVERAGE([.F20:.F24])" office:value-type="float" office:value="15.12346" calcext:value-type="float">
            <text:p>15.12346</text:p>
          </table:table-cell>
          <table:table-cell table:style-name="ce11" table:formula="of:=AVERAGE([.G20:.G24])" office:value-type="float" office:value="132" calcext:value-type="float">
            <text:p>132</text:p>
          </table:table-cell>
          <table:table-cell table:style-name="ce11" table:formula="of:=AVERAGE([.H20:.H24])" office:value-type="float" office:value="1.997866" calcext:value-type="float">
            <text:p>1.997866</text:p>
          </table:table-cell>
          <table:table-cell table:style-name="ce11" table:formula="of:=AVERAGE([.I20:.I24])" office:value-type="float" office:value="0.07991468" calcext:value-type="float">
            <text:p>0.07991468</text:p>
          </table:table-cell>
          <table:table-cell table:style-name="ce13" table:formula="of:=AVERAGE([.J20:.J24])" office:value-type="float" office:value="0.00003356652" calcext:value-type="float">
            <text:p>3.356652E-05</text:p>
          </table:table-cell>
          <table:table-cell table:style-name="ce13" table:formula="of:=AVERAGE([.K20:.K24])" office:value-type="float" office:value="0.000002683214" calcext:value-type="float">
            <text:p>2.683214E-06</text:p>
          </table:table-cell>
          <table:table-cell table:style-name="ce13" table:formula="of:=AVERAGE([.L20:.L24])" office:value-type="float" office:value="0.0000308833" calcext:value-type="float">
            <text:p>3.08833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24842" calcext:value-type="float">
            <text:p>24842</text:p>
          </table:table-cell>
          <table:table-cell office:value-type="float" office:value="198755" calcext:value-type="float">
            <text:p>198755</text:p>
          </table:table-cell>
          <table:table-cell office:value-type="float" office:value="1.00381" calcext:value-type="float">
            <text:p>1.00381</text:p>
          </table:table-cell>
          <table:table-cell office:value-type="float" office:value="14.5508" calcext:value-type="float">
            <text:p>14.5508</text:p>
          </table:table-cell>
          <table:table-cell office:value-type="float" office:value="136" calcext:value-type="float">
            <text:p>136</text:p>
          </table:table-cell>
          <table:table-cell office:value-type="float" office:value="2.00763" calcext:value-type="float">
            <text:p>2.00763</text:p>
          </table:table-cell>
          <table:table-cell office:value-type="float" office:value="0.0803051" calcext:value-type="float">
            <text:p>0.0803051</text:p>
          </table:table-cell>
          <table:table-cell office:value-type="float" office:value="0.0000335876" calcext:value-type="float">
            <text:p>3.35876E-05</text:p>
          </table:table-cell>
          <table:table-cell office:value-type="float" office:value="0.00000269429" calcext:value-type="float">
            <text:p>2.69429E-06</text:p>
          </table:table-cell>
          <table:table-cell office:value-type="float" office:value="0.0000308933" calcext:value-type="float">
            <text:p>3.08933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24936" calcext:value-type="float">
            <text:p>24936</text:p>
          </table:table-cell>
          <table:table-cell office:value-type="float" office:value="199478" calcext:value-type="float">
            <text:p>199478</text:p>
          </table:table-cell>
          <table:table-cell office:value-type="float" office:value="1.00746" calcext:value-type="float">
            <text:p>1.00746</text:p>
          </table:table-cell>
          <table:table-cell office:value-type="float" office:value="15.0296" calcext:value-type="float">
            <text:p>15.0296</text:p>
          </table:table-cell>
          <table:table-cell office:value-type="float" office:value="112" calcext:value-type="float">
            <text:p>112</text:p>
          </table:table-cell>
          <table:table-cell office:value-type="float" office:value="2.01493" calcext:value-type="float">
            <text:p>2.01493</text:p>
          </table:table-cell>
          <table:table-cell office:value-type="float" office:value="0.0805972" calcext:value-type="float">
            <text:p>0.0805972</text:p>
          </table:table-cell>
          <table:table-cell office:value-type="float" office:value="0.000033608" calcext:value-type="float">
            <text:p>3.3608E-05</text:p>
          </table:table-cell>
          <table:table-cell office:value-type="float" office:value="0.00000271467" calcext:value-type="float">
            <text:p>2.71467E-06</text:p>
          </table:table-cell>
          <table:table-cell office:value-type="float" office:value="0.0000308933" calcext:value-type="float">
            <text:p>3.08933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24735" calcext:value-type="float">
            <text:p>24735</text:p>
          </table:table-cell>
          <table:table-cell office:value-type="float" office:value="197870" calcext:value-type="float">
            <text:p>197870</text:p>
          </table:table-cell>
          <table:table-cell office:value-type="float" office:value="0.999343" calcext:value-type="float">
            <text:p>0.999343</text:p>
          </table:table-cell>
          <table:table-cell office:value-type="float" office:value="14.6088" calcext:value-type="float">
            <text:p>14.6088</text:p>
          </table:table-cell>
          <table:table-cell office:value-type="float" office:value="107" calcext:value-type="float">
            <text:p>107</text:p>
          </table:table-cell>
          <table:table-cell office:value-type="float" office:value="1.99869" calcext:value-type="float">
            <text:p>1.99869</text:p>
          </table:table-cell>
          <table:table-cell office:value-type="float" office:value="0.0799475" calcext:value-type="float">
            <text:p>0.0799475</text:p>
          </table:table-cell>
          <table:table-cell office:value-type="float" office:value="0.0000335785" calcext:value-type="float">
            <text:p>3.35785E-05</text:p>
          </table:table-cell>
          <table:table-cell office:value-type="float" office:value="0.00000268515" calcext:value-type="float">
            <text:p>2.68515E-06</text:p>
          </table:table-cell>
          <table:table-cell office:value-type="float" office:value="0.0000308933" calcext:value-type="float">
            <text:p>3.08933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24666" calcext:value-type="float">
            <text:p>24666</text:p>
          </table:table-cell>
          <table:table-cell office:value-type="float" office:value="197321" calcext:value-type="float">
            <text:p>197321</text:p>
          </table:table-cell>
          <table:table-cell office:value-type="float" office:value="0.996571" calcext:value-type="float">
            <text:p>0.996571</text:p>
          </table:table-cell>
          <table:table-cell office:value-type="float" office:value="14.6947" calcext:value-type="float">
            <text:p>14.6947</text:p>
          </table:table-cell>
          <table:table-cell office:value-type="float" office:value="141" calcext:value-type="float">
            <text:p>141</text:p>
          </table:table-cell>
          <table:table-cell office:value-type="float" office:value="1.99314" calcext:value-type="float">
            <text:p>1.99314</text:p>
          </table:table-cell>
          <table:table-cell office:value-type="float" office:value="0.0797257" calcext:value-type="float">
            <text:p>0.0797257</text:p>
          </table:table-cell>
          <table:table-cell office:value-type="float" office:value="0.000033576" calcext:value-type="float">
            <text:p>3.3576E-05</text:p>
          </table:table-cell>
          <table:table-cell office:value-type="float" office:value="0.00000268269" calcext:value-type="float">
            <text:p>2.68269E-06</text:p>
          </table:table-cell>
          <table:table-cell office:value-type="float" office:value="0.0000308933" calcext:value-type="float">
            <text:p>3.08933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24905" calcext:value-type="float">
            <text:p>24905</text:p>
          </table:table-cell>
          <table:table-cell office:value-type="float" office:value="199237" calcext:value-type="float">
            <text:p>199237</text:p>
          </table:table-cell>
          <table:table-cell office:value-type="float" office:value="1.00625" calcext:value-type="float">
            <text:p>1.00625</text:p>
          </table:table-cell>
          <table:table-cell office:value-type="float" office:value="14.7708" calcext:value-type="float">
            <text:p>14.7708</text:p>
          </table:table-cell>
          <table:table-cell office:value-type="float" office:value="110" calcext:value-type="float">
            <text:p>110</text:p>
          </table:table-cell>
          <table:table-cell office:value-type="float" office:value="2.01249" calcext:value-type="float">
            <text:p>2.01249</text:p>
          </table:table-cell>
          <table:table-cell office:value-type="float" office:value="0.0804998" calcext:value-type="float">
            <text:p>0.0804998</text:p>
          </table:table-cell>
          <table:table-cell office:value-type="float" office:value="0.0000335999" calcext:value-type="float">
            <text:p>3.35999E-05</text:p>
          </table:table-cell>
          <table:table-cell office:value-type="float" office:value="0.0000027066" calcext:value-type="float">
            <text:p>2.7066E-06</text:p>
          </table:table-cell>
          <table:table-cell office:value-type="float" office:value="0.0000308933" calcext:value-type="float">
            <text:p>3.08933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ODD EVEN</text:p>
          </table:table-cell>
          <table:table-cell table:style-name="ce11" table:formula="of:=AVERAGE([.C26:.C30])" office:value-type="float" office:value="24816.8" calcext:value-type="float">
            <text:p>24816.8</text:p>
          </table:table-cell>
          <table:table-cell table:style-name="ce11" table:formula="of:=AVERAGE([.D26:.D30])" office:value-type="float" office:value="198532.2" calcext:value-type="float">
            <text:p>198532.2</text:p>
          </table:table-cell>
          <table:table-cell table:style-name="ce11" table:formula="of:=AVERAGE([.E26:.E30])" office:value-type="float" office:value="1.0026868" calcext:value-type="float">
            <text:p>1.0026868</text:p>
          </table:table-cell>
          <table:table-cell table:style-name="ce11" table:formula="of:=AVERAGE([.F26:.F30])" office:value-type="float" office:value="14.73094" calcext:value-type="float">
            <text:p>14.73094</text:p>
          </table:table-cell>
          <table:table-cell table:style-name="ce11" table:formula="of:=AVERAGE([.G26:.G30])" office:value-type="float" office:value="121.2" calcext:value-type="float">
            <text:p>121.2</text:p>
          </table:table-cell>
          <table:table-cell table:style-name="ce11" table:formula="of:=AVERAGE([.H26:.H30])" office:value-type="float" office:value="2.005376" calcext:value-type="float">
            <text:p>2.005376</text:p>
          </table:table-cell>
          <table:table-cell table:style-name="ce11" table:formula="of:=AVERAGE([.I26:.I30])" office:value-type="float" office:value="0.08021506" calcext:value-type="float">
            <text:p>0.08021506</text:p>
          </table:table-cell>
          <table:table-cell table:style-name="ce13" table:formula="of:=AVERAGE([.J26:.J30])" office:value-type="float" office:value="0.00003359" calcext:value-type="float">
            <text:p>3.359E-05</text:p>
          </table:table-cell>
          <table:table-cell table:style-name="ce13" table:formula="of:=AVERAGE([.K26:.K30])" office:value-type="float" office:value="0.00000269668" calcext:value-type="float">
            <text:p>2.69668E-06</text:p>
          </table:table-cell>
          <table:table-cell table:style-name="ce13" table:formula="of:=AVERAGE([.L26:.L30])" office:value-type="float" office:value="0.0000308933" calcext:value-type="float">
            <text:p>3.08933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24667" calcext:value-type="float">
            <text:p>24667</text:p>
          </table:table-cell>
          <table:table-cell office:value-type="float" office:value="197324" calcext:value-type="float">
            <text:p>197324</text:p>
          </table:table-cell>
          <table:table-cell office:value-type="float" office:value="0.996586" calcext:value-type="float">
            <text:p>0.996586</text:p>
          </table:table-cell>
          <table:table-cell office:value-type="float" office:value="15.8925" calcext:value-type="float">
            <text:p>15.8925</text:p>
          </table:table-cell>
          <table:table-cell office:value-type="float" office:value="147" calcext:value-type="float">
            <text:p>147</text:p>
          </table:table-cell>
          <table:table-cell office:value-type="float" office:value="1.99317" calcext:value-type="float">
            <text:p>1.99317</text:p>
          </table:table-cell>
          <table:table-cell office:value-type="float" office:value="0.0797269" calcext:value-type="float">
            <text:p>0.0797269</text:p>
          </table:table-cell>
          <table:table-cell office:value-type="float" office:value="0.0000335821" calcext:value-type="float">
            <text:p>3.35821E-05</text:p>
          </table:table-cell>
          <table:table-cell office:value-type="float" office:value="0.00000268126" calcext:value-type="float">
            <text:p>2.68126E-06</text:p>
          </table:table-cell>
          <table:table-cell office:value-type="float" office:value="0.0000309008" calcext:value-type="float">
            <text:p>3.0900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24898" calcext:value-type="float">
            <text:p>24898</text:p>
          </table:table-cell>
          <table:table-cell office:value-type="float" office:value="199175" calcext:value-type="float">
            <text:p>199175</text:p>
          </table:table-cell>
          <table:table-cell office:value-type="float" office:value="1.00593" calcext:value-type="float">
            <text:p>1.00593</text:p>
          </table:table-cell>
          <table:table-cell office:value-type="float" office:value="16.1145" calcext:value-type="float">
            <text:p>16.1145</text:p>
          </table:table-cell>
          <table:table-cell office:value-type="float" office:value="170" calcext:value-type="float">
            <text:p>170</text:p>
          </table:table-cell>
          <table:table-cell office:value-type="float" office:value="2.01187" calcext:value-type="float">
            <text:p>2.01187</text:p>
          </table:table-cell>
          <table:table-cell office:value-type="float" office:value="0.0804747" calcext:value-type="float">
            <text:p>0.0804747</text:p>
          </table:table-cell>
          <table:table-cell office:value-type="float" office:value="0.0000336037" calcext:value-type="float">
            <text:p>3.36037E-05</text:p>
          </table:table-cell>
          <table:table-cell office:value-type="float" office:value="0.00000270285" calcext:value-type="float">
            <text:p>2.70285E-06</text:p>
          </table:table-cell>
          <table:table-cell office:value-type="float" office:value="0.0000309008" calcext:value-type="float">
            <text:p>3.0900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24739" calcext:value-type="float">
            <text:p>24739</text:p>
          </table:table-cell>
          <table:table-cell office:value-type="float" office:value="197908" calcext:value-type="float">
            <text:p>197908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15.6749" calcext:value-type="float">
            <text:p>15.6749</text:p>
          </table:table-cell>
          <table:table-cell office:value-type="float" office:value="128" calcext:value-type="float">
            <text:p>128</text:p>
          </table:table-cell>
          <table:table-cell office:value-type="float" office:value="1.99907" calcext:value-type="float">
            <text:p>1.99907</text:p>
          </table:table-cell>
          <table:table-cell office:value-type="float" office:value="0.0799628" calcext:value-type="float">
            <text:p>0.0799628</text:p>
          </table:table-cell>
          <table:table-cell office:value-type="float" office:value="0.0000335879" calcext:value-type="float">
            <text:p>3.35879E-05</text:p>
          </table:table-cell>
          <table:table-cell office:value-type="float" office:value="0.00000268714" calcext:value-type="float">
            <text:p>2.68714E-06</text:p>
          </table:table-cell>
          <table:table-cell office:value-type="float" office:value="0.0000309008" calcext:value-type="float">
            <text:p>3.0900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24786" calcext:value-type="float">
            <text:p>24786</text:p>
          </table:table-cell>
          <table:table-cell office:value-type="float" office:value="198292" calcext:value-type="float">
            <text:p>198292</text:p>
          </table:table-cell>
          <table:table-cell office:value-type="float" office:value="1.00147" calcext:value-type="float">
            <text:p>1.00147</text:p>
          </table:table-cell>
          <table:table-cell office:value-type="float" office:value="16.223" calcext:value-type="float">
            <text:p>16.223</text:p>
          </table:table-cell>
          <table:table-cell office:value-type="float" office:value="171" calcext:value-type="float">
            <text:p>171</text:p>
          </table:table-cell>
          <table:table-cell office:value-type="float" office:value="2.00295" calcext:value-type="float">
            <text:p>2.00295</text:p>
          </table:table-cell>
          <table:table-cell office:value-type="float" office:value="0.080118" calcext:value-type="float">
            <text:p>0.080118</text:p>
          </table:table-cell>
          <table:table-cell office:value-type="float" office:value="0.0000336012" calcext:value-type="float">
            <text:p>3.36012E-05</text:p>
          </table:table-cell>
          <table:table-cell office:value-type="float" office:value="0.00000270039" calcext:value-type="float">
            <text:p>2.70039E-06</text:p>
          </table:table-cell>
          <table:table-cell office:value-type="float" office:value="0.0000309008" calcext:value-type="float">
            <text:p>3.0900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24668" calcext:value-type="float">
            <text:p>24668</text:p>
          </table:table-cell>
          <table:table-cell office:value-type="float" office:value="197352" calcext:value-type="float">
            <text:p>197352</text:p>
          </table:table-cell>
          <table:table-cell office:value-type="float" office:value="0.996727" calcext:value-type="float">
            <text:p>0.996727</text:p>
          </table:table-cell>
          <table:table-cell office:value-type="float" office:value="16.1399" calcext:value-type="float">
            <text:p>16.1399</text:p>
          </table:table-cell>
          <table:table-cell office:value-type="float" office:value="149" calcext:value-type="float">
            <text:p>149</text:p>
          </table:table-cell>
          <table:table-cell office:value-type="float" office:value="1.99345" calcext:value-type="float">
            <text:p>1.99345</text:p>
          </table:table-cell>
          <table:table-cell office:value-type="float" office:value="0.0797382" calcext:value-type="float">
            <text:p>0.0797382</text:p>
          </table:table-cell>
          <table:table-cell office:value-type="float" office:value="0.0000335801" calcext:value-type="float">
            <text:p>3.35801E-05</text:p>
          </table:table-cell>
          <table:table-cell office:value-type="float" office:value="0.00000267926" calcext:value-type="float">
            <text:p>2.67926E-06</text:p>
          </table:table-cell>
          <table:table-cell office:value-type="float" office:value="0.0000309008" calcext:value-type="float">
            <text:p>3.09008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DYAD</text:p>
          </table:table-cell>
          <table:table-cell table:style-name="ce11" table:formula="of:=AVERAGE([.C32:.C36])" office:value-type="float" office:value="24751.6" calcext:value-type="float">
            <text:p>24751.6</text:p>
          </table:table-cell>
          <table:table-cell table:style-name="ce11" table:formula="of:=AVERAGE([.D32:.D36])" office:value-type="float" office:value="198010.2" calcext:value-type="float">
            <text:p>198010.2</text:p>
          </table:table-cell>
          <table:table-cell table:style-name="ce11" table:formula="of:=AVERAGE([.E32:.E36])" office:value-type="float" office:value="1.0000496" calcext:value-type="float">
            <text:p>1.0000496</text:p>
          </table:table-cell>
          <table:table-cell table:style-name="ce11" table:formula="of:=AVERAGE([.F32:.F36])" office:value-type="float" office:value="16.00896" calcext:value-type="float">
            <text:p>16.00896</text:p>
          </table:table-cell>
          <table:table-cell table:style-name="ce11" table:formula="of:=AVERAGE([.G32:.G36])" office:value-type="float" office:value="153" calcext:value-type="float">
            <text:p>153</text:p>
          </table:table-cell>
          <table:table-cell table:style-name="ce11" table:formula="of:=AVERAGE([.H32:.H36])" office:value-type="float" office:value="2.000102" calcext:value-type="float">
            <text:p>2.000102</text:p>
          </table:table-cell>
          <table:table-cell table:style-name="ce11" table:formula="of:=AVERAGE([.I32:.I36])" office:value-type="float" office:value="0.08000412" calcext:value-type="float">
            <text:p>0.08000412</text:p>
          </table:table-cell>
          <table:table-cell table:style-name="ce13" table:formula="of:=AVERAGE([.J32:.J36])" office:value-type="float" office:value="0.000033591" calcext:value-type="float">
            <text:p>3.3591E-05</text:p>
          </table:table-cell>
          <table:table-cell table:style-name="ce13" table:formula="of:=AVERAGE([.K32:.K36])" office:value-type="float" office:value="0.00000269018" calcext:value-type="float">
            <text:p>2.69018E-06</text:p>
          </table:table-cell>
          <table:table-cell table:style-name="ce13" table:formula="of:=AVERAGE([.L32:.L36])" office:value-type="float" office:value="0.0000309008" calcext:value-type="float">
            <text:p>3.09008E-05</text:p>
          </table:table-cell>
        </table:table-row>
      </table:table>
      <table:table table:name="mesh size 6 x 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" table:default-cell-style-name="ce12"/>
        <table:table-row table:style-name="ro1">
          <table:table-cell/>
          <table:table-cell office:value-type="string" calcext:value-type="string">
            <text:p>Routing Algorithm</text:p>
          </table:table-cell>
          <table:table-cell office:value-type="string" calcext:value-type="string">
            <text:p>Total Received Packets</text:p>
          </table:table-cell>
          <table:table-cell office:value-type="string" calcext:value-type="string">
            <text:p>Total Received Flits</text:p>
          </table:table-cell>
          <table:table-cell office:value-type="string" calcext:value-type="string">
            <text:p>Received/Ideal Flits Ratio</text:p>
          </table:table-cell>
          <table:table-cell office:value-type="string" calcext:value-type="string">
            <text:p>Global Average Delay (cycles)</text:p>
          </table:table-cell>
          <table:table-cell office:value-type="string" calcext:value-type="string">
            <text:p>Max Delay (cycles)</text:p>
          </table:table-cell>
          <table:table-cell office:value-type="string" calcext:value-type="string">
            <text:p>Network Throughput (flits/cycle)</text:p>
          </table:table-cell>
          <table:table-cell office:value-type="string" calcext:value-type="string">
            <text:p>Average IP Throughput (flits/cycle/IP)</text:p>
          </table:table-cell>
          <table:table-cell table:style-name="Default" office:value-type="string" calcext:value-type="string">
            <text:p>Total Energy (J)</text:p>
          </table:table-cell>
          <table:table-cell table:style-name="Default" office:value-type="string" calcext:value-type="string">
            <text:p>Dynamic Energy (J)</text:p>
          </table:table-cell>
          <table:table-cell table:style-name="Default" office:value-type="string" calcext:value-type="string">
            <text:p>Static Energy (J)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35454" calcext:value-type="float">
            <text:p>35454</text:p>
          </table:table-cell>
          <table:table-cell office:value-type="float" office:value="283623" calcext:value-type="float">
            <text:p>283623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17.2912" calcext:value-type="float">
            <text:p>17.2912</text:p>
          </table:table-cell>
          <table:table-cell office:value-type="float" office:value="158" calcext:value-type="float">
            <text:p>158</text:p>
          </table:table-cell>
          <table:table-cell office:value-type="float" office:value="2.86488" calcext:value-type="float">
            <text:p>2.86488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00048882" calcext:value-type="float">
            <text:p>4.8882E-05</text:p>
          </table:table-cell>
          <table:table-cell table:formula="of:=[.J2]-[.L2]" office:value-type="float" office:value="0.0000044388" calcext:value-type="float">
            <text:p>4.4388E-06</text:p>
          </table:table-cell>
          <table:table-cell office:value-type="float" office:value="0.0000444432" calcext:value-type="float">
            <text:p>4.4443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35600" calcext:value-type="float">
            <text:p>35600</text:p>
          </table:table-cell>
          <table:table-cell office:value-type="float" office:value="284796" calcext:value-type="float">
            <text:p>284796</text:p>
          </table:table-cell>
          <table:table-cell office:value-type="float" office:value="0.998864" calcext:value-type="float">
            <text:p>0.998864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89" calcext:value-type="float">
            <text:p>189</text:p>
          </table:table-cell>
          <table:table-cell office:value-type="float" office:value="2.87673" calcext:value-type="float">
            <text:p>2.87673</text:p>
          </table:table-cell>
          <table:table-cell office:value-type="float" office:value="0.0799091" calcext:value-type="float">
            <text:p>0.0799091</text:p>
          </table:table-cell>
          <table:table-cell office:value-type="float" office:value="0.0000488982" calcext:value-type="float">
            <text:p>4.88982E-05</text:p>
          </table:table-cell>
          <table:table-cell table:formula="of:=[.J3]-[.L3]" office:value-type="float" office:value="0.000004455" calcext:value-type="float">
            <text:p>4.455E-06</text:p>
          </table:table-cell>
          <table:table-cell office:value-type="float" office:value="0.0000444432" calcext:value-type="float">
            <text:p>4.4443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35439" calcext:value-type="float">
            <text:p>35439</text:p>
          </table:table-cell>
          <table:table-cell office:value-type="float" office:value="283523" calcext:value-type="float">
            <text:p>283523</text:p>
          </table:table-cell>
          <table:table-cell office:value-type="float" office:value="0.994399" calcext:value-type="float">
            <text:p>0.994399</text:p>
          </table:table-cell>
          <table:table-cell office:value-type="float" office:value="17.1853" calcext:value-type="float">
            <text:p>17.1853</text:p>
          </table:table-cell>
          <table:table-cell office:value-type="float" office:value="172" calcext:value-type="float">
            <text:p>172</text:p>
          </table:table-cell>
          <table:table-cell office:value-type="float" office:value="2.86387" calcext:value-type="float">
            <text:p>2.86387</text:p>
          </table:table-cell>
          <table:table-cell office:value-type="float" office:value="0.0795519" calcext:value-type="float">
            <text:p>0.0795519</text:p>
          </table:table-cell>
          <table:table-cell office:value-type="float" office:value="0.0000488757" calcext:value-type="float">
            <text:p>4.88757E-05</text:p>
          </table:table-cell>
          <table:table-cell table:formula="of:=[.J4]-[.L4]" office:value-type="float" office:value="0.0000044325" calcext:value-type="float">
            <text:p>4.4325E-06</text:p>
          </table:table-cell>
          <table:table-cell office:value-type="float" office:value="0.0000444432" calcext:value-type="float">
            <text:p>4.4443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35788" calcext:value-type="float">
            <text:p>35788</text:p>
          </table:table-cell>
          <table:table-cell office:value-type="float" office:value="286300" calcext:value-type="float">
            <text:p>286300</text:p>
          </table:table-cell>
          <table:table-cell office:value-type="float" office:value="1.00414" calcext:value-type="float">
            <text:p>1.00414</text:p>
          </table:table-cell>
          <table:table-cell office:value-type="float" office:value="17.2895" calcext:value-type="float">
            <text:p>17.2895</text:p>
          </table:table-cell>
          <table:table-cell office:value-type="float" office:value="145" calcext:value-type="float">
            <text:p>145</text:p>
          </table:table-cell>
          <table:table-cell office:value-type="float" office:value="2.89192" calcext:value-type="float">
            <text:p>2.89192</text:p>
          </table:table-cell>
          <table:table-cell office:value-type="float" office:value="0.0803311" calcext:value-type="float">
            <text:p>0.0803311</text:p>
          </table:table-cell>
          <table:table-cell office:value-type="float" office:value="0.0000489189" calcext:value-type="float">
            <text:p>4.89189E-05</text:p>
          </table:table-cell>
          <table:table-cell table:formula="of:=[.J5]-[.L5]" office:value-type="float" office:value="0.0000044757" calcext:value-type="float">
            <text:p>4.4757E-06</text:p>
          </table:table-cell>
          <table:table-cell office:value-type="float" office:value="0.0000444432" calcext:value-type="float">
            <text:p>4.4443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35713" calcext:value-type="float">
            <text:p>35713</text:p>
          </table:table-cell>
          <table:table-cell office:value-type="float" office:value="285714" calcext:value-type="float">
            <text:p>285714</text:p>
          </table:table-cell>
          <table:table-cell office:value-type="float" office:value="1.00208" calcext:value-type="float">
            <text:p>1.00208</text:p>
          </table:table-cell>
          <table:table-cell office:value-type="float" office:value="17.3724" calcext:value-type="float">
            <text:p>17.3724</text:p>
          </table:table-cell>
          <table:table-cell office:value-type="float" office:value="131" calcext:value-type="float">
            <text:p>131</text:p>
          </table:table-cell>
          <table:table-cell office:value-type="float" office:value="2.886" calcext:value-type="float">
            <text:p>2.886</text:p>
          </table:table-cell>
          <table:table-cell office:value-type="float" office:value="0.0801667" calcext:value-type="float">
            <text:p>0.0801667</text:p>
          </table:table-cell>
          <table:table-cell office:value-type="float" office:value="0.0000489192" calcext:value-type="float">
            <text:p>4.89192E-05</text:p>
          </table:table-cell>
          <table:table-cell table:formula="of:=[.J6]-[.L6]" office:value-type="float" office:value="0.000004476" calcext:value-type="float">
            <text:p>4.476E-06</text:p>
          </table:table-cell>
          <table:table-cell office:value-type="float" office:value="0.0000444432" calcext:value-type="float">
            <text:p>4.44432E-0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XY</text:p>
          </table:table-cell>
          <table:table-cell table:style-name="ce11" table:formula="of:=AVERAGE([.C2:.C6])" office:value-type="float" office:value="35598.8" calcext:value-type="float">
            <text:p>35598.8</text:p>
          </table:table-cell>
          <table:table-cell table:style-name="ce11" table:formula="of:=AVERAGE([.D2:.D6])" office:value-type="float" office:value="284791.2" calcext:value-type="float">
            <text:p>284791.2</text:p>
          </table:table-cell>
          <table:table-cell table:style-name="ce11" table:formula="of:=AVERAGE([.E2:.E6])" office:value-type="float" office:value="0.9988466" calcext:value-type="float">
            <text:p>0.9988466</text:p>
          </table:table-cell>
          <table:table-cell table:style-name="ce11" table:formula="of:=AVERAGE([.F2:.F6])" office:value-type="float" office:value="17.26512" calcext:value-type="float">
            <text:p>17.26512</text:p>
          </table:table-cell>
          <table:table-cell table:style-name="ce11" table:formula="of:=AVERAGE([.G2:.G6])" office:value-type="float" office:value="159" calcext:value-type="float">
            <text:p>159</text:p>
          </table:table-cell>
          <table:table-cell table:style-name="ce11" table:formula="of:=AVERAGE([.H2:.H6])" office:value-type="float" office:value="2.87668" calcext:value-type="float">
            <text:p>2.87668</text:p>
          </table:table-cell>
          <table:table-cell table:style-name="ce11" table:formula="of:=AVERAGE([.I2:.I6])" office:value-type="float" office:value="0.07990776" calcext:value-type="float">
            <text:p>0.07990776</text:p>
          </table:table-cell>
          <table:table-cell table:style-name="ce13" table:formula="of:=AVERAGE([.J2:.J6])" office:value-type="float" office:value="0.0000488988" calcext:value-type="float">
            <text:p>4.88988E-05</text:p>
          </table:table-cell>
          <table:table-cell table:style-name="ce13" table:formula="of:=AVERAGE([.K2:.K6])" office:value-type="float" office:value="0.0000044556" calcext:value-type="float">
            <text:p>4.4556E-06</text:p>
          </table:table-cell>
          <table:table-cell table:style-name="ce13" table:formula="of:=AVERAGE([.L2:.L6])" office:value-type="float" office:value="0.0000444432" calcext:value-type="float">
            <text:p>4.4443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35718" calcext:value-type="float">
            <text:p>35718</text:p>
          </table:table-cell>
          <table:table-cell office:value-type="float" office:value="285761" calcext:value-type="float">
            <text:p>285761</text:p>
          </table:table-cell>
          <table:table-cell office:value-type="float" office:value="1.00225" calcext:value-type="float">
            <text:p>1.00225</text:p>
          </table:table-cell>
          <table:table-cell office:value-type="float" office:value="17.5815" calcext:value-type="float">
            <text:p>17.5815</text:p>
          </table:table-cell>
          <table:table-cell office:value-type="float" office:value="152" calcext:value-type="float">
            <text:p>152</text:p>
          </table:table-cell>
          <table:table-cell office:value-type="float" office:value="2.88647" calcext:value-type="float">
            <text:p>2.88647</text:p>
          </table:table-cell>
          <table:table-cell office:value-type="float" office:value="0.0801799" calcext:value-type="float">
            <text:p>0.0801799</text:p>
          </table:table-cell>
          <table:table-cell office:value-type="float" office:value="0.0000489441" calcext:value-type="float">
            <text:p>4.89441E-05</text:p>
          </table:table-cell>
          <table:table-cell table:formula="of:=[.J8]-[.L8]" office:value-type="float" office:value="0.00000447209999999999" calcext:value-type="float">
            <text:p>4.4720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35552" calcext:value-type="float">
            <text:p>35552</text:p>
          </table:table-cell>
          <table:table-cell office:value-type="float" office:value="284422" calcext:value-type="float">
            <text:p>284422</text:p>
          </table:table-cell>
          <table:table-cell office:value-type="float" office:value="0.997552" calcext:value-type="float">
            <text:p>0.997552</text:p>
          </table:table-cell>
          <table:table-cell office:value-type="float" office:value="17.5714" calcext:value-type="float">
            <text:p>17.5714</text:p>
          </table:table-cell>
          <table:table-cell office:value-type="float" office:value="160" calcext:value-type="float">
            <text:p>160</text:p>
          </table:table-cell>
          <table:table-cell office:value-type="float" office:value="2.87295" calcext:value-type="float">
            <text:p>2.87295</text:p>
          </table:table-cell>
          <table:table-cell office:value-type="float" office:value="0.0798042" calcext:value-type="float">
            <text:p>0.0798042</text:p>
          </table:table-cell>
          <table:table-cell office:value-type="float" office:value="0.0000489415" calcext:value-type="float">
            <text:p>4.89415E-05</text:p>
          </table:table-cell>
          <table:table-cell table:formula="of:=[.J9]-[.L9]" office:value-type="float" office:value="0.00000446949999999999" calcext:value-type="float">
            <text:p>4.4694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35455" calcext:value-type="float">
            <text:p>35455</text:p>
          </table:table-cell>
          <table:table-cell office:value-type="float" office:value="283625" calcext:value-type="float">
            <text:p>283625</text:p>
          </table:table-cell>
          <table:table-cell office:value-type="float" office:value="0.994757" calcext:value-type="float">
            <text:p>0.994757</text:p>
          </table:table-cell>
          <table:table-cell office:value-type="float" office:value="17.4446" calcext:value-type="float">
            <text:p>17.4446</text:p>
          </table:table-cell>
          <table:table-cell office:value-type="float" office:value="131" calcext:value-type="float">
            <text:p>131</text:p>
          </table:table-cell>
          <table:table-cell office:value-type="float" office:value="2.8649" calcext:value-type="float">
            <text:p>2.8649</text:p>
          </table:table-cell>
          <table:table-cell office:value-type="float" office:value="0.0795805" calcext:value-type="float">
            <text:p>0.0795805</text:p>
          </table:table-cell>
          <table:table-cell office:value-type="float" office:value="0.0000489202" calcext:value-type="float">
            <text:p>4.89202E-05</text:p>
          </table:table-cell>
          <table:table-cell table:formula="of:=[.J10]-[.L10]" office:value-type="float" office:value="0.0000044482" calcext:value-type="float">
            <text:p>4.4482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35183" calcext:value-type="float">
            <text:p>35183</text:p>
          </table:table-cell>
          <table:table-cell office:value-type="float" office:value="281447" calcext:value-type="float">
            <text:p>281447</text:p>
          </table:table-cell>
          <table:table-cell office:value-type="float" office:value="0.987118" calcext:value-type="float">
            <text:p>0.987118</text:p>
          </table:table-cell>
          <table:table-cell office:value-type="float" office:value="17.3018" calcext:value-type="float">
            <text:p>17.3018</text:p>
          </table:table-cell>
          <table:table-cell office:value-type="float" office:value="148" calcext:value-type="float">
            <text:p>148</text:p>
          </table:table-cell>
          <table:table-cell office:value-type="float" office:value="2.8429" calcext:value-type="float">
            <text:p>2.8429</text:p>
          </table:table-cell>
          <table:table-cell office:value-type="float" office:value="0.0789694" calcext:value-type="float">
            <text:p>0.0789694</text:p>
          </table:table-cell>
          <table:table-cell office:value-type="float" office:value="0.0000488981" calcext:value-type="float">
            <text:p>4.88981E-05</text:p>
          </table:table-cell>
          <table:table-cell table:formula="of:=[.J11]-[.L11]" office:value-type="float" office:value="0.00000442609999999999" calcext:value-type="float">
            <text:p>4.4260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35732" calcext:value-type="float">
            <text:p>35732</text:p>
          </table:table-cell>
          <table:table-cell office:value-type="float" office:value="285869" calcext:value-type="float">
            <text:p>285869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17.5892" calcext:value-type="float">
            <text:p>17.5892</text:p>
          </table:table-cell>
          <table:table-cell office:value-type="float" office:value="148" calcext:value-type="float">
            <text:p>148</text:p>
          </table:table-cell>
          <table:table-cell office:value-type="float" office:value="2.88757" calcext:value-type="float">
            <text:p>2.88757</text:p>
          </table:table-cell>
          <table:table-cell office:value-type="float" office:value="0.0802102" calcext:value-type="float">
            <text:p>0.0802102</text:p>
          </table:table-cell>
          <table:table-cell office:value-type="float" office:value="0.0000489562" calcext:value-type="float">
            <text:p>4.89562E-05</text:p>
          </table:table-cell>
          <table:table-cell table:formula="of:=[.J12]-[.L12]" office:value-type="float" office:value="0.00000448419999999999" calcext:value-type="float">
            <text:p>4.4841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WEST FIRST</text:p>
          </table:table-cell>
          <table:table-cell table:style-name="ce11" table:formula="of:=AVERAGE([.C8:.C12])" office:value-type="float" office:value="35528" calcext:value-type="float">
            <text:p>35528</text:p>
          </table:table-cell>
          <table:table-cell table:style-name="ce11" table:formula="of:=AVERAGE([.D8:.D12])" office:value-type="float" office:value="284224.8" calcext:value-type="float">
            <text:p>284224.8</text:p>
          </table:table-cell>
          <table:table-cell table:style-name="ce11" table:formula="of:=AVERAGE([.E8:.E12])" office:value-type="float" office:value="0.9968614" calcext:value-type="float">
            <text:p>0.9968614</text:p>
          </table:table-cell>
          <table:table-cell table:style-name="ce11" table:formula="of:=AVERAGE([.F8:.F12])" office:value-type="float" office:value="17.4977" calcext:value-type="float">
            <text:p>17.4977</text:p>
          </table:table-cell>
          <table:table-cell table:style-name="ce11" table:formula="of:=AVERAGE([.G8:.G12])" office:value-type="float" office:value="147.8" calcext:value-type="float">
            <text:p>147.8</text:p>
          </table:table-cell>
          <table:table-cell table:style-name="ce11" table:formula="of:=AVERAGE([.H8:.H12])" office:value-type="float" office:value="2.870958" calcext:value-type="float">
            <text:p>2.870958</text:p>
          </table:table-cell>
          <table:table-cell table:style-name="ce11" table:formula="of:=AVERAGE([.I8:.I12])" office:value-type="float" office:value="0.07974884" calcext:value-type="float">
            <text:p>0.07974884</text:p>
          </table:table-cell>
          <table:table-cell table:style-name="ce13" table:formula="of:=AVERAGE([.J8:.J12])" office:value-type="float" office:value="0.00004893202" calcext:value-type="float">
            <text:p>4.893202E-05</text:p>
          </table:table-cell>
          <table:table-cell table:style-name="ce13" table:formula="of:=AVERAGE([.K8:.K12])" office:value-type="float" office:value="0.00000446001999999999" calcext:value-type="float">
            <text:p>4.46001999999999E-06</text:p>
          </table:table-cell>
          <table:table-cell table:style-name="ce13" table:formula="of:=AVERAGE([.L8:.L12])"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35546" calcext:value-type="float">
            <text:p>35546</text:p>
          </table:table-cell>
          <table:table-cell office:value-type="float" office:value="284369" calcext:value-type="float">
            <text:p>284369</text:p>
          </table:table-cell>
          <table:table-cell office:value-type="float" office:value="0.997366" calcext:value-type="float">
            <text:p>0.997366</text:p>
          </table:table-cell>
          <table:table-cell office:value-type="float" office:value="17.7405" calcext:value-type="float">
            <text:p>17.7405</text:p>
          </table:table-cell>
          <table:table-cell office:value-type="float" office:value="191" calcext:value-type="float">
            <text:p>191</text:p>
          </table:table-cell>
          <table:table-cell office:value-type="float" office:value="2.87241" calcext:value-type="float">
            <text:p>2.87241</text:p>
          </table:table-cell>
          <table:table-cell office:value-type="float" office:value="0.0797893" calcext:value-type="float">
            <text:p>0.0797893</text:p>
          </table:table-cell>
          <table:table-cell office:value-type="float" office:value="0.0000489138" calcext:value-type="float">
            <text:p>4.89138E-05</text:p>
          </table:table-cell>
          <table:table-cell table:formula="of:=[.J14]-[.L14]" office:value-type="float" office:value="0.00000444179999999999" calcext:value-type="float">
            <text:p>4.4417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35657" calcext:value-type="float">
            <text:p>35657</text:p>
          </table:table-cell>
          <table:table-cell office:value-type="float" office:value="285252" calcext:value-type="float">
            <text:p>285252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17.6464" calcext:value-type="float">
            <text:p>17.6464</text:p>
          </table:table-cell>
          <table:table-cell office:value-type="float" office:value="154" calcext:value-type="float">
            <text:p>154</text:p>
          </table:table-cell>
          <table:table-cell office:value-type="float" office:value="2.88133" calcext:value-type="float">
            <text:p>2.88133</text:p>
          </table:table-cell>
          <table:table-cell office:value-type="float" office:value="0.080037" calcext:value-type="float">
            <text:p>0.080037</text:p>
          </table:table-cell>
          <table:table-cell office:value-type="float" office:value="0.0000489403" calcext:value-type="float">
            <text:p>4.89403E-05</text:p>
          </table:table-cell>
          <table:table-cell table:formula="of:=[.J15]-[.L15]" office:value-type="float" office:value="0.00000446829999999999" calcext:value-type="float">
            <text:p>4.4682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35800" calcext:value-type="float">
            <text:p>35800</text:p>
          </table:table-cell>
          <table:table-cell office:value-type="float" office:value="286383" calcext:value-type="float">
            <text:p>286383</text:p>
          </table:table-cell>
          <table:table-cell office:value-type="float" office:value="1.00443" calcext:value-type="float">
            <text:p>1.00443</text:p>
          </table:table-cell>
          <table:table-cell office:value-type="float" office:value="17.7771" calcext:value-type="float">
            <text:p>17.7771</text:p>
          </table:table-cell>
          <table:table-cell office:value-type="float" office:value="134" calcext:value-type="float">
            <text:p>134</text:p>
          </table:table-cell>
          <table:table-cell office:value-type="float" office:value="2.89276" calcext:value-type="float">
            <text:p>2.89276</text:p>
          </table:table-cell>
          <table:table-cell office:value-type="float" office:value="0.0803544" calcext:value-type="float">
            <text:p>0.0803544</text:p>
          </table:table-cell>
          <table:table-cell office:value-type="float" office:value="0.000048952" calcext:value-type="float">
            <text:p>4.8952E-05</text:p>
          </table:table-cell>
          <table:table-cell table:formula="of:=[.J16]-[.L16]" office:value-type="float" office:value="0.00000447999999999999" calcext:value-type="float">
            <text:p>4.4799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35461" calcext:value-type="float">
            <text:p>35461</text:p>
          </table:table-cell>
          <table:table-cell office:value-type="float" office:value="283696" calcext:value-type="float">
            <text:p>283696</text:p>
          </table:table-cell>
          <table:table-cell office:value-type="float" office:value="0.995006" calcext:value-type="float">
            <text:p>0.995006</text:p>
          </table:table-cell>
          <table:table-cell office:value-type="float" office:value="17.6993" calcext:value-type="float">
            <text:p>17.6993</text:p>
          </table:table-cell>
          <table:table-cell office:value-type="float" office:value="164" calcext:value-type="float">
            <text:p>164</text:p>
          </table:table-cell>
          <table:table-cell office:value-type="float" office:value="2.86562" calcext:value-type="float">
            <text:p>2.86562</text:p>
          </table:table-cell>
          <table:table-cell office:value-type="float" office:value="0.0796004" calcext:value-type="float">
            <text:p>0.0796004</text:p>
          </table:table-cell>
          <table:table-cell office:value-type="float" office:value="0.0000489198" calcext:value-type="float">
            <text:p>4.89198E-05</text:p>
          </table:table-cell>
          <table:table-cell table:formula="of:=[.J17]-[.L17]" office:value-type="float" office:value="0.0000044478" calcext:value-type="float">
            <text:p>4.4478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35785" calcext:value-type="float">
            <text:p>35785</text:p>
          </table:table-cell>
          <table:table-cell office:value-type="float" office:value="286260" calcext:value-type="float">
            <text:p>286260</text:p>
          </table:table-cell>
          <table:table-cell office:value-type="float" office:value="1.004" calcext:value-type="float">
            <text:p>1.004</text:p>
          </table:table-cell>
          <table:table-cell office:value-type="float" office:value="17.9043" calcext:value-type="float">
            <text:p>17.9043</text:p>
          </table:table-cell>
          <table:table-cell office:value-type="float" office:value="182" calcext:value-type="float">
            <text:p>182</text:p>
          </table:table-cell>
          <table:table-cell office:value-type="float" office:value="2.89152" calcext:value-type="float">
            <text:p>2.89152</text:p>
          </table:table-cell>
          <table:table-cell office:value-type="float" office:value="0.0803199" calcext:value-type="float">
            <text:p>0.0803199</text:p>
          </table:table-cell>
          <table:table-cell office:value-type="float" office:value="0.0000489628" calcext:value-type="float">
            <text:p>4.89628E-05</text:p>
          </table:table-cell>
          <table:table-cell table:formula="of:=[.J18]-[.L18]" office:value-type="float" office:value="0.0000044908" calcext:value-type="float">
            <text:p>4.4908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ORTH LAST</text:p>
          </table:table-cell>
          <table:table-cell table:style-name="ce11" table:formula="of:=AVERAGE([.C14:.C18])" office:value-type="float" office:value="35649.8" calcext:value-type="float">
            <text:p>35649.8</text:p>
          </table:table-cell>
          <table:table-cell table:style-name="ce11" table:formula="of:=AVERAGE([.D14:.D18])" office:value-type="float" office:value="285192" calcext:value-type="float">
            <text:p>285192</text:p>
          </table:table-cell>
          <table:table-cell table:style-name="ce11" table:formula="of:=AVERAGE([.E14:.E18])" office:value-type="float" office:value="1.0002524" calcext:value-type="float">
            <text:p>1.0002524</text:p>
          </table:table-cell>
          <table:table-cell table:style-name="ce11" table:formula="of:=AVERAGE([.F14:.F18])" office:value-type="float" office:value="17.75352" calcext:value-type="float">
            <text:p>17.75352</text:p>
          </table:table-cell>
          <table:table-cell table:style-name="ce11" table:formula="of:=AVERAGE([.G14:.G18])" office:value-type="float" office:value="165" calcext:value-type="float">
            <text:p>165</text:p>
          </table:table-cell>
          <table:table-cell table:style-name="ce11" table:formula="of:=AVERAGE([.H14:.H18])" office:value-type="float" office:value="2.880728" calcext:value-type="float">
            <text:p>2.880728</text:p>
          </table:table-cell>
          <table:table-cell table:style-name="ce11" table:formula="of:=AVERAGE([.I14:.I18])" office:value-type="float" office:value="0.0800202" calcext:value-type="float">
            <text:p>0.0800202</text:p>
          </table:table-cell>
          <table:table-cell table:style-name="ce13" table:formula="of:=AVERAGE([.J14:.J18])" office:value-type="float" office:value="0.00004893774" calcext:value-type="float">
            <text:p>4.893774E-05</text:p>
          </table:table-cell>
          <table:table-cell table:style-name="ce13" table:formula="of:=AVERAGE([.K14:.K18])" office:value-type="float" office:value="0.00000446573999999999" calcext:value-type="float">
            <text:p>4.46573999999999E-06</text:p>
          </table:table-cell>
          <table:table-cell table:style-name="ce13" table:formula="of:=AVERAGE([.L14:.L18])"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35524" calcext:value-type="float">
            <text:p>35524</text:p>
          </table:table-cell>
          <table:table-cell office:value-type="float" office:value="284175" calcext:value-type="float">
            <text:p>284175</text:p>
          </table:table-cell>
          <table:table-cell office:value-type="float" office:value="0.996686" calcext:value-type="float">
            <text:p>0.996686</text:p>
          </table:table-cell>
          <table:table-cell office:value-type="float" office:value="17.9705" calcext:value-type="float">
            <text:p>17.9705</text:p>
          </table:table-cell>
          <table:table-cell office:value-type="float" office:value="148" calcext:value-type="float">
            <text:p>148</text:p>
          </table:table-cell>
          <table:table-cell office:value-type="float" office:value="2.87045" calcext:value-type="float">
            <text:p>2.87045</text:p>
          </table:table-cell>
          <table:table-cell office:value-type="float" office:value="0.0797348" calcext:value-type="float">
            <text:p>0.0797348</text:p>
          </table:table-cell>
          <table:table-cell office:value-type="float" office:value="0.000048929" calcext:value-type="float">
            <text:p>4.8929E-05</text:p>
          </table:table-cell>
          <table:table-cell table:formula="of:=[.J20]-[.L20]" office:value-type="float" office:value="0.000004457" calcext:value-type="float">
            <text:p>4.457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35926" calcext:value-type="float">
            <text:p>35926</text:p>
          </table:table-cell>
          <table:table-cell office:value-type="float" office:value="287422" calcext:value-type="float">
            <text:p>287422</text:p>
          </table:table-cell>
          <table:table-cell office:value-type="float" office:value="1.00807" calcext:value-type="float">
            <text:p>1.00807</text:p>
          </table:table-cell>
          <table:table-cell office:value-type="float" office:value="18.4285" calcext:value-type="float">
            <text:p>18.4285</text:p>
          </table:table-cell>
          <table:table-cell office:value-type="float" office:value="206" calcext:value-type="float">
            <text:p>206</text:p>
          </table:table-cell>
          <table:table-cell office:value-type="float" office:value="2.90325" calcext:value-type="float">
            <text:p>2.90325</text:p>
          </table:table-cell>
          <table:table-cell office:value-type="float" office:value="0.0806459" calcext:value-type="float">
            <text:p>0.0806459</text:p>
          </table:table-cell>
          <table:table-cell office:value-type="float" office:value="0.0000489741" calcext:value-type="float">
            <text:p>4.89741E-05</text:p>
          </table:table-cell>
          <table:table-cell table:formula="of:=[.J21]-[.L21]" office:value-type="float" office:value="0.00000450209999999999" calcext:value-type="float">
            <text:p>4.5020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35394" calcext:value-type="float">
            <text:p>35394</text:p>
          </table:table-cell>
          <table:table-cell office:value-type="float" office:value="283147" calcext:value-type="float">
            <text:p>283147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229" calcext:value-type="float">
            <text:p>229</text:p>
          </table:table-cell>
          <table:table-cell office:value-type="float" office:value="2.86007" calcext:value-type="float">
            <text:p>2.86007</text:p>
          </table:table-cell>
          <table:table-cell office:value-type="float" office:value="0.0794464" calcext:value-type="float">
            <text:p>0.0794464</text:p>
          </table:table-cell>
          <table:table-cell office:value-type="float" office:value="0.0000489184" calcext:value-type="float">
            <text:p>4.89184E-05</text:p>
          </table:table-cell>
          <table:table-cell table:formula="of:=[.J22]-[.L22]" office:value-type="float" office:value="0.0000044464" calcext:value-type="float">
            <text:p>4.4464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35572" calcext:value-type="float">
            <text:p>35572</text:p>
          </table:table-cell>
          <table:table-cell office:value-type="float" office:value="284569" calcext:value-type="float">
            <text:p>284569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18.0386" calcext:value-type="float">
            <text:p>18.0386</text:p>
          </table:table-cell>
          <table:table-cell office:value-type="float" office:value="165" calcext:value-type="float">
            <text:p>165</text:p>
          </table:table-cell>
          <table:table-cell office:value-type="float" office:value="2.87443" calcext:value-type="float">
            <text:p>2.87443</text:p>
          </table:table-cell>
          <table:table-cell office:value-type="float" office:value="0.0798454" calcext:value-type="float">
            <text:p>0.0798454</text:p>
          </table:table-cell>
          <table:table-cell office:value-type="float" office:value="0.0000489284" calcext:value-type="float">
            <text:p>4.89284E-05</text:p>
          </table:table-cell>
          <table:table-cell table:formula="of:=[.J23]-[.L23]" office:value-type="float" office:value="0.00000445639999999999" calcext:value-type="float">
            <text:p>4.45639999999999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35412" calcext:value-type="float">
            <text:p>35412</text:p>
          </table:table-cell>
          <table:table-cell office:value-type="float" office:value="283312" calcext:value-type="float">
            <text:p>283312</text:p>
          </table:table-cell>
          <table:table-cell office:value-type="float" office:value="0.993659" calcext:value-type="float">
            <text:p>0.993659</text:p>
          </table:table-cell>
          <table:table-cell office:value-type="float" office:value="18.2714" calcext:value-type="float">
            <text:p>18.2714</text:p>
          </table:table-cell>
          <table:table-cell office:value-type="float" office:value="196" calcext:value-type="float">
            <text:p>196</text:p>
          </table:table-cell>
          <table:table-cell office:value-type="float" office:value="2.86174" calcext:value-type="float">
            <text:p>2.86174</text:p>
          </table:table-cell>
          <table:table-cell office:value-type="float" office:value="0.0794927" calcext:value-type="float">
            <text:p>0.0794927</text:p>
          </table:table-cell>
          <table:table-cell office:value-type="float" office:value="0.0000489271" calcext:value-type="float">
            <text:p>4.89271E-05</text:p>
          </table:table-cell>
          <table:table-cell table:formula="of:=[.J24]-[.L24]" office:value-type="float" office:value="0.0000044551" calcext:value-type="float">
            <text:p>4.4551E-06</text:p>
          </table:table-cell>
          <table:table-cell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EGATIVE FIRST</text:p>
          </table:table-cell>
          <table:table-cell table:style-name="ce11" table:formula="of:=AVERAGE([.C20:.C24])" office:value-type="float" office:value="35565.6" calcext:value-type="float">
            <text:p>35565.6</text:p>
          </table:table-cell>
          <table:table-cell table:style-name="ce11" table:formula="of:=AVERAGE([.D20:.D24])" office:value-type="float" office:value="284525" calcext:value-type="float">
            <text:p>284525</text:p>
          </table:table-cell>
          <table:table-cell table:style-name="ce11" table:formula="of:=AVERAGE([.E20:.E24])" office:value-type="float" office:value="0.9979124" calcext:value-type="float">
            <text:p>0.9979124</text:p>
          </table:table-cell>
          <table:table-cell table:style-name="ce11" table:formula="of:=AVERAGE([.F20:.F24])" office:value-type="float" office:value="18.21118" calcext:value-type="float">
            <text:p>18.21118</text:p>
          </table:table-cell>
          <table:table-cell table:style-name="ce11" table:formula="of:=AVERAGE([.G20:.G24])" office:value-type="float" office:value="188.8" calcext:value-type="float">
            <text:p>188.8</text:p>
          </table:table-cell>
          <table:table-cell table:style-name="ce11" table:formula="of:=AVERAGE([.H20:.H24])" office:value-type="float" office:value="2.873988" calcext:value-type="float">
            <text:p>2.873988</text:p>
          </table:table-cell>
          <table:table-cell table:style-name="ce11" table:formula="of:=AVERAGE([.I20:.I24])" office:value-type="float" office:value="0.07983304" calcext:value-type="float">
            <text:p>0.07983304</text:p>
          </table:table-cell>
          <table:table-cell table:style-name="ce13" table:formula="of:=AVERAGE([.J20:.J24])" office:value-type="float" office:value="0.0000489354" calcext:value-type="float">
            <text:p>4.89354E-05</text:p>
          </table:table-cell>
          <table:table-cell table:style-name="ce13" table:formula="of:=AVERAGE([.K20:.K24])" office:value-type="float" office:value="0.00000446339999999999" calcext:value-type="float">
            <text:p>4.46339999999999E-06</text:p>
          </table:table-cell>
          <table:table-cell table:style-name="ce13" table:formula="of:=AVERAGE([.L20:.L24])" office:value-type="float" office:value="0.000044472" calcext:value-type="float">
            <text:p>4.44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35414" calcext:value-type="float">
            <text:p>35414</text:p>
          </table:table-cell>
          <table:table-cell office:value-type="float" office:value="283310" calcext:value-type="float">
            <text:p>283310</text:p>
          </table:table-cell>
          <table:table-cell office:value-type="float" office:value="0.993652" calcext:value-type="float">
            <text:p>0.993652</text:p>
          </table:table-cell>
          <table:table-cell office:value-type="float" office:value="17.2713" calcext:value-type="float">
            <text:p>17.2713</text:p>
          </table:table-cell>
          <table:table-cell office:value-type="float" office:value="208" calcext:value-type="float">
            <text:p>208</text:p>
          </table:table-cell>
          <table:table-cell office:value-type="float" office:value="2.866172" calcext:value-type="float">
            <text:p>2.866172</text:p>
          </table:table-cell>
          <table:table-cell office:value-type="float" office:value="0.0794921" calcext:value-type="float">
            <text:p>0.0794921</text:p>
          </table:table-cell>
          <table:table-cell office:value-type="float" office:value="0.0000489254" calcext:value-type="float">
            <text:p>4.89254E-05</text:p>
          </table:table-cell>
          <table:table-cell table:formula="of:=[.J26]-[.L26]" office:value-type="float" office:value="0.000004439" calcext:value-type="float">
            <text:p>4.439E-06</text:p>
          </table:table-cell>
          <table:table-cell office:value-type="float" office:value="0.0000444864" calcext:value-type="float">
            <text:p>4.44864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35679" calcext:value-type="float">
            <text:p>35679</text:p>
          </table:table-cell>
          <table:table-cell office:value-type="float" office:value="285433" calcext:value-type="float">
            <text:p>285433</text:p>
          </table:table-cell>
          <table:table-cell office:value-type="float" office:value="1.0011" calcext:value-type="float">
            <text:p>1.0011</text:p>
          </table:table-cell>
          <table:table-cell office:value-type="float" office:value="17.6171" calcext:value-type="float">
            <text:p>17.6171</text:p>
          </table:table-cell>
          <table:table-cell office:value-type="float" office:value="129" calcext:value-type="float">
            <text:p>129</text:p>
          </table:table-cell>
          <table:table-cell office:value-type="float" office:value="2.88316" calcext:value-type="float">
            <text:p>2.88316</text:p>
          </table:table-cell>
          <table:table-cell office:value-type="float" office:value="0.0800878" calcext:value-type="float">
            <text:p>0.0800878</text:p>
          </table:table-cell>
          <table:table-cell office:value-type="float" office:value="0.0000489567" calcext:value-type="float">
            <text:p>4.89567E-05</text:p>
          </table:table-cell>
          <table:table-cell table:formula="of:=[.J27]-[.L27]" office:value-type="float" office:value="0.0000044703" calcext:value-type="float">
            <text:p>4.4703E-06</text:p>
          </table:table-cell>
          <table:table-cell office:value-type="float" office:value="0.0000444864" calcext:value-type="float">
            <text:p>4.44864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35563" calcext:value-type="float">
            <text:p>35563</text:p>
          </table:table-cell>
          <table:table-cell office:value-type="float" office:value="284518" calcext:value-type="float">
            <text:p>284518</text:p>
          </table:table-cell>
          <table:table-cell office:value-type="float" office:value="0.997889" calcext:value-type="float">
            <text:p>0.997889</text:p>
          </table:table-cell>
          <table:table-cell office:value-type="float" office:value="17.5946" calcext:value-type="float">
            <text:p>17.5946</text:p>
          </table:table-cell>
          <table:table-cell office:value-type="float" office:value="171" calcext:value-type="float">
            <text:p>171</text:p>
          </table:table-cell>
          <table:table-cell office:value-type="float" office:value="2.87392" calcext:value-type="float">
            <text:p>2.87392</text:p>
          </table:table-cell>
          <table:table-cell office:value-type="float" office:value="0.0798311" calcext:value-type="float">
            <text:p>0.0798311</text:p>
          </table:table-cell>
          <table:table-cell office:value-type="float" office:value="0.0000489448" calcext:value-type="float">
            <text:p>4.89448E-05</text:p>
          </table:table-cell>
          <table:table-cell table:formula="of:=[.J28]-[.L28]" office:value-type="float" office:value="0.0000044584" calcext:value-type="float">
            <text:p>4.4584E-06</text:p>
          </table:table-cell>
          <table:table-cell office:value-type="float" office:value="0.0000444864" calcext:value-type="float">
            <text:p>4.44864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36009" calcext:value-type="float">
            <text:p>36009</text:p>
          </table:table-cell>
          <table:table-cell office:value-type="float" office:value="288063" calcext:value-type="float">
            <text:p>288063</text:p>
          </table:table-cell>
          <table:table-cell office:value-type="float" office:value="1.01032" calcext:value-type="float">
            <text:p>1.01032</text:p>
          </table:table-cell>
          <table:table-cell office:value-type="float" office:value="17.5391" calcext:value-type="float">
            <text:p>17.5391</text:p>
          </table:table-cell>
          <table:table-cell office:value-type="float" office:value="138" calcext:value-type="float">
            <text:p>138</text:p>
          </table:table-cell>
          <table:table-cell office:value-type="float" office:value="2.90973" calcext:value-type="float">
            <text:p>2.90973</text:p>
          </table:table-cell>
          <table:table-cell office:value-type="float" office:value="0.0808258" calcext:value-type="float">
            <text:p>0.0808258</text:p>
          </table:table-cell>
          <table:table-cell office:value-type="float" office:value="0.0000489979" calcext:value-type="float">
            <text:p>4.89979E-05</text:p>
          </table:table-cell>
          <table:table-cell table:formula="of:=[.J29]-[.L29]" office:value-type="float" office:value="0.00000451150000000001" calcext:value-type="float">
            <text:p>4.51150000000001E-06</text:p>
          </table:table-cell>
          <table:table-cell office:value-type="float" office:value="0.0000444864" calcext:value-type="float">
            <text:p>4.44864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35845" calcext:value-type="float">
            <text:p>35845</text:p>
          </table:table-cell>
          <table:table-cell office:value-type="float" office:value="286765" calcext:value-type="float">
            <text:p>286765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17.5243" calcext:value-type="float">
            <text:p>17.5243</text:p>
          </table:table-cell>
          <table:table-cell office:value-type="float" office:value="138" calcext:value-type="float">
            <text:p>138</text:p>
          </table:table-cell>
          <table:table-cell office:value-type="float" office:value="2.89662" calcext:value-type="float">
            <text:p>2.89662</text:p>
          </table:table-cell>
          <table:table-cell office:value-type="float" office:value="0.0804616" calcext:value-type="float">
            <text:p>0.0804616</text:p>
          </table:table-cell>
          <table:table-cell office:value-type="float" office:value="0.0000489573" calcext:value-type="float">
            <text:p>4.89573E-05</text:p>
          </table:table-cell>
          <table:table-cell table:formula="of:=[.J30]-[.L30]" office:value-type="float" office:value="0.00000447090000000001" calcext:value-type="float">
            <text:p>4.47090000000001E-06</text:p>
          </table:table-cell>
          <table:table-cell office:value-type="float" office:value="0.0000444864" calcext:value-type="float">
            <text:p>4.44864E-0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ODD EVEN</text:p>
          </table:table-cell>
          <table:table-cell table:style-name="ce11" table:formula="of:=AVERAGE([.C26:.C30])" office:value-type="float" office:value="35702" calcext:value-type="float">
            <text:p>35702</text:p>
          </table:table-cell>
          <table:table-cell table:style-name="ce11" table:formula="of:=AVERAGE([.D26:.D30])" office:value-type="float" office:value="285617.8" calcext:value-type="float">
            <text:p>285617.8</text:p>
          </table:table-cell>
          <table:table-cell table:style-name="ce11" table:formula="of:=AVERAGE([.E26:.E30])" office:value-type="float" office:value="1.0017462" calcext:value-type="float">
            <text:p>1.0017462</text:p>
          </table:table-cell>
          <table:table-cell table:style-name="ce11" table:formula="of:=AVERAGE([.F26:.F30])" office:value-type="float" office:value="17.50928" calcext:value-type="float">
            <text:p>17.50928</text:p>
          </table:table-cell>
          <table:table-cell table:style-name="ce11" table:formula="of:=AVERAGE([.G26:.G30])" office:value-type="float" office:value="156.8" calcext:value-type="float">
            <text:p>156.8</text:p>
          </table:table-cell>
          <table:table-cell table:style-name="ce11" table:formula="of:=AVERAGE([.H26:.H30])" office:value-type="float" office:value="2.8859204" calcext:value-type="float">
            <text:p>2.8859204</text:p>
          </table:table-cell>
          <table:table-cell table:style-name="ce11" table:formula="of:=AVERAGE([.I26:.I30])" office:value-type="float" office:value="0.08013968" calcext:value-type="float">
            <text:p>0.08013968</text:p>
          </table:table-cell>
          <table:table-cell table:style-name="ce13" table:formula="of:=AVERAGE([.J26:.J30])" office:value-type="float" office:value="0.00004895642" calcext:value-type="float">
            <text:p>4.895642E-05</text:p>
          </table:table-cell>
          <table:table-cell table:style-name="ce13" table:formula="of:=AVERAGE([.K26:.K30])" office:value-type="float" office:value="0.00000447002" calcext:value-type="float">
            <text:p>4.47002E-06</text:p>
          </table:table-cell>
          <table:table-cell table:style-name="ce13" table:formula="of:=AVERAGE([.L26:.L30])" office:value-type="float" office:value="0.0000444864" calcext:value-type="float">
            <text:p>4.44864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35487" calcext:value-type="float">
            <text:p>35487</text:p>
          </table:table-cell>
          <table:table-cell office:value-type="float" office:value="283883" calcext:value-type="float">
            <text:p>283883</text:p>
          </table:table-cell>
          <table:table-cell office:value-type="float" office:value="0.995661" calcext:value-type="float">
            <text:p>0.995661</text:p>
          </table:table-cell>
          <table:table-cell office:value-type="float" office:value="20.0179" calcext:value-type="float">
            <text:p>20.0179</text:p>
          </table:table-cell>
          <table:table-cell office:value-type="float" office:value="221" calcext:value-type="float">
            <text:p>221</text:p>
          </table:table-cell>
          <table:table-cell office:value-type="float" office:value="2.86751" calcext:value-type="float">
            <text:p>2.86751</text:p>
          </table:table-cell>
          <table:table-cell office:value-type="float" office:value="0.0796529" calcext:value-type="float">
            <text:p>0.0796529</text:p>
          </table:table-cell>
          <table:table-cell office:value-type="float" office:value="0.0000489309" calcext:value-type="float">
            <text:p>4.89309E-05</text:p>
          </table:table-cell>
          <table:table-cell table:formula="of:=[.J32]-[.L32]" office:value-type="float" office:value="0.0000044337" calcext:value-type="float">
            <text:p>4.4337E-06</text:p>
          </table:table-cell>
          <table:table-cell office:value-type="float" office:value="0.0000444972" calcext:value-type="float">
            <text:p>4.449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35497" calcext:value-type="float">
            <text:p>35497</text:p>
          </table:table-cell>
          <table:table-cell office:value-type="float" office:value="283953" calcext:value-type="float">
            <text:p>283953</text:p>
          </table:table-cell>
          <table:table-cell office:value-type="float" office:value="0.995907" calcext:value-type="float">
            <text:p>0.995907</text:p>
          </table:table-cell>
          <table:table-cell office:value-type="float" office:value="20.3739" calcext:value-type="float">
            <text:p>20.3739</text:p>
          </table:table-cell>
          <table:table-cell office:value-type="float" office:value="349" calcext:value-type="float">
            <text:p>349</text:p>
          </table:table-cell>
          <table:table-cell office:value-type="float" office:value="2.86821" calcext:value-type="float">
            <text:p>2.86821</text:p>
          </table:table-cell>
          <table:table-cell office:value-type="float" office:value="0.0796726" calcext:value-type="float">
            <text:p>0.0796726</text:p>
          </table:table-cell>
          <table:table-cell office:value-type="float" office:value="0.0000489479" calcext:value-type="float">
            <text:p>4.89479E-05</text:p>
          </table:table-cell>
          <table:table-cell table:formula="of:=[.J33]-[.L33]" office:value-type="float" office:value="0.0000044507" calcext:value-type="float">
            <text:p>4.4507E-06</text:p>
          </table:table-cell>
          <table:table-cell office:value-type="float" office:value="0.0000444972" calcext:value-type="float">
            <text:p>4.449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35481" calcext:value-type="float">
            <text:p>35481</text:p>
          </table:table-cell>
          <table:table-cell office:value-type="float" office:value="283830" calcext:value-type="float">
            <text:p>283830</text:p>
          </table:table-cell>
          <table:table-cell office:value-type="float" office:value="0.995476" calcext:value-type="float">
            <text:p>0.995476</text:p>
          </table:table-cell>
          <table:table-cell office:value-type="float" office:value="20.19" calcext:value-type="float">
            <text:p>20.19</text:p>
          </table:table-cell>
          <table:table-cell office:value-type="float" office:value="235" calcext:value-type="float">
            <text:p>235</text:p>
          </table:table-cell>
          <table:table-cell office:value-type="float" office:value="2.86697" calcext:value-type="float">
            <text:p>2.86697</text:p>
          </table:table-cell>
          <table:table-cell office:value-type="float" office:value="0.079638" calcext:value-type="float">
            <text:p>0.079638</text:p>
          </table:table-cell>
          <table:table-cell office:value-type="float" office:value="0.0000489553" calcext:value-type="float">
            <text:p>4.89553E-05</text:p>
          </table:table-cell>
          <table:table-cell table:formula="of:=[.J34]-[.L34]" office:value-type="float" office:value="0.0000044581" calcext:value-type="float">
            <text:p>4.4581E-06</text:p>
          </table:table-cell>
          <table:table-cell office:value-type="float" office:value="0.0000444972" calcext:value-type="float">
            <text:p>4.449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35623" calcext:value-type="float">
            <text:p>35623</text:p>
          </table:table-cell>
          <table:table-cell office:value-type="float" office:value="284979" calcext:value-type="float">
            <text:p>284979</text:p>
          </table:table-cell>
          <table:table-cell office:value-type="float" office:value="0.999505" calcext:value-type="float">
            <text:p>0.999505</text:p>
          </table:table-cell>
          <table:table-cell office:value-type="float" office:value="19.8648" calcext:value-type="float">
            <text:p>19.8648</text:p>
          </table:table-cell>
          <table:table-cell office:value-type="float" office:value="218" calcext:value-type="float">
            <text:p>218</text:p>
          </table:table-cell>
          <table:table-cell office:value-type="float" office:value="2.87858" calcext:value-type="float">
            <text:p>2.87858</text:p>
          </table:table-cell>
          <table:table-cell office:value-type="float" office:value="0.0799604" calcext:value-type="float">
            <text:p>0.0799604</text:p>
          </table:table-cell>
          <table:table-cell office:value-type="float" office:value="0.000048964" calcext:value-type="float">
            <text:p>4.8964E-05</text:p>
          </table:table-cell>
          <table:table-cell table:formula="of:=[.J35]-[.L35]" office:value-type="float" office:value="0.0000044668" calcext:value-type="float">
            <text:p>4.4668E-06</text:p>
          </table:table-cell>
          <table:table-cell office:value-type="float" office:value="0.0000444972" calcext:value-type="float">
            <text:p>4.44972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35741" calcext:value-type="float">
            <text:p>35741</text:p>
          </table:table-cell>
          <table:table-cell office:value-type="float" office:value="285948" calcext:value-type="float">
            <text:p>285948</text:p>
          </table:table-cell>
          <table:table-cell office:value-type="float" office:value="1.0029" calcext:value-type="float">
            <text:p>1.0029</text:p>
          </table:table-cell>
          <table:table-cell office:value-type="float" office:value="20.615" calcext:value-type="float">
            <text:p>20.615</text:p>
          </table:table-cell>
          <table:table-cell office:value-type="float" office:value="243" calcext:value-type="float">
            <text:p>243</text:p>
          </table:table-cell>
          <table:table-cell office:value-type="float" office:value="2.88836" calcext:value-type="float">
            <text:p>2.88836</text:p>
          </table:table-cell>
          <table:table-cell office:value-type="float" office:value="0.0802323" calcext:value-type="float">
            <text:p>0.0802323</text:p>
          </table:table-cell>
          <table:table-cell office:value-type="float" office:value="0.0000489941" calcext:value-type="float">
            <text:p>4.89941E-05</text:p>
          </table:table-cell>
          <table:table-cell table:formula="of:=[.J36]-[.L36]" office:value-type="float" office:value="0.0000044969" calcext:value-type="float">
            <text:p>4.4969E-06</text:p>
          </table:table-cell>
          <table:table-cell office:value-type="float" office:value="0.0000444972" calcext:value-type="float">
            <text:p>4.44972E-0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DYAD</text:p>
          </table:table-cell>
          <table:table-cell table:style-name="ce11" table:formula="of:=AVERAGE([.C32:.C36])" office:value-type="float" office:value="35565.8" calcext:value-type="float">
            <text:p>35565.8</text:p>
          </table:table-cell>
          <table:table-cell table:style-name="ce11" table:formula="of:=AVERAGE([.D32:.D36])" office:value-type="float" office:value="284518.6" calcext:value-type="float">
            <text:p>284518.6</text:p>
          </table:table-cell>
          <table:table-cell table:style-name="ce11" table:formula="of:=AVERAGE([.E32:.E36])" office:value-type="float" office:value="0.9978898" calcext:value-type="float">
            <text:p>0.9978898</text:p>
          </table:table-cell>
          <table:table-cell table:style-name="ce11" table:formula="of:=AVERAGE([.F32:.F36])" office:value-type="float" office:value="20.21232" calcext:value-type="float">
            <text:p>20.21232</text:p>
          </table:table-cell>
          <table:table-cell table:style-name="ce11" table:formula="of:=AVERAGE([.G32:.G36])" office:value-type="float" office:value="253.2" calcext:value-type="float">
            <text:p>253.2</text:p>
          </table:table-cell>
          <table:table-cell table:style-name="ce11" table:formula="of:=AVERAGE([.H32:.H36])" office:value-type="float" office:value="2.873926" calcext:value-type="float">
            <text:p>2.873926</text:p>
          </table:table-cell>
          <table:table-cell table:style-name="ce11" table:formula="of:=AVERAGE([.I32:.I36])" office:value-type="float" office:value="0.07983124" calcext:value-type="float">
            <text:p>0.07983124</text:p>
          </table:table-cell>
          <table:table-cell table:style-name="ce13" table:formula="of:=AVERAGE([.J32:.J36])" office:value-type="float" office:value="0.00004895844" calcext:value-type="float">
            <text:p>4.895844E-05</text:p>
          </table:table-cell>
          <table:table-cell table:style-name="ce13" table:formula="of:=AVERAGE([.K32:.K36])" office:value-type="float" office:value="0.00000446124" calcext:value-type="float">
            <text:p>4.46124E-06</text:p>
          </table:table-cell>
          <table:table-cell table:style-name="ce13" table:formula="of:=AVERAGE([.L32:.L36])" office:value-type="float" office:value="0.0000444972" calcext:value-type="float">
            <text:p>4.44972E-05</text:p>
          </table:table-cell>
          <table:table-cell/>
        </table:table-row>
      </table:table>
      <table:table table:name="mesh size 8 x 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row table:style-name="ro1">
          <table:table-cell/>
          <table:table-cell office:value-type="string" calcext:value-type="string">
            <text:p>Routing Algorithm</text:p>
          </table:table-cell>
          <table:table-cell office:value-type="string" calcext:value-type="string">
            <text:p>Total Received Packets</text:p>
          </table:table-cell>
          <table:table-cell office:value-type="string" calcext:value-type="string">
            <text:p>Total Received Flits</text:p>
          </table:table-cell>
          <table:table-cell office:value-type="string" calcext:value-type="string">
            <text:p>Received/Ideal Flits Ratio</text:p>
          </table:table-cell>
          <table:table-cell office:value-type="string" calcext:value-type="string">
            <text:p>Global Average Delay (cycles)</text:p>
          </table:table-cell>
          <table:table-cell office:value-type="string" calcext:value-type="string">
            <text:p>Max Delay (cycles)</text:p>
          </table:table-cell>
          <table:table-cell office:value-type="string" calcext:value-type="string">
            <text:p>Network Throughput (flits/cycle)</text:p>
          </table:table-cell>
          <table:table-cell office:value-type="string" calcext:value-type="string">
            <text:p>Average IP Throughput (flits/cycle/IP)</text:p>
          </table:table-cell>
          <table:table-cell table:style-name="Default" office:value-type="string" calcext:value-type="string">
            <text:p>Total Energy (J)</text:p>
          </table:table-cell>
          <table:table-cell table:style-name="Default" office:value-type="string" calcext:value-type="string">
            <text:p>Dynamic Energy (J)</text:p>
          </table:table-cell>
          <table:table-cell table:style-name="Default" office:value-type="string" calcext:value-type="string">
            <text:p>Static Energy (J)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63442" calcext:value-type="float">
            <text:p>63442</text:p>
          </table:table-cell>
          <table:table-cell office:value-type="float" office:value="507513" calcext:value-type="float">
            <text:p>507513</text:p>
          </table:table-cell>
          <table:table-cell office:value-type="float" office:value="1.00125" calcext:value-type="float">
            <text:p>1.00125</text:p>
          </table:table-cell>
          <table:table-cell office:value-type="float" office:value="24.473" calcext:value-type="float">
            <text:p>24.473</text:p>
          </table:table-cell>
          <table:table-cell office:value-type="float" office:value="278" calcext:value-type="float">
            <text:p>278</text:p>
          </table:table-cell>
          <table:table-cell office:value-type="float" office:value="5.12639" calcext:value-type="float">
            <text:p>5.12639</text:p>
          </table:table-cell>
          <table:table-cell office:value-type="float" office:value="0.0800999" calcext:value-type="float">
            <text:p>0.0800999</text:p>
          </table:table-cell>
          <table:table-cell office:value-type="float" office:value="0.0000891018" calcext:value-type="float">
            <text:p>8.91018E-05</text:p>
          </table:table-cell>
          <table:table-cell table:formula="of:=[.J2]-[.L2]" office:value-type="float" office:value="0.0000100918" calcext:value-type="float">
            <text:p>1.00918E-05</text:p>
          </table:table-cell>
          <table:table-cell office:value-type="float" office:value="0.00007901" calcext:value-type="float">
            <text:p>7.901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63439" calcext:value-type="float">
            <text:p>63439</text:p>
          </table:table-cell>
          <table:table-cell office:value-type="float" office:value="507512" calcext:value-type="float">
            <text:p>507512</text:p>
          </table:table-cell>
          <table:table-cell office:value-type="float" office:value="1.00125" calcext:value-type="float">
            <text:p>1.00125</text:p>
          </table:table-cell>
          <table:table-cell office:value-type="float" office:value="24.2748" calcext:value-type="float">
            <text:p>24.2748</text:p>
          </table:table-cell>
          <table:table-cell office:value-type="float" office:value="281" calcext:value-type="float">
            <text:p>281</text:p>
          </table:table-cell>
          <table:table-cell office:value-type="float" office:value="5.12638" calcext:value-type="float">
            <text:p>5.12638</text:p>
          </table:table-cell>
          <table:table-cell office:value-type="float" office:value="0.0800997" calcext:value-type="float">
            <text:p>0.0800997</text:p>
          </table:table-cell>
          <table:table-cell office:value-type="float" office:value="0.0000890683" calcext:value-type="float">
            <text:p>8.90683E-05</text:p>
          </table:table-cell>
          <table:table-cell table:formula="of:=[.J3]-[.L3]" office:value-type="float" office:value="0.0000100583" calcext:value-type="float">
            <text:p>1.00583E-05</text:p>
          </table:table-cell>
          <table:table-cell office:value-type="float" office:value="0.00007901" calcext:value-type="float">
            <text:p>7.901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63490" calcext:value-type="float">
            <text:p>63490</text:p>
          </table:table-cell>
          <table:table-cell office:value-type="float" office:value="507920" calcext:value-type="float">
            <text:p>507920</text:p>
          </table:table-cell>
          <table:table-cell office:value-type="float" office:value="1.00205" calcext:value-type="float">
            <text:p>1.00205</text:p>
          </table:table-cell>
          <table:table-cell office:value-type="float" office:value="24.4888" calcext:value-type="float">
            <text:p>24.4888</text:p>
          </table:table-cell>
          <table:table-cell office:value-type="float" office:value="230" calcext:value-type="float">
            <text:p>230</text:p>
          </table:table-cell>
          <table:table-cell office:value-type="float" office:value="5.13051" calcext:value-type="float">
            <text:p>5.13051</text:p>
          </table:table-cell>
          <table:table-cell office:value-type="float" office:value="0.0801641" calcext:value-type="float">
            <text:p>0.0801641</text:p>
          </table:table-cell>
          <table:table-cell office:value-type="float" office:value="0.0000891061" calcext:value-type="float">
            <text:p>8.91061E-05</text:p>
          </table:table-cell>
          <table:table-cell table:formula="of:=[.J4]-[.L4]" office:value-type="float" office:value="0.0000100961" calcext:value-type="float">
            <text:p>1.00961E-05</text:p>
          </table:table-cell>
          <table:table-cell office:value-type="float" office:value="0.00007901" calcext:value-type="float">
            <text:p>7.901E-05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63267" calcext:value-type="float">
            <text:p>63267</text:p>
          </table:table-cell>
          <table:table-cell office:value-type="float" office:value="506125" calcext:value-type="float">
            <text:p>506125</text:p>
          </table:table-cell>
          <table:table-cell office:value-type="float" office:value="0.99851" calcext:value-type="float">
            <text:p>0.99851</text:p>
          </table:table-cell>
          <table:table-cell office:value-type="float" office:value="24.3779" calcext:value-type="float">
            <text:p>24.3779</text:p>
          </table:table-cell>
          <table:table-cell office:value-type="float" office:value="340" calcext:value-type="float">
            <text:p>340</text:p>
          </table:table-cell>
          <table:table-cell office:value-type="float" office:value="5.11237" calcext:value-type="float">
            <text:p>5.11237</text:p>
          </table:table-cell>
          <table:table-cell office:value-type="float" office:value="0.0798808" calcext:value-type="float">
            <text:p>0.0798808</text:p>
          </table:table-cell>
          <table:table-cell office:value-type="float" office:value="0.0000890696" calcext:value-type="float">
            <text:p>8.90696E-05</text:p>
          </table:table-cell>
          <table:table-cell table:formula="of:=[.J5]-[.L5]" office:value-type="float" office:value="0.0000100596" calcext:value-type="float">
            <text:p>1.00596E-05</text:p>
          </table:table-cell>
          <table:table-cell office:value-type="float" office:value="0.00007901" calcext:value-type="float">
            <text:p>7.901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XY</text:p>
          </table:table-cell>
          <table:table-cell table:style-name="ce11" table:formula="of:=AVERAGE([.C2:.C5])" office:value-type="float" office:value="63409.5" calcext:value-type="float">
            <text:p>63409.5</text:p>
          </table:table-cell>
          <table:table-cell table:style-name="ce11" table:formula="of:=AVERAGE([.D2:.D5])" office:value-type="float" office:value="507267.5" calcext:value-type="float">
            <text:p>507267.5</text:p>
          </table:table-cell>
          <table:table-cell table:style-name="ce11" table:formula="of:=AVERAGE([.E2:.E5])" office:value-type="float" office:value="1.000765" calcext:value-type="float">
            <text:p>1.000765</text:p>
          </table:table-cell>
          <table:table-cell table:style-name="ce11" table:formula="of:=AVERAGE([.F2:.F5])" office:value-type="float" office:value="24.403625" calcext:value-type="float">
            <text:p>24.403625</text:p>
          </table:table-cell>
          <table:table-cell table:style-name="ce11" table:formula="of:=AVERAGE([.G2:.G5])" office:value-type="float" office:value="282.25" calcext:value-type="float">
            <text:p>282.25</text:p>
          </table:table-cell>
          <table:table-cell table:style-name="ce11" table:formula="of:=AVERAGE([.H2:.H5])" office:value-type="float" office:value="5.1239125" calcext:value-type="float">
            <text:p>5.1239125</text:p>
          </table:table-cell>
          <table:table-cell table:style-name="ce11" table:formula="of:=AVERAGE([.I2:.I5])" office:value-type="float" office:value="0.080061125" calcext:value-type="float">
            <text:p>0.080061125</text:p>
          </table:table-cell>
          <table:table-cell table:style-name="ce13" table:formula="of:=AVERAGE([.J2:.J5])" office:value-type="float" office:value="0.00008908645" calcext:value-type="float">
            <text:p>8.908645E-05</text:p>
          </table:table-cell>
          <table:table-cell table:style-name="ce13" table:formula="of:=AVERAGE([.K2:.K5])" office:value-type="float" office:value="0.00001007645" calcext:value-type="float">
            <text:p>1.007645E-05</text:p>
          </table:table-cell>
          <table:table-cell table:style-name="ce13" table:formula="of:=AVERAGE([.L2:.L5])" office:value-type="float" office:value="0.00007901" calcext:value-type="float">
            <text:p>7.901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63335" calcext:value-type="float">
            <text:p>63335</text:p>
          </table:table-cell>
          <table:table-cell office:value-type="float" office:value="506665" calcext:value-type="float">
            <text:p>506665</text:p>
          </table:table-cell>
          <table:table-cell office:value-type="float" office:value="0.999576" calcext:value-type="float">
            <text:p>0.999576</text:p>
          </table:table-cell>
          <table:table-cell office:value-type="float" office:value="25.0904" calcext:value-type="float">
            <text:p>25.0904</text:p>
          </table:table-cell>
          <table:table-cell office:value-type="float" office:value="289" calcext:value-type="float">
            <text:p>289</text:p>
          </table:table-cell>
          <table:table-cell office:value-type="float" office:value="5.11783" calcext:value-type="float">
            <text:p>5.11783</text:p>
          </table:table-cell>
          <table:table-cell office:value-type="float" office:value="0.0799661" calcext:value-type="float">
            <text:p>0.0799661</text:p>
          </table:table-cell>
          <table:table-cell office:value-type="float" office:value="0.0000891315" calcext:value-type="float">
            <text:p>8.91315E-05</text:p>
          </table:table-cell>
          <table:table-cell table:formula="of:=[.J7]-[.L7]" office:value-type="float" office:value="0.0000100703" calcext:value-type="float">
            <text:p>1.00703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63679" calcext:value-type="float">
            <text:p>63679</text:p>
          </table:table-cell>
          <table:table-cell office:value-type="float" office:value="509442" calcext:value-type="float">
            <text:p>509442</text:p>
          </table:table-cell>
          <table:table-cell office:value-type="float" office:value="1.00505" calcext:value-type="float">
            <text:p>1.00505</text:p>
          </table:table-cell>
          <table:table-cell office:value-type="float" office:value="25.1604" calcext:value-type="float">
            <text:p>25.1604</text:p>
          </table:table-cell>
          <table:table-cell office:value-type="float" office:value="272" calcext:value-type="float">
            <text:p>272</text:p>
          </table:table-cell>
          <table:table-cell office:value-type="float" office:value="5.14588" calcext:value-type="float">
            <text:p>5.14588</text:p>
          </table:table-cell>
          <table:table-cell office:value-type="float" office:value="0.0804044" calcext:value-type="float">
            <text:p>0.0804044</text:p>
          </table:table-cell>
          <table:table-cell office:value-type="float" office:value="0.0000891986" calcext:value-type="float">
            <text:p>8.91986E-05</text:p>
          </table:table-cell>
          <table:table-cell table:formula="of:=[.J8]-[.L8]" office:value-type="float" office:value="0.0000101374" calcext:value-type="float">
            <text:p>1.01374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63314" calcext:value-type="float">
            <text:p>63314</text:p>
          </table:table-cell>
          <table:table-cell office:value-type="float" office:value="506517" calcext:value-type="float">
            <text:p>506517</text:p>
          </table:table-cell>
          <table:table-cell office:value-type="float" office:value="0.999284" calcext:value-type="float">
            <text:p>0.999284</text:p>
          </table:table-cell>
          <table:table-cell office:value-type="float" office:value="24.6759" calcext:value-type="float">
            <text:p>24.6759</text:p>
          </table:table-cell>
          <table:table-cell office:value-type="float" office:value="254" calcext:value-type="float">
            <text:p>254</text:p>
          </table:table-cell>
          <table:table-cell office:value-type="float" office:value="5.11633" calcext:value-type="float">
            <text:p>5.11633</text:p>
          </table:table-cell>
          <table:table-cell office:value-type="float" office:value="0.0799427" calcext:value-type="float">
            <text:p>0.0799427</text:p>
          </table:table-cell>
          <table:table-cell office:value-type="float" office:value="0.0000891202" calcext:value-type="float">
            <text:p>8.91202E-05</text:p>
          </table:table-cell>
          <table:table-cell table:formula="of:=[.J9]-[.L9]" office:value-type="float" office:value="0.000010059" calcext:value-type="float">
            <text:p>1.0059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62975" calcext:value-type="float">
            <text:p>62975</text:p>
          </table:table-cell>
          <table:table-cell office:value-type="float" office:value="503780" calcext:value-type="float">
            <text:p>503780</text:p>
          </table:table-cell>
          <table:table-cell office:value-type="float" office:value="0.993884" calcext:value-type="float">
            <text:p>0.993884</text:p>
          </table:table-cell>
          <table:table-cell office:value-type="float" office:value="24.672" calcext:value-type="float">
            <text:p>24.672</text:p>
          </table:table-cell>
          <table:table-cell office:value-type="float" office:value="219" calcext:value-type="float">
            <text:p>219</text:p>
          </table:table-cell>
          <table:table-cell office:value-type="float" office:value="5.08869" calcext:value-type="float">
            <text:p>5.08869</text:p>
          </table:table-cell>
          <table:table-cell office:value-type="float" office:value="0.0795107" calcext:value-type="float">
            <text:p>0.0795107</text:p>
          </table:table-cell>
          <table:table-cell office:value-type="float" office:value="0.000089079" calcext:value-type="float">
            <text:p>8.9079E-05</text:p>
          </table:table-cell>
          <table:table-cell table:formula="of:=[.J10]-[.L10]" office:value-type="float" office:value="0.0000100178" calcext:value-type="float">
            <text:p>1.00178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WEST FIRST</text:p>
          </table:table-cell>
          <table:table-cell table:style-name="ce11" table:formula="of:=AVERAGE([.C7:.C10])" office:value-type="float" office:value="63325.75" calcext:value-type="float">
            <text:p>63325.75</text:p>
          </table:table-cell>
          <table:table-cell table:style-name="ce11" table:formula="of:=AVERAGE([.D7:.D10])" office:value-type="float" office:value="506601" calcext:value-type="float">
            <text:p>506601</text:p>
          </table:table-cell>
          <table:table-cell table:style-name="ce11" table:formula="of:=AVERAGE([.E7:.E10])" office:value-type="float" office:value="0.9994485" calcext:value-type="float">
            <text:p>0.9994485</text:p>
          </table:table-cell>
          <table:table-cell table:style-name="ce11" table:formula="of:=AVERAGE([.F7:.F10])" office:value-type="float" office:value="24.899675" calcext:value-type="float">
            <text:p>24.899675</text:p>
          </table:table-cell>
          <table:table-cell table:style-name="ce11" table:formula="of:=AVERAGE([.G7:.G10])" office:value-type="float" office:value="258.5" calcext:value-type="float">
            <text:p>258.5</text:p>
          </table:table-cell>
          <table:table-cell table:style-name="ce11" table:formula="of:=AVERAGE([.H7:.H10])" office:value-type="float" office:value="5.1171825" calcext:value-type="float">
            <text:p>5.1171825</text:p>
          </table:table-cell>
          <table:table-cell table:style-name="ce11" table:formula="of:=AVERAGE([.I7:.I10])" office:value-type="float" office:value="0.079955975" calcext:value-type="float">
            <text:p>0.079955975</text:p>
          </table:table-cell>
          <table:table-cell table:style-name="ce13" table:formula="of:=AVERAGE([.J7:.J10])" office:value-type="float" office:value="0.000089132325" calcext:value-type="float">
            <text:p>8.9132325E-05</text:p>
          </table:table-cell>
          <table:table-cell table:style-name="ce13" table:formula="of:=AVERAGE([.K7:.K10])" office:value-type="float" office:value="0.000010071125" calcext:value-type="float">
            <text:p>1.0071125E-05</text:p>
          </table:table-cell>
          <table:table-cell table:style-name="ce13" table:formula="of:=AVERAGE([.L7:.L10])"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63393" calcext:value-type="float">
            <text:p>63393</text:p>
          </table:table-cell>
          <table:table-cell office:value-type="float" office:value="507121" calcext:value-type="float">
            <text:p>507121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25.3121" calcext:value-type="float">
            <text:p>25.3121</text:p>
          </table:table-cell>
          <table:table-cell office:value-type="float" office:value="355" calcext:value-type="float">
            <text:p>355</text:p>
          </table:table-cell>
          <table:table-cell office:value-type="float" office:value="5.12243" calcext:value-type="float">
            <text:p>5.12243</text:p>
          </table:table-cell>
          <table:table-cell office:value-type="float" office:value="0.080038" calcext:value-type="float">
            <text:p>0.080038</text:p>
          </table:table-cell>
          <table:table-cell office:value-type="float" office:value="0.0000891351" calcext:value-type="float">
            <text:p>8.91351E-05</text:p>
          </table:table-cell>
          <table:table-cell table:formula="of:=[.J12]-[.L12]" office:value-type="float" office:value="0.0000100739" calcext:value-type="float">
            <text:p>1.00739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63172" calcext:value-type="float">
            <text:p>63172</text:p>
          </table:table-cell>
          <table:table-cell office:value-type="float" office:value="505375" calcext:value-type="float">
            <text:p>505375</text:p>
          </table:table-cell>
          <table:table-cell office:value-type="float" office:value="0.997031" calcext:value-type="float">
            <text:p>0.997031</text:p>
          </table:table-cell>
          <table:table-cell office:value-type="float" office:value="25.5309" calcext:value-type="float">
            <text:p>25.5309</text:p>
          </table:table-cell>
          <table:table-cell office:value-type="float" office:value="337" calcext:value-type="float">
            <text:p>337</text:p>
          </table:table-cell>
          <table:table-cell office:value-type="float" office:value="5.1048" calcext:value-type="float">
            <text:p>5.1048</text:p>
          </table:table-cell>
          <table:table-cell office:value-type="float" office:value="0.0797625" calcext:value-type="float">
            <text:p>0.0797625</text:p>
          </table:table-cell>
          <table:table-cell office:value-type="float" office:value="0.0000890885" calcext:value-type="float">
            <text:p>8.90885E-05</text:p>
          </table:table-cell>
          <table:table-cell table:formula="of:=[.J13]-[.L13]" office:value-type="float" office:value="0.0000100273" calcext:value-type="float">
            <text:p>1.00273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63560" calcext:value-type="float">
            <text:p>63560</text:p>
          </table:table-cell>
          <table:table-cell office:value-type="float" office:value="508467" calcext:value-type="float">
            <text:p>508467</text:p>
          </table:table-cell>
          <table:table-cell office:value-type="float" office:value="1.00313" calcext:value-type="float">
            <text:p>1.00313</text:p>
          </table:table-cell>
          <table:table-cell office:value-type="float" office:value="25.9025" calcext:value-type="float">
            <text:p>25.9025</text:p>
          </table:table-cell>
          <table:table-cell office:value-type="float" office:value="347" calcext:value-type="float">
            <text:p>347</text:p>
          </table:table-cell>
          <table:table-cell office:value-type="float" office:value="5.13603" calcext:value-type="float">
            <text:p>5.13603</text:p>
          </table:table-cell>
          <table:table-cell office:value-type="float" office:value="0.0802505" calcext:value-type="float">
            <text:p>0.0802505</text:p>
          </table:table-cell>
          <table:table-cell office:value-type="float" office:value="0.0000891357" calcext:value-type="float">
            <text:p>8.91357E-05</text:p>
          </table:table-cell>
          <table:table-cell table:formula="of:=[.J14]-[.L14]" office:value-type="float" office:value="0.0000100745" calcext:value-type="float">
            <text:p>1.00745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63600" calcext:value-type="float">
            <text:p>63600</text:p>
          </table:table-cell>
          <table:table-cell office:value-type="float" office:value="508795" calcext:value-type="float">
            <text:p>508795</text:p>
          </table:table-cell>
          <table:table-cell office:value-type="float" office:value="1.00378" calcext:value-type="float">
            <text:p>1.00378</text:p>
          </table:table-cell>
          <table:table-cell office:value-type="float" office:value="25.9604" calcext:value-type="float">
            <text:p>25.9604</text:p>
          </table:table-cell>
          <table:table-cell office:value-type="float" office:value="457" calcext:value-type="float">
            <text:p>457</text:p>
          </table:table-cell>
          <table:table-cell office:value-type="float" office:value="5.13934" calcext:value-type="float">
            <text:p>5.13934</text:p>
          </table:table-cell>
          <table:table-cell office:value-type="float" office:value="0.0803022" calcext:value-type="float">
            <text:p>0.0803022</text:p>
          </table:table-cell>
          <table:table-cell office:value-type="float" office:value="0.0000891712" calcext:value-type="float">
            <text:p>8.91712E-05</text:p>
          </table:table-cell>
          <table:table-cell table:formula="of:=[.J15]-[.L15]" office:value-type="float" office:value="0.00001011" calcext:value-type="float">
            <text:p>1.011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ORTH LAST</text:p>
          </table:table-cell>
          <table:table-cell table:style-name="ce11" table:formula="of:=AVERAGE([.C12:.C15])" office:value-type="float" office:value="63431.25" calcext:value-type="float">
            <text:p>63431.25</text:p>
          </table:table-cell>
          <table:table-cell table:style-name="ce11" table:formula="of:=AVERAGE([.D12:.D15])" office:value-type="float" office:value="507439.5" calcext:value-type="float">
            <text:p>507439.5</text:p>
          </table:table-cell>
          <table:table-cell table:style-name="ce11" table:formula="of:=AVERAGE([.E12:.E15])" office:value-type="float" office:value="1.00110525" calcext:value-type="float">
            <text:p>1.00110525</text:p>
          </table:table-cell>
          <table:table-cell table:style-name="ce11" table:formula="of:=AVERAGE([.F12:.F15])" office:value-type="float" office:value="25.676475" calcext:value-type="float">
            <text:p>25.676475</text:p>
          </table:table-cell>
          <table:table-cell table:style-name="ce11" table:formula="of:=AVERAGE([.G12:.G15])" office:value-type="float" office:value="374" calcext:value-type="float">
            <text:p>374</text:p>
          </table:table-cell>
          <table:table-cell table:style-name="ce11" table:formula="of:=AVERAGE([.H12:.H15])" office:value-type="float" office:value="5.12565" calcext:value-type="float">
            <text:p>5.12565</text:p>
          </table:table-cell>
          <table:table-cell table:style-name="ce11" table:formula="of:=AVERAGE([.I12:.I15])" office:value-type="float" office:value="0.0800883" calcext:value-type="float">
            <text:p>0.0800883</text:p>
          </table:table-cell>
          <table:table-cell table:style-name="ce13" table:formula="of:=AVERAGE([.J12:.J15])" office:value-type="float" office:value="0.000089132625" calcext:value-type="float">
            <text:p>8.9132625E-05</text:p>
          </table:table-cell>
          <table:table-cell table:style-name="ce13" table:formula="of:=AVERAGE([.K12:.K15])" office:value-type="float" office:value="0.000010071425" calcext:value-type="float">
            <text:p>1.0071425E-05</text:p>
          </table:table-cell>
          <table:table-cell table:style-name="ce13" table:formula="of:=AVERAGE([.L12:.L15])"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63555" calcext:value-type="float">
            <text:p>63555</text:p>
          </table:table-cell>
          <table:table-cell office:value-type="float" office:value="508431" calcext:value-type="float">
            <text:p>508431</text:p>
          </table:table-cell>
          <table:table-cell office:value-type="float" office:value="1.00306" calcext:value-type="float">
            <text:p>1.00306</text:p>
          </table:table-cell>
          <table:table-cell office:value-type="float" office:value="28.4013" calcext:value-type="float">
            <text:p>28.4013</text:p>
          </table:table-cell>
          <table:table-cell office:value-type="float" office:value="586" calcext:value-type="float">
            <text:p>586</text:p>
          </table:table-cell>
          <table:table-cell office:value-type="float" office:value="5.13567" calcext:value-type="float">
            <text:p>5.13567</text:p>
          </table:table-cell>
          <table:table-cell office:value-type="float" office:value="0.0802448" calcext:value-type="float">
            <text:p>0.0802448</text:p>
          </table:table-cell>
          <table:table-cell office:value-type="float" office:value="0.0000891565" calcext:value-type="float">
            <text:p>8.91565E-05</text:p>
          </table:table-cell>
          <table:table-cell table:formula="of:=[.J17]-[.L17]" office:value-type="float" office:value="0.0000100953" calcext:value-type="float">
            <text:p>1.00953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63706" calcext:value-type="float">
            <text:p>63706</text:p>
          </table:table-cell>
          <table:table-cell office:value-type="float" office:value="509611" calcext:value-type="float">
            <text:p>509611</text:p>
          </table:table-cell>
          <table:table-cell office:value-type="float" office:value="1.00539" calcext:value-type="float">
            <text:p>1.00539</text:p>
          </table:table-cell>
          <table:table-cell office:value-type="float" office:value="27.6218" calcext:value-type="float">
            <text:p>27.6218</text:p>
          </table:table-cell>
          <table:table-cell office:value-type="float" office:value="325" calcext:value-type="float">
            <text:p>325</text:p>
          </table:table-cell>
          <table:table-cell office:value-type="float" office:value="5.14759" calcext:value-type="float">
            <text:p>5.14759</text:p>
          </table:table-cell>
          <table:table-cell office:value-type="float" office:value="0.080431" calcext:value-type="float">
            <text:p>0.080431</text:p>
          </table:table-cell>
          <table:table-cell office:value-type="float" office:value="0.0000891922" calcext:value-type="float">
            <text:p>8.91922E-05</text:p>
          </table:table-cell>
          <table:table-cell table:formula="of:=[.J18]-[.L18]" office:value-type="float" office:value="0.000010131" calcext:value-type="float">
            <text:p>1.0131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62973" calcext:value-type="float">
            <text:p>62973</text:p>
          </table:table-cell>
          <table:table-cell office:value-type="float" office:value="503781" calcext:value-type="float">
            <text:p>503781</text:p>
          </table:table-cell>
          <table:table-cell office:value-type="float" office:value="0.993886" calcext:value-type="float">
            <text:p>0.993886</text:p>
          </table:table-cell>
          <table:table-cell office:value-type="float" office:value="27.6334" calcext:value-type="float">
            <text:p>27.6334</text:p>
          </table:table-cell>
          <table:table-cell office:value-type="float" office:value="485" calcext:value-type="float">
            <text:p>485</text:p>
          </table:table-cell>
          <table:table-cell office:value-type="float" office:value="5.0887" calcext:value-type="float">
            <text:p>5.0887</text:p>
          </table:table-cell>
          <table:table-cell office:value-type="float" office:value="0.0795109" calcext:value-type="float">
            <text:p>0.0795109</text:p>
          </table:table-cell>
          <table:table-cell office:value-type="float" office:value="0.0000890684" calcext:value-type="float">
            <text:p>8.90684E-05</text:p>
          </table:table-cell>
          <table:table-cell table:formula="of:=[.J19]-[.L19]" office:value-type="float" office:value="0.0000100072" calcext:value-type="float">
            <text:p>1.00072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63661" calcext:value-type="float">
            <text:p>63661</text:p>
          </table:table-cell>
          <table:table-cell office:value-type="float" office:value="509274" calcext:value-type="float">
            <text:p>509274</text:p>
          </table:table-cell>
          <table:table-cell office:value-type="float" office:value="1.00472" calcext:value-type="float">
            <text:p>1.00472</text:p>
          </table:table-cell>
          <table:table-cell office:value-type="float" office:value="27.1559" calcext:value-type="float">
            <text:p>27.1559</text:p>
          </table:table-cell>
          <table:table-cell office:value-type="float" office:value="296" calcext:value-type="float">
            <text:p>296</text:p>
          </table:table-cell>
          <table:table-cell office:value-type="float" office:value="5.14418" calcext:value-type="float">
            <text:p>5.14418</text:p>
          </table:table-cell>
          <table:table-cell office:value-type="float" office:value="0.0803778" calcext:value-type="float">
            <text:p>0.0803778</text:p>
          </table:table-cell>
          <table:table-cell office:value-type="float" office:value="0.000089204" calcext:value-type="float">
            <text:p>8.9204E-05</text:p>
          </table:table-cell>
          <table:table-cell table:formula="of:=[.J20]-[.L20]" office:value-type="float" office:value="0.0000101428" calcext:value-type="float">
            <text:p>1.01428E-05</text:p>
          </table:table-cell>
          <table:table-cell office:value-type="float" office:value="0.0000790612" calcext:value-type="float">
            <text:p>7.90612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EGATIVE FIRST</text:p>
          </table:table-cell>
          <table:table-cell table:style-name="ce11" table:formula="of:=AVERAGE([.C17:.C20])" office:value-type="float" office:value="63473.75" calcext:value-type="float">
            <text:p>63473.75</text:p>
          </table:table-cell>
          <table:table-cell table:style-name="ce11" table:formula="of:=AVERAGE([.D17:.D20])" office:value-type="float" office:value="507774.25" calcext:value-type="float">
            <text:p>507774.25</text:p>
          </table:table-cell>
          <table:table-cell table:style-name="ce11" table:formula="of:=AVERAGE([.E17:.E20])" office:value-type="float" office:value="1.001764" calcext:value-type="float">
            <text:p>1.001764</text:p>
          </table:table-cell>
          <table:table-cell table:style-name="ce11" table:formula="of:=AVERAGE([.F17:.F20])" office:value-type="float" office:value="27.7031" calcext:value-type="float">
            <text:p>27.7031</text:p>
          </table:table-cell>
          <table:table-cell table:style-name="ce11" table:formula="of:=AVERAGE([.G17:.G20])" office:value-type="float" office:value="423" calcext:value-type="float">
            <text:p>423</text:p>
          </table:table-cell>
          <table:table-cell table:style-name="ce11" table:formula="of:=AVERAGE([.H17:.H20])" office:value-type="float" office:value="5.129035" calcext:value-type="float">
            <text:p>5.129035</text:p>
          </table:table-cell>
          <table:table-cell table:style-name="ce11" table:formula="of:=AVERAGE([.I17:.I20])" office:value-type="float" office:value="0.080141125" calcext:value-type="float">
            <text:p>0.080141125</text:p>
          </table:table-cell>
          <table:table-cell table:style-name="ce13" table:formula="of:=AVERAGE([.J17:.J20])" office:value-type="float" office:value="0.000089155275" calcext:value-type="float">
            <text:p>8.9155275E-05</text:p>
          </table:table-cell>
          <table:table-cell table:style-name="ce13" table:formula="of:=AVERAGE([.K17:.K20])" office:value-type="float" office:value="0.000010094075" calcext:value-type="float">
            <text:p>1.0094075E-05</text:p>
          </table:table-cell>
          <table:table-cell table:style-name="ce13" table:formula="of:=AVERAGE([.L17:.L20])" office:value-type="float" office:value="0.0000790612" calcext:value-type="float">
            <text:p>7.90612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63481" calcext:value-type="float">
            <text:p>63481</text:p>
          </table:table-cell>
          <table:table-cell office:value-type="float" office:value="507830" calcext:value-type="float">
            <text:p>507830</text:p>
          </table:table-cell>
          <table:table-cell office:value-type="float" office:value="1.00187" calcext:value-type="float">
            <text:p>1.00187</text:p>
          </table:table-cell>
          <table:table-cell office:value-type="float" office:value="25.5902" calcext:value-type="float">
            <text:p>25.5902</text:p>
          </table:table-cell>
          <table:table-cell office:value-type="float" office:value="387" calcext:value-type="float">
            <text:p>387</text:p>
          </table:table-cell>
          <table:table-cell office:value-type="float" office:value="5.1296" calcext:value-type="float">
            <text:p>5.1296</text:p>
          </table:table-cell>
          <table:table-cell office:value-type="float" office:value="0.0801499" calcext:value-type="float">
            <text:p>0.0801499</text:p>
          </table:table-cell>
          <table:table-cell office:value-type="float" office:value="0.0000892027" calcext:value-type="float">
            <text:p>8.92027E-05</text:p>
          </table:table-cell>
          <table:table-cell table:formula="of:=[.J22]-[.L22]" office:value-type="float" office:value="0.0000101159" calcext:value-type="float">
            <text:p>1.01159E-05</text:p>
          </table:table-cell>
          <table:table-cell office:value-type="float" office:value="0.0000790868" calcext:value-type="float">
            <text:p>7.90868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63239" calcext:value-type="float">
            <text:p>63239</text:p>
          </table:table-cell>
          <table:table-cell office:value-type="float" office:value="505895" calcext:value-type="float">
            <text:p>505895</text:p>
          </table:table-cell>
          <table:table-cell office:value-type="float" office:value="0.998057" calcext:value-type="float">
            <text:p>0.998057</text:p>
          </table:table-cell>
          <table:table-cell office:value-type="float" office:value="25.41" calcext:value-type="float">
            <text:p>25.41</text:p>
          </table:table-cell>
          <table:table-cell office:value-type="float" office:value="278" calcext:value-type="float">
            <text:p>278</text:p>
          </table:table-cell>
          <table:table-cell office:value-type="float" office:value="5.11005" calcext:value-type="float">
            <text:p>5.11005</text:p>
          </table:table-cell>
          <table:table-cell office:value-type="float" office:value="0.0798445" calcext:value-type="float">
            <text:p>0.0798445</text:p>
          </table:table-cell>
          <table:table-cell office:value-type="float" office:value="0.0000891505" calcext:value-type="float">
            <text:p>8.91505E-05</text:p>
          </table:table-cell>
          <table:table-cell table:formula="of:=[.J23]-[.L23]" office:value-type="float" office:value="0.0000100637" calcext:value-type="float">
            <text:p>1.00637E-05</text:p>
          </table:table-cell>
          <table:table-cell office:value-type="float" office:value="0.0000790868" calcext:value-type="float">
            <text:p>7.90868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63088" calcext:value-type="float">
            <text:p>63088</text:p>
          </table:table-cell>
          <table:table-cell office:value-type="float" office:value="504698" calcext:value-type="float">
            <text:p>504698</text:p>
          </table:table-cell>
          <table:table-cell office:value-type="float" office:value="0.995695" calcext:value-type="float">
            <text:p>0.995695</text:p>
          </table:table-cell>
          <table:table-cell office:value-type="float" office:value="25.3037" calcext:value-type="float">
            <text:p>25.3037</text:p>
          </table:table-cell>
          <table:table-cell office:value-type="float" office:value="308" calcext:value-type="float">
            <text:p>308</text:p>
          </table:table-cell>
          <table:table-cell office:value-type="float" office:value="5.09796" calcext:value-type="float">
            <text:p>5.09796</text:p>
          </table:table-cell>
          <table:table-cell office:value-type="float" office:value="0.0796556" calcext:value-type="float">
            <text:p>0.0796556</text:p>
          </table:table-cell>
          <table:table-cell office:value-type="float" office:value="0.0000891181" calcext:value-type="float">
            <text:p>8.91181E-05</text:p>
          </table:table-cell>
          <table:table-cell table:formula="of:=[.J24]-[.L24]" office:value-type="float" office:value="0.0000100313" calcext:value-type="float">
            <text:p>1.00313E-05</text:p>
          </table:table-cell>
          <table:table-cell office:value-type="float" office:value="0.0000790868" calcext:value-type="float">
            <text:p>7.90868E-0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63137" calcext:value-type="float">
            <text:p>63137</text:p>
          </table:table-cell>
          <table:table-cell office:value-type="float" office:value="505140" calcext:value-type="float">
            <text:p>505140</text:p>
          </table:table-cell>
          <table:table-cell office:value-type="float" office:value="0.996567" calcext:value-type="float">
            <text:p>0.996567</text:p>
          </table:table-cell>
          <table:table-cell office:value-type="float" office:value="25.5461" calcext:value-type="float">
            <text:p>25.5461</text:p>
          </table:table-cell>
          <table:table-cell office:value-type="float" office:value="359" calcext:value-type="float">
            <text:p>359</text:p>
          </table:table-cell>
          <table:table-cell office:value-type="float" office:value="5.10242" calcext:value-type="float">
            <text:p>5.10242</text:p>
          </table:table-cell>
          <table:table-cell office:value-type="float" office:value="0.0797254" calcext:value-type="float">
            <text:p>0.0797254</text:p>
          </table:table-cell>
          <table:table-cell office:value-type="float" office:value="0.0000891288" calcext:value-type="float">
            <text:p>8.91288E-05</text:p>
          </table:table-cell>
          <table:table-cell table:formula="of:=[.J25]-[.L25]" office:value-type="float" office:value="0.000010042" calcext:value-type="float">
            <text:p>1.0042E-05</text:p>
          </table:table-cell>
          <table:table-cell office:value-type="float" office:value="0.0000790868" calcext:value-type="float">
            <text:p>7.90868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ODD EVEN</text:p>
          </table:table-cell>
          <table:table-cell table:style-name="ce11" table:formula="of:=AVERAGE([.C22:.C25])" office:value-type="float" office:value="63236.25" calcext:value-type="float">
            <text:p>63236.25</text:p>
          </table:table-cell>
          <table:table-cell table:style-name="ce11" table:formula="of:=AVERAGE([.D22:.D25])" office:value-type="float" office:value="505890.75" calcext:value-type="float">
            <text:p>505890.75</text:p>
          </table:table-cell>
          <table:table-cell table:style-name="ce11" table:formula="of:=AVERAGE([.E22:.E25])" office:value-type="float" office:value="0.99804725" calcext:value-type="float">
            <text:p>0.99804725</text:p>
          </table:table-cell>
          <table:table-cell table:style-name="ce11" table:formula="of:=AVERAGE([.F22:.F25])" office:value-type="float" office:value="25.4625" calcext:value-type="float">
            <text:p>25.4625</text:p>
          </table:table-cell>
          <table:table-cell table:style-name="ce11" table:formula="of:=AVERAGE([.G22:.G25])" office:value-type="float" office:value="333" calcext:value-type="float">
            <text:p>333</text:p>
          </table:table-cell>
          <table:table-cell table:style-name="ce11" table:formula="of:=AVERAGE([.H22:.H25])" office:value-type="float" office:value="5.1100075" calcext:value-type="float">
            <text:p>5.1100075</text:p>
          </table:table-cell>
          <table:table-cell table:style-name="ce11" table:formula="of:=AVERAGE([.I22:.I25])" office:value-type="float" office:value="0.07984385" calcext:value-type="float">
            <text:p>0.07984385</text:p>
          </table:table-cell>
          <table:table-cell table:style-name="ce13" table:formula="of:=AVERAGE([.J22:.J25])" office:value-type="float" office:value="0.000089150025" calcext:value-type="float">
            <text:p>8.9150025E-05</text:p>
          </table:table-cell>
          <table:table-cell table:style-name="ce13" table:formula="of:=AVERAGE([.K22:.K25])" office:value-type="float" office:value="0.000010063225" calcext:value-type="float">
            <text:p>1.0063225E-05</text:p>
          </table:table-cell>
          <table:table-cell table:style-name="ce13" table:formula="of:=AVERAGE([.L22:.L25])" office:value-type="float" office:value="0.0000790868" calcext:value-type="float">
            <text:p>7.90868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63118" calcext:value-type="float">
            <text:p>63118</text:p>
          </table:table-cell>
          <table:table-cell office:value-type="float" office:value="504927" calcext:value-type="float">
            <text:p>504927</text:p>
          </table:table-cell>
          <table:table-cell office:value-type="float" office:value="0.996147" calcext:value-type="float">
            <text:p>0.996147</text:p>
          </table:table-cell>
          <table:table-cell office:value-type="float" office:value="37.8704" calcext:value-type="float">
            <text:p>37.8704</text:p>
          </table:table-cell>
          <table:table-cell office:value-type="float" office:value="926" calcext:value-type="float">
            <text:p>926</text:p>
          </table:table-cell>
          <table:table-cell office:value-type="float" office:value="5.10027" calcext:value-type="float">
            <text:p>5.10027</text:p>
          </table:table-cell>
          <table:table-cell office:value-type="float" office:value="0.0796918" calcext:value-type="float">
            <text:p>0.0796918</text:p>
          </table:table-cell>
          <table:table-cell office:value-type="float" office:value="0.0000891985" calcext:value-type="float">
            <text:p>8.91985E-05</text:p>
          </table:table-cell>
          <table:table-cell table:formula="of:=[.J27]-[.L27]" office:value-type="float" office:value="0.0000100925" calcext:value-type="float">
            <text:p>1.00925E-05</text:p>
          </table:table-cell>
          <table:table-cell office:value-type="float" office:value="0.000079106" calcext:value-type="float">
            <text:p>7.9106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63621" calcext:value-type="float">
            <text:p>63621</text:p>
          </table:table-cell>
          <table:table-cell office:value-type="float" office:value="508951" calcext:value-type="float">
            <text:p>508951</text:p>
          </table:table-cell>
          <table:table-cell office:value-type="float" office:value="1.00409" calcext:value-type="float">
            <text:p>1.00409</text:p>
          </table:table-cell>
          <table:table-cell office:value-type="float" office:value="40.0806" calcext:value-type="float">
            <text:p>40.0806</text:p>
          </table:table-cell>
          <table:table-cell office:value-type="float" office:value="1115" calcext:value-type="float">
            <text:p>1115</text:p>
          </table:table-cell>
          <table:table-cell office:value-type="float" office:value="5.14092" calcext:value-type="float">
            <text:p>5.14092</text:p>
          </table:table-cell>
          <table:table-cell office:value-type="float" office:value="0.0803269" calcext:value-type="float">
            <text:p>0.0803269</text:p>
          </table:table-cell>
          <table:table-cell office:value-type="float" office:value="0.0000892981" calcext:value-type="float">
            <text:p>8.92981E-05</text:p>
          </table:table-cell>
          <table:table-cell table:formula="of:=[.J28]-[.L28]" office:value-type="float" office:value="0.0000101921" calcext:value-type="float">
            <text:p>1.01921E-05</text:p>
          </table:table-cell>
          <table:table-cell office:value-type="float" office:value="0.000079106" calcext:value-type="float">
            <text:p>7.9106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63424" calcext:value-type="float">
            <text:p>63424</text:p>
          </table:table-cell>
          <table:table-cell office:value-type="float" office:value="507400" calcext:value-type="float">
            <text:p>507400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39.7938" calcext:value-type="float">
            <text:p>39.7938</text:p>
          </table:table-cell>
          <table:table-cell office:value-type="float" office:value="1866" calcext:value-type="float">
            <text:p>1866</text:p>
          </table:table-cell>
          <table:table-cell office:value-type="float" office:value="5.12525" calcext:value-type="float">
            <text:p>5.12525</text:p>
          </table:table-cell>
          <table:table-cell office:value-type="float" office:value="0.0800821" calcext:value-type="float">
            <text:p>0.0800821</text:p>
          </table:table-cell>
          <table:table-cell office:value-type="float" office:value="0.0000892544" calcext:value-type="float">
            <text:p>8.92544E-05</text:p>
          </table:table-cell>
          <table:table-cell table:formula="of:=[.J29]-[.L29]" office:value-type="float" office:value="0.0000101484" calcext:value-type="float">
            <text:p>1.01484E-05</text:p>
          </table:table-cell>
          <table:table-cell office:value-type="float" office:value="0.000079106" calcext:value-type="float">
            <text:p>7.9106E-0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63053" calcext:value-type="float">
            <text:p>63053</text:p>
          </table:table-cell>
          <table:table-cell office:value-type="float" office:value="504429" calcext:value-type="float">
            <text:p>504429</text:p>
          </table:table-cell>
          <table:table-cell office:value-type="float" office:value="0.995165" calcext:value-type="float">
            <text:p>0.995165</text:p>
          </table:table-cell>
          <table:table-cell office:value-type="float" office:value="37.4782" calcext:value-type="float">
            <text:p>37.4782</text:p>
          </table:table-cell>
          <table:table-cell office:value-type="float" office:value="1147" calcext:value-type="float">
            <text:p>1147</text:p>
          </table:table-cell>
          <table:table-cell office:value-type="float" office:value="5.09524" calcext:value-type="float">
            <text:p>5.09524</text:p>
          </table:table-cell>
          <table:table-cell office:value-type="float" office:value="0.0796132" calcext:value-type="float">
            <text:p>0.0796132</text:p>
          </table:table-cell>
          <table:table-cell office:value-type="float" office:value="0.0000892047" calcext:value-type="float">
            <text:p>8.92047E-05</text:p>
          </table:table-cell>
          <table:table-cell table:formula="of:=[.J30]-[.L30]" office:value-type="float" office:value="0.0000100987" calcext:value-type="float">
            <text:p>1.00987E-05</text:p>
          </table:table-cell>
          <table:table-cell office:value-type="float" office:value="0.000079106" calcext:value-type="float">
            <text:p>7.9106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DYAD</text:p>
          </table:table-cell>
          <table:table-cell table:style-name="ce11" table:formula="of:=AVERAGE([.C27:.C30])" office:value-type="float" office:value="63304" calcext:value-type="float">
            <text:p>63304</text:p>
          </table:table-cell>
          <table:table-cell table:style-name="ce11" table:formula="of:=AVERAGE([.D27:.D30])" office:value-type="float" office:value="506426.75" calcext:value-type="float">
            <text:p>506426.75</text:p>
          </table:table-cell>
          <table:table-cell table:style-name="ce11" table:formula="of:=AVERAGE([.E27:.E30])" office:value-type="float" office:value="0.999108" calcext:value-type="float">
            <text:p>0.999108</text:p>
          </table:table-cell>
          <table:table-cell table:style-name="ce11" table:formula="of:=AVERAGE([.F27:.F30])" office:value-type="float" office:value="38.80575" calcext:value-type="float">
            <text:p>38.80575</text:p>
          </table:table-cell>
          <table:table-cell table:style-name="ce11" table:formula="of:=AVERAGE([.G27:.G30])" office:value-type="float" office:value="1263.5" calcext:value-type="float">
            <text:p>1263.5</text:p>
          </table:table-cell>
          <table:table-cell table:style-name="ce11" table:formula="of:=AVERAGE([.H27:.H30])" office:value-type="float" office:value="5.11542" calcext:value-type="float">
            <text:p>5.11542</text:p>
          </table:table-cell>
          <table:table-cell table:style-name="ce11" table:formula="of:=AVERAGE([.I27:.I30])" office:value-type="float" office:value="0.0799285" calcext:value-type="float">
            <text:p>0.0799285</text:p>
          </table:table-cell>
          <table:table-cell table:style-name="ce13" table:formula="of:=AVERAGE([.J27:.J30])" office:value-type="float" office:value="0.000089238925" calcext:value-type="float">
            <text:p>8.9238925E-05</text:p>
          </table:table-cell>
          <table:table-cell table:style-name="ce13" table:formula="of:=AVERAGE([.K27:.K30])" office:value-type="float" office:value="0.000010132925" calcext:value-type="float">
            <text:p>1.0132925E-05</text:p>
          </table:table-cell>
          <table:table-cell table:style-name="ce13" table:formula="of:=AVERAGE([.L27:.L30])" office:value-type="float" office:value="0.000079106" calcext:value-type="float">
            <text:p>7.9106E-05</text:p>
          </table:table-cell>
        </table:table-row>
      </table:table>
      <table:table table:name="mesh size 10 x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row table:style-name="ro1">
          <table:table-cell/>
          <table:table-cell office:value-type="string" calcext:value-type="string">
            <text:p>Routing Algorithm</text:p>
          </table:table-cell>
          <table:table-cell office:value-type="string" calcext:value-type="string">
            <text:p>Total Received Packets</text:p>
          </table:table-cell>
          <table:table-cell office:value-type="string" calcext:value-type="string">
            <text:p>Total Received Flits</text:p>
          </table:table-cell>
          <table:table-cell office:value-type="string" calcext:value-type="string">
            <text:p>Received/Ideal Flits Ratio</text:p>
          </table:table-cell>
          <table:table-cell office:value-type="string" calcext:value-type="string">
            <text:p>Global Average Delay (cycles)</text:p>
          </table:table-cell>
          <table:table-cell office:value-type="string" calcext:value-type="string">
            <text:p>Max Delay (cycles)</text:p>
          </table:table-cell>
          <table:table-cell office:value-type="string" calcext:value-type="string">
            <text:p>Network Throughput (flits/cycle)</text:p>
          </table:table-cell>
          <table:table-cell office:value-type="string" calcext:value-type="string">
            <text:p>Average IP Throughput (flits/cycle/IP)</text:p>
          </table:table-cell>
          <table:table-cell table:style-name="Default" office:value-type="string" calcext:value-type="string">
            <text:p>Total Energy (J)</text:p>
          </table:table-cell>
          <table:table-cell table:style-name="Default" office:value-type="string" calcext:value-type="string">
            <text:p>Dynamic Energy (J)</text:p>
          </table:table-cell>
          <table:table-cell table:style-name="Default" office:value-type="string" calcext:value-type="string">
            <text:p>Static Energy (J)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98636" calcext:value-type="float">
            <text:p>98636</text:p>
          </table:table-cell>
          <table:table-cell office:value-type="float" office:value="789063" calcext:value-type="float">
            <text:p>789063</text:p>
          </table:table-cell>
          <table:table-cell office:value-type="float" office:value="0.996292" calcext:value-type="float">
            <text:p>0.996292</text:p>
          </table:table-cell>
          <table:table-cell office:value-type="float" office:value="34.3902" calcext:value-type="float">
            <text:p>34.3902</text:p>
          </table:table-cell>
          <table:table-cell office:value-type="float" office:value="468" calcext:value-type="float">
            <text:p>468</text:p>
          </table:table-cell>
          <table:table-cell office:value-type="float" office:value="7.97033" calcext:value-type="float">
            <text:p>7.97033</text:p>
          </table:table-cell>
          <table:table-cell office:value-type="float" office:value="0.0797033" calcext:value-type="float">
            <text:p>0.0797033</text:p>
          </table:table-cell>
          <table:table-cell office:value-type="float" office:value="0.000142438" calcext:value-type="float">
            <text:p>0.000142438</text:p>
          </table:table-cell>
          <table:table-cell table:formula="of:=[.J2]-[.L2]" office:value-type="float" office:value="0.000018985" calcext:value-type="float">
            <text:p>1.8985E-05</text:p>
          </table:table-cell>
          <table:table-cell office:value-type="float" office:value="0.000123453" calcext:value-type="float">
            <text:p>0.000123453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99261" calcext:value-type="float">
            <text:p>99261</text:p>
          </table:table-cell>
          <table:table-cell office:value-type="float" office:value="794093" calcext:value-type="float">
            <text:p>794093</text:p>
          </table:table-cell>
          <table:table-cell office:value-type="float" office:value="1.00264" calcext:value-type="float">
            <text:p>1.00264</text:p>
          </table:table-cell>
          <table:table-cell office:value-type="float" office:value="35.1558" calcext:value-type="float">
            <text:p>35.1558</text:p>
          </table:table-cell>
          <table:table-cell office:value-type="float" office:value="451" calcext:value-type="float">
            <text:p>451</text:p>
          </table:table-cell>
          <table:table-cell office:value-type="float" office:value="8.02114" calcext:value-type="float">
            <text:p>8.02114</text:p>
          </table:table-cell>
          <table:table-cell office:value-type="float" office:value="0.0802114" calcext:value-type="float">
            <text:p>0.0802114</text:p>
          </table:table-cell>
          <table:table-cell office:value-type="float" office:value="0.000142566" calcext:value-type="float">
            <text:p>0.000142566</text:p>
          </table:table-cell>
          <table:table-cell table:formula="of:=[.J3]-[.L3]" office:value-type="float" office:value="0.000019113" calcext:value-type="float">
            <text:p>1.9113E-05</text:p>
          </table:table-cell>
          <table:table-cell office:value-type="float" office:value="0.000123453" calcext:value-type="float">
            <text:p>0.000123453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98802" calcext:value-type="float">
            <text:p>98802</text:p>
          </table:table-cell>
          <table:table-cell office:value-type="float" office:value="790425" calcext:value-type="float">
            <text:p>790425</text:p>
          </table:table-cell>
          <table:table-cell office:value-type="float" office:value="0.998011" calcext:value-type="float">
            <text:p>0.998011</text:p>
          </table:table-cell>
          <table:table-cell office:value-type="float" office:value="34.9714" calcext:value-type="float">
            <text:p>34.9714</text:p>
          </table:table-cell>
          <table:table-cell office:value-type="float" office:value="492" calcext:value-type="float">
            <text:p>492</text:p>
          </table:table-cell>
          <table:table-cell office:value-type="float" office:value="7.98409" calcext:value-type="float">
            <text:p>7.98409</text:p>
          </table:table-cell>
          <table:table-cell office:value-type="float" office:value="0.0798409" calcext:value-type="float">
            <text:p>0.0798409</text:p>
          </table:table-cell>
          <table:table-cell office:value-type="float" office:value="0.000142488" calcext:value-type="float">
            <text:p>0.000142488</text:p>
          </table:table-cell>
          <table:table-cell table:formula="of:=[.J4]-[.L4]" office:value-type="float" office:value="0.000019035" calcext:value-type="float">
            <text:p>1.9035E-05</text:p>
          </table:table-cell>
          <table:table-cell office:value-type="float" office:value="0.000123453" calcext:value-type="float">
            <text:p>0.000123453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98746" calcext:value-type="float">
            <text:p>98746</text:p>
          </table:table-cell>
          <table:table-cell office:value-type="float" office:value="789936" calcext:value-type="float">
            <text:p>789936</text:p>
          </table:table-cell>
          <table:table-cell office:value-type="float" office:value="0.997394" calcext:value-type="float">
            <text:p>0.997394</text:p>
          </table:table-cell>
          <table:table-cell office:value-type="float" office:value="34.7102" calcext:value-type="float">
            <text:p>34.7102</text:p>
          </table:table-cell>
          <table:table-cell office:value-type="float" office:value="476" calcext:value-type="float">
            <text:p>476</text:p>
          </table:table-cell>
          <table:table-cell office:value-type="float" office:value="7.97915" calcext:value-type="float">
            <text:p>7.97915</text:p>
          </table:table-cell>
          <table:table-cell office:value-type="float" office:value="0.0797915" calcext:value-type="float">
            <text:p>0.0797915</text:p>
          </table:table-cell>
          <table:table-cell office:value-type="float" office:value="0.000142466" calcext:value-type="float">
            <text:p>0.000142466</text:p>
          </table:table-cell>
          <table:table-cell table:formula="of:=[.J5]-[.L5]" office:value-type="float" office:value="0.000019013" calcext:value-type="float">
            <text:p>1.9013E-05</text:p>
          </table:table-cell>
          <table:table-cell office:value-type="float" office:value="0.000123453" calcext:value-type="float">
            <text:p>0.0001234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XY</text:p>
          </table:table-cell>
          <table:table-cell table:style-name="ce11" table:formula="of:=AVERAGE([.C2:.C5])" office:value-type="float" office:value="98861.25" calcext:value-type="float">
            <text:p>98861.25</text:p>
          </table:table-cell>
          <table:table-cell table:style-name="ce11" table:formula="of:=AVERAGE([.D2:.D5])" office:value-type="float" office:value="790879.25" calcext:value-type="float">
            <text:p>790879.25</text:p>
          </table:table-cell>
          <table:table-cell table:style-name="ce11" table:formula="of:=AVERAGE([.E2:.E5])" office:value-type="float" office:value="0.99858425" calcext:value-type="float">
            <text:p>0.99858425</text:p>
          </table:table-cell>
          <table:table-cell table:style-name="ce11" table:formula="of:=AVERAGE([.F2:.F5])" office:value-type="float" office:value="34.8069" calcext:value-type="float">
            <text:p>34.8069</text:p>
          </table:table-cell>
          <table:table-cell table:style-name="ce11" table:formula="of:=AVERAGE([.G2:.G5])" office:value-type="float" office:value="471.75" calcext:value-type="float">
            <text:p>471.75</text:p>
          </table:table-cell>
          <table:table-cell table:style-name="ce11" table:formula="of:=AVERAGE([.H2:.H5])" office:value-type="float" office:value="7.9886775" calcext:value-type="float">
            <text:p>7.9886775</text:p>
          </table:table-cell>
          <table:table-cell table:style-name="ce11" table:formula="of:=AVERAGE([.I2:.I5])" office:value-type="float" office:value="0.079886775" calcext:value-type="float">
            <text:p>0.079886775</text:p>
          </table:table-cell>
          <table:table-cell table:style-name="ce13" table:formula="of:=AVERAGE([.J2:.J5])" office:value-type="float" office:value="0.0001424895" calcext:value-type="float">
            <text:p>0.0001424895</text:p>
          </table:table-cell>
          <table:table-cell table:style-name="ce13" table:formula="of:=AVERAGE([.K2:.K5])" office:value-type="float" office:value="0.0000190365" calcext:value-type="float">
            <text:p>1.90365E-05</text:p>
          </table:table-cell>
          <table:table-cell table:style-name="ce13" table:formula="of:=AVERAGE([.L2:.L5])" office:value-type="float" office:value="0.000123453" calcext:value-type="float">
            <text:p>0.000123453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98744" calcext:value-type="float">
            <text:p>98744</text:p>
          </table:table-cell>
          <table:table-cell office:value-type="float" office:value="789972" calcext:value-type="float">
            <text:p>789972</text:p>
          </table:table-cell>
          <table:table-cell office:value-type="float" office:value="0.997439" calcext:value-type="float">
            <text:p>0.997439</text:p>
          </table:table-cell>
          <table:table-cell office:value-type="float" office:value="39.7595" calcext:value-type="float">
            <text:p>39.7595</text:p>
          </table:table-cell>
          <table:table-cell office:value-type="float" office:value="923" calcext:value-type="float">
            <text:p>923</text:p>
          </table:table-cell>
          <table:table-cell office:value-type="float" office:value="7.97952" calcext:value-type="float">
            <text:p>7.97952</text:p>
          </table:table-cell>
          <table:table-cell office:value-type="float" office:value="0.0797952" calcext:value-type="float">
            <text:p>0.0797952</text:p>
          </table:table-cell>
          <table:table-cell office:value-type="float" office:value="0.00014264" calcext:value-type="float">
            <text:p>0.00014264</text:p>
          </table:table-cell>
          <table:table-cell table:formula="of:=[.J7]-[.L7]" office:value-type="float" office:value="0.000019107" calcext:value-type="float">
            <text:p>1.9107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98571" calcext:value-type="float">
            <text:p>98571</text:p>
          </table:table-cell>
          <table:table-cell office:value-type="float" office:value="788529" calcext:value-type="float">
            <text:p>788529</text:p>
          </table:table-cell>
          <table:table-cell office:value-type="float" office:value="0.995617" calcext:value-type="float">
            <text:p>0.995617</text:p>
          </table:table-cell>
          <table:table-cell office:value-type="float" office:value="40.1992" calcext:value-type="float">
            <text:p>40.1992</text:p>
          </table:table-cell>
          <table:table-cell office:value-type="float" office:value="730" calcext:value-type="float">
            <text:p>730</text:p>
          </table:table-cell>
          <table:table-cell office:value-type="float" office:value="7.96494" calcext:value-type="float">
            <text:p>7.96494</text:p>
          </table:table-cell>
          <table:table-cell office:value-type="float" office:value="0.0796494" calcext:value-type="float">
            <text:p>0.0796494</text:p>
          </table:table-cell>
          <table:table-cell office:value-type="float" office:value="0.000142588" calcext:value-type="float">
            <text:p>0.000142588</text:p>
          </table:table-cell>
          <table:table-cell table:formula="of:=[.J8]-[.L8]" office:value-type="float" office:value="0.000019055" calcext:value-type="float">
            <text:p>1.9055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98775" calcext:value-type="float">
            <text:p>98775</text:p>
          </table:table-cell>
          <table:table-cell office:value-type="float" office:value="790207" calcext:value-type="float">
            <text:p>790207</text:p>
          </table:table-cell>
          <table:table-cell office:value-type="float" office:value="0.997736" calcext:value-type="float">
            <text:p>0.997736</text:p>
          </table:table-cell>
          <table:table-cell office:value-type="float" office:value="38.6763" calcext:value-type="float">
            <text:p>38.6763</text:p>
          </table:table-cell>
          <table:table-cell office:value-type="float" office:value="692" calcext:value-type="float">
            <text:p>692</text:p>
          </table:table-cell>
          <table:table-cell office:value-type="float" office:value="7.98189" calcext:value-type="float">
            <text:p>7.98189</text:p>
          </table:table-cell>
          <table:table-cell office:value-type="float" office:value="0.07998189" calcext:value-type="float">
            <text:p>0.07998189</text:p>
          </table:table-cell>
          <table:table-cell office:value-type="float" office:value="0.000142595" calcext:value-type="float">
            <text:p>0.000142595</text:p>
          </table:table-cell>
          <table:table-cell table:formula="of:=[.J9]-[.L9]" office:value-type="float" office:value="0.000019062" calcext:value-type="float">
            <text:p>1.9062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99144" calcext:value-type="float">
            <text:p>99144</text:p>
          </table:table-cell>
          <table:table-cell office:value-type="float" office:value="793158" calcext:value-type="float">
            <text:p>793158</text:p>
          </table:table-cell>
          <table:table-cell office:value-type="float" office:value="1.00146" calcext:value-type="float">
            <text:p>1.00146</text:p>
          </table:table-cell>
          <table:table-cell office:value-type="float" office:value="41.6145" calcext:value-type="float">
            <text:p>41.6145</text:p>
          </table:table-cell>
          <table:table-cell office:value-type="float" office:value="1164" calcext:value-type="float">
            <text:p>1164</text:p>
          </table:table-cell>
          <table:table-cell office:value-type="float" office:value="8.0117" calcext:value-type="float">
            <text:p>8.0117</text:p>
          </table:table-cell>
          <table:table-cell office:value-type="float" office:value="0.080117" calcext:value-type="float">
            <text:p>0.080117</text:p>
          </table:table-cell>
          <table:table-cell office:value-type="float" office:value="0.000142726" calcext:value-type="float">
            <text:p>0.000142726</text:p>
          </table:table-cell>
          <table:table-cell table:formula="of:=[.J10]-[.L10]" office:value-type="float" office:value="0.000019193" calcext:value-type="float">
            <text:p>1.9193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WEST FIRST</text:p>
          </table:table-cell>
          <table:table-cell table:style-name="ce11" table:formula="of:=AVERAGE([.C7:.C10])" office:value-type="float" office:value="98808.5" calcext:value-type="float">
            <text:p>98808.5</text:p>
          </table:table-cell>
          <table:table-cell table:style-name="ce11" table:formula="of:=AVERAGE([.D7:.D10])" office:value-type="float" office:value="790466.5" calcext:value-type="float">
            <text:p>790466.5</text:p>
          </table:table-cell>
          <table:table-cell table:style-name="ce11" table:formula="of:=AVERAGE([.E7:.E10])" office:value-type="float" office:value="0.998063" calcext:value-type="float">
            <text:p>0.998063</text:p>
          </table:table-cell>
          <table:table-cell table:style-name="ce11" table:formula="of:=AVERAGE([.F7:.F10])" office:value-type="float" office:value="40.062375" calcext:value-type="float">
            <text:p>40.062375</text:p>
          </table:table-cell>
          <table:table-cell table:style-name="ce11" table:formula="of:=AVERAGE([.G7:.G10])" office:value-type="float" office:value="877.25" calcext:value-type="float">
            <text:p>877.25</text:p>
          </table:table-cell>
          <table:table-cell table:style-name="ce11" table:formula="of:=AVERAGE([.H7:.H10])" office:value-type="float" office:value="7.9845125" calcext:value-type="float">
            <text:p>7.9845125</text:p>
          </table:table-cell>
          <table:table-cell table:style-name="ce11" table:formula="of:=AVERAGE([.I7:.I10])" office:value-type="float" office:value="0.0798858725" calcext:value-type="float">
            <text:p>0.0798858725</text:p>
          </table:table-cell>
          <table:table-cell table:style-name="ce13" table:formula="of:=AVERAGE([.J7:.J10])" office:value-type="float" office:value="0.00014263725" calcext:value-type="float">
            <text:p>0.00014263725</text:p>
          </table:table-cell>
          <table:table-cell table:style-name="ce13" table:formula="of:=AVERAGE([.K7:.K10])" office:value-type="float" office:value="0.00001910425" calcext:value-type="float">
            <text:p>1.910425E-05</text:p>
          </table:table-cell>
          <table:table-cell table:style-name="ce13" table:formula="of:=AVERAGE([.L7:.L10])"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99079" calcext:value-type="float">
            <text:p>99079</text:p>
          </table:table-cell>
          <table:table-cell office:value-type="float" office:value="792632" calcext:value-type="float">
            <text:p>792632</text:p>
          </table:table-cell>
          <table:table-cell office:value-type="float" office:value="1.0008" calcext:value-type="float">
            <text:p>1.0008</text:p>
          </table:table-cell>
          <table:table-cell office:value-type="float" office:value="41.1191" calcext:value-type="float">
            <text:p>41.1191</text:p>
          </table:table-cell>
          <table:table-cell office:value-type="float" office:value="503" calcext:value-type="float">
            <text:p>503</text:p>
          </table:table-cell>
          <table:table-cell office:value-type="float" office:value="8.00638" calcext:value-type="float">
            <text:p>8.00638</text:p>
          </table:table-cell>
          <table:table-cell office:value-type="float" office:value="0.0800638" calcext:value-type="float">
            <text:p>0.0800638</text:p>
          </table:table-cell>
          <table:table-cell office:value-type="float" office:value="0.000142711" calcext:value-type="float">
            <text:p>0.000142711</text:p>
          </table:table-cell>
          <table:table-cell table:formula="of:=[.J12]-[.L12]" office:value-type="float" office:value="0.000019178" calcext:value-type="float">
            <text:p>1.9178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99071" calcext:value-type="float">
            <text:p>99071</text:p>
          </table:table-cell>
          <table:table-cell office:value-type="float" office:value="792573" calcext:value-type="float">
            <text:p>792573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67.7052" calcext:value-type="float">
            <text:p>67.7052</text:p>
          </table:table-cell>
          <table:table-cell office:value-type="float" office:value="2632" calcext:value-type="float">
            <text:p>2632</text:p>
          </table:table-cell>
          <table:table-cell office:value-type="float" office:value="8.00579" calcext:value-type="float">
            <text:p>8.00579</text:p>
          </table:table-cell>
          <table:table-cell office:value-type="float" office:value="0.0800579" calcext:value-type="float">
            <text:p>0.0800579</text:p>
          </table:table-cell>
          <table:table-cell office:value-type="float" office:value="0.000142749" calcext:value-type="float">
            <text:p>0.000142749</text:p>
          </table:table-cell>
          <table:table-cell table:formula="of:=[.J13]-[.L13]" office:value-type="float" office:value="0.000019216" calcext:value-type="float">
            <text:p>1.9216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98845" calcext:value-type="float">
            <text:p>98845</text:p>
          </table:table-cell>
          <table:table-cell office:value-type="float" office:value="790781" calcext:value-type="float">
            <text:p>790781</text:p>
          </table:table-cell>
          <table:table-cell office:value-type="float" office:value="0.998461" calcext:value-type="float">
            <text:p>0.998461</text:p>
          </table:table-cell>
          <table:table-cell office:value-type="float" office:value="43.7161" calcext:value-type="float">
            <text:p>43.7161</text:p>
          </table:table-cell>
          <table:table-cell office:value-type="float" office:value="872" calcext:value-type="float">
            <text:p>872</text:p>
          </table:table-cell>
          <table:table-cell office:value-type="float" office:value="7.98769" calcext:value-type="float">
            <text:p>7.98769</text:p>
          </table:table-cell>
          <table:table-cell office:value-type="float" office:value="0.0798769" calcext:value-type="float">
            <text:p>0.0798769</text:p>
          </table:table-cell>
          <table:table-cell office:value-type="float" office:value="0.000142642" calcext:value-type="float">
            <text:p>0.000142642</text:p>
          </table:table-cell>
          <table:table-cell table:formula="of:=[.J14]-[.L14]" office:value-type="float" office:value="0.000019109" calcext:value-type="float">
            <text:p>1.9109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99222" calcext:value-type="float">
            <text:p>99222</text:p>
          </table:table-cell>
          <table:table-cell office:value-type="float" office:value="793761" calcext:value-type="float">
            <text:p>793761</text:p>
          </table:table-cell>
          <table:table-cell office:value-type="float" office:value="1.00222" calcext:value-type="float">
            <text:p>1.00222</text:p>
          </table:table-cell>
          <table:table-cell office:value-type="float" office:value="42.2013" calcext:value-type="float">
            <text:p>42.2013</text:p>
          </table:table-cell>
          <table:table-cell office:value-type="float" office:value="613" calcext:value-type="float">
            <text:p>613</text:p>
          </table:table-cell>
          <table:table-cell office:value-type="float" office:value="8.01779" calcext:value-type="float">
            <text:p>8.01779</text:p>
          </table:table-cell>
          <table:table-cell office:value-type="float" office:value="0.0801779" calcext:value-type="float">
            <text:p>0.0801779</text:p>
          </table:table-cell>
          <table:table-cell office:value-type="float" office:value="0.000142745" calcext:value-type="float">
            <text:p>0.000142745</text:p>
          </table:table-cell>
          <table:table-cell table:formula="of:=[.J15]-[.L15]" office:value-type="float" office:value="0.000019212" calcext:value-type="float">
            <text:p>1.9212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ORTH LAST</text:p>
          </table:table-cell>
          <table:table-cell table:style-name="ce11" table:formula="of:=AVERAGE([.C12:.C15])" office:value-type="float" office:value="99054.25" calcext:value-type="float">
            <text:p>99054.25</text:p>
          </table:table-cell>
          <table:table-cell table:style-name="ce11" table:formula="of:=AVERAGE([.D12:.D15])" office:value-type="float" office:value="792436.75" calcext:value-type="float">
            <text:p>792436.75</text:p>
          </table:table-cell>
          <table:table-cell table:style-name="ce11" table:formula="of:=AVERAGE([.E12:.E15])" office:value-type="float" office:value="1.00055025" calcext:value-type="float">
            <text:p>1.00055025</text:p>
          </table:table-cell>
          <table:table-cell table:style-name="ce11" table:formula="of:=AVERAGE([.F12:.F15])" office:value-type="float" office:value="48.685425" calcext:value-type="float">
            <text:p>48.685425</text:p>
          </table:table-cell>
          <table:table-cell table:style-name="ce11" table:formula="of:=AVERAGE([.G12:.G15])" office:value-type="float" office:value="1155" calcext:value-type="float">
            <text:p>1155</text:p>
          </table:table-cell>
          <table:table-cell table:style-name="ce11" table:formula="of:=AVERAGE([.H12:.H15])" office:value-type="float" office:value="8.0044125" calcext:value-type="float">
            <text:p>8.0044125</text:p>
          </table:table-cell>
          <table:table-cell table:style-name="ce11" table:formula="of:=AVERAGE([.I12:.I15])" office:value-type="float" office:value="0.080044125" calcext:value-type="float">
            <text:p>0.080044125</text:p>
          </table:table-cell>
          <table:table-cell table:style-name="ce13" table:formula="of:=AVERAGE([.J12:.J15])" office:value-type="float" office:value="0.00014271175" calcext:value-type="float">
            <text:p>0.00014271175</text:p>
          </table:table-cell>
          <table:table-cell table:style-name="ce13" table:formula="of:=AVERAGE([.K12:.K15])" office:value-type="float" office:value="0.00001917875" calcext:value-type="float">
            <text:p>1.917875E-05</text:p>
          </table:table-cell>
          <table:table-cell table:style-name="ce13" table:formula="of:=AVERAGE([.L12:.L15])"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98595" calcext:value-type="float">
            <text:p>98595</text:p>
          </table:table-cell>
          <table:table-cell office:value-type="float" office:value="788779" calcext:value-type="float">
            <text:p>788779</text:p>
          </table:table-cell>
          <table:table-cell office:value-type="float" office:value="0.995933" calcext:value-type="float">
            <text:p>0.995933</text:p>
          </table:table-cell>
          <table:table-cell office:value-type="float" office:value="77.0179" calcext:value-type="float">
            <text:p>77.0179</text:p>
          </table:table-cell>
          <table:table-cell office:value-type="float" office:value="3385" calcext:value-type="float">
            <text:p>3385</text:p>
          </table:table-cell>
          <table:table-cell office:value-type="float" office:value="7.96746" calcext:value-type="float">
            <text:p>7.96746</text:p>
          </table:table-cell>
          <table:table-cell office:value-type="float" office:value="0.0796746" calcext:value-type="float">
            <text:p>0.0796746</text:p>
          </table:table-cell>
          <table:table-cell office:value-type="float" office:value="0.000142702" calcext:value-type="float">
            <text:p>0.000142702</text:p>
          </table:table-cell>
          <table:table-cell table:formula="of:=[.J17]-[.L17]" office:value-type="float" office:value="0.000019169" calcext:value-type="float">
            <text:p>1.9169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98684" calcext:value-type="float">
            <text:p>98684</text:p>
          </table:table-cell>
          <table:table-cell office:value-type="float" office:value="789481" calcext:value-type="float">
            <text:p>789481</text:p>
          </table:table-cell>
          <table:table-cell office:value-type="float" office:value="0.996819" calcext:value-type="float">
            <text:p>0.996819</text:p>
          </table:table-cell>
          <table:table-cell office:value-type="float" office:value="71.5123" calcext:value-type="float">
            <text:p>71.5123</text:p>
          </table:table-cell>
          <table:table-cell office:value-type="float" office:value="2685" calcext:value-type="float">
            <text:p>2685</text:p>
          </table:table-cell>
          <table:table-cell office:value-type="float" office:value="7.97456" calcext:value-type="float">
            <text:p>7.97456</text:p>
          </table:table-cell>
          <table:table-cell office:value-type="float" office:value="0.0797456" calcext:value-type="float">
            <text:p>0.0797456</text:p>
          </table:table-cell>
          <table:table-cell office:value-type="float" office:value="0.00014276" calcext:value-type="float">
            <text:p>0.00014276</text:p>
          </table:table-cell>
          <table:table-cell table:formula="of:=[.J18]-[.L18]" office:value-type="float" office:value="0.000019227" calcext:value-type="float">
            <text:p>1.9227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99311" calcext:value-type="float">
            <text:p>99311</text:p>
          </table:table-cell>
          <table:table-cell office:value-type="float" office:value="794464" calcext:value-type="float">
            <text:p>794464</text:p>
          </table:table-cell>
          <table:table-cell office:value-type="float" office:value="1.00311" calcext:value-type="float">
            <text:p>1.00311</text:p>
          </table:table-cell>
          <table:table-cell office:value-type="float" office:value="74.2385" calcext:value-type="float">
            <text:p>74.2385</text:p>
          </table:table-cell>
          <table:table-cell office:value-type="float" office:value="2148" calcext:value-type="float">
            <text:p>2148</text:p>
          </table:table-cell>
          <table:table-cell office:value-type="float" office:value="8.02489" calcext:value-type="float">
            <text:p>8.02489</text:p>
          </table:table-cell>
          <table:table-cell office:value-type="float" office:value="0.0802489" calcext:value-type="float">
            <text:p>0.0802489</text:p>
          </table:table-cell>
          <table:table-cell office:value-type="float" office:value="0.000142881" calcext:value-type="float">
            <text:p>0.000142881</text:p>
          </table:table-cell>
          <table:table-cell table:formula="of:=[.J19]-[.L19]" office:value-type="float" office:value="0.000019348" calcext:value-type="float">
            <text:p>1.9348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99173" calcext:value-type="float">
            <text:p>99173</text:p>
          </table:table-cell>
          <table:table-cell office:value-type="float" office:value="793388" calcext:value-type="float">
            <text:p>793388</text:p>
          </table:table-cell>
          <table:table-cell office:value-type="float" office:value="1.00175" calcext:value-type="float">
            <text:p>1.00175</text:p>
          </table:table-cell>
          <table:table-cell office:value-type="float" office:value="90.8189" calcext:value-type="float">
            <text:p>90.8189</text:p>
          </table:table-cell>
          <table:table-cell office:value-type="float" office:value="3439" calcext:value-type="float">
            <text:p>3439</text:p>
          </table:table-cell>
          <table:table-cell office:value-type="float" office:value="8.01402" calcext:value-type="float">
            <text:p>8.01402</text:p>
          </table:table-cell>
          <table:table-cell office:value-type="float" office:value="0.0801402" calcext:value-type="float">
            <text:p>0.0801402</text:p>
          </table:table-cell>
          <table:table-cell office:value-type="float" office:value="0.000142932" calcext:value-type="float">
            <text:p>0.000142932</text:p>
          </table:table-cell>
          <table:table-cell table:formula="of:=[.J20]-[.L20]" office:value-type="float" office:value="0.000019399" calcext:value-type="float">
            <text:p>1.9399E-05</text:p>
          </table:table-cell>
          <table:table-cell office:value-type="float" office:value="0.000123533" calcext:value-type="float">
            <text:p>0.0001235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EGATIVE FIRST</text:p>
          </table:table-cell>
          <table:table-cell table:style-name="ce11" table:formula="of:=AVERAGE([.C17:.C20])" office:value-type="float" office:value="98940.75" calcext:value-type="float">
            <text:p>98940.75</text:p>
          </table:table-cell>
          <table:table-cell table:style-name="ce11" table:formula="of:=AVERAGE([.D17:.D20])" office:value-type="float" office:value="791528" calcext:value-type="float">
            <text:p>791528</text:p>
          </table:table-cell>
          <table:table-cell table:style-name="ce11" table:formula="of:=AVERAGE([.E17:.E20])" office:value-type="float" office:value="0.999403" calcext:value-type="float">
            <text:p>0.999403</text:p>
          </table:table-cell>
          <table:table-cell table:style-name="ce11" table:formula="of:=AVERAGE([.F17:.F20])" office:value-type="float" office:value="78.3969" calcext:value-type="float">
            <text:p>78.3969</text:p>
          </table:table-cell>
          <table:table-cell table:style-name="ce11" table:formula="of:=AVERAGE([.G17:.G20])" office:value-type="float" office:value="2914.25" calcext:value-type="float">
            <text:p>2914.25</text:p>
          </table:table-cell>
          <table:table-cell table:style-name="ce11" table:formula="of:=AVERAGE([.H17:.H20])" office:value-type="float" office:value="7.9952325" calcext:value-type="float">
            <text:p>7.9952325</text:p>
          </table:table-cell>
          <table:table-cell table:style-name="ce11" table:formula="of:=AVERAGE([.I17:.I20])" office:value-type="float" office:value="0.079952325" calcext:value-type="float">
            <text:p>0.079952325</text:p>
          </table:table-cell>
          <table:table-cell table:style-name="ce13" table:formula="of:=AVERAGE([.J17:.J20])" office:value-type="float" office:value="0.00014281875" calcext:value-type="float">
            <text:p>0.00014281875</text:p>
          </table:table-cell>
          <table:table-cell table:style-name="ce13" table:formula="of:=AVERAGE([.K17:.K20])" office:value-type="float" office:value="0.00001928575" calcext:value-type="float">
            <text:p>1.928575E-05</text:p>
          </table:table-cell>
          <table:table-cell table:style-name="ce13" table:formula="of:=AVERAGE([.L17:.L20])" office:value-type="float" office:value="0.000123533" calcext:value-type="float">
            <text:p>0.000123533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98696" calcext:value-type="float">
            <text:p>98696</text:p>
          </table:table-cell>
          <table:table-cell office:value-type="float" office:value="789569" calcext:value-type="float">
            <text:p>789569</text:p>
          </table:table-cell>
          <table:table-cell office:value-type="float" office:value="0.996931" calcext:value-type="float">
            <text:p>0.996931</text:p>
          </table:table-cell>
          <table:table-cell office:value-type="float" office:value="181.385" calcext:value-type="float">
            <text:p>181.385</text:p>
          </table:table-cell>
          <table:table-cell office:value-type="float" office:value="6434" calcext:value-type="float">
            <text:p>6434</text:p>
          </table:table-cell>
          <table:table-cell office:value-type="float" office:value="7.97544" calcext:value-type="float">
            <text:p>7.97544</text:p>
          </table:table-cell>
          <table:table-cell office:value-type="float" office:value="0.0797544" calcext:value-type="float">
            <text:p>0.0797544</text:p>
          </table:table-cell>
          <table:table-cell office:value-type="float" office:value="0.000142904" calcext:value-type="float">
            <text:p>0.000142904</text:p>
          </table:table-cell>
          <table:table-cell table:formula="of:=[.J22]-[.L22]" office:value-type="float" office:value="0.000019331" calcext:value-type="float">
            <text:p>1.9331E-05</text:p>
          </table:table-cell>
          <table:table-cell office:value-type="float" office:value="0.000123573" calcext:value-type="float">
            <text:p>0.000123573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98847" calcext:value-type="float">
            <text:p>98847</text:p>
          </table:table-cell>
          <table:table-cell office:value-type="float" office:value="790799" calcext:value-type="float">
            <text:p>790799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514.42" calcext:value-type="float">
            <text:p>514.42</text:p>
          </table:table-cell>
          <table:table-cell office:value-type="float" office:value="12864" calcext:value-type="float">
            <text:p>12864</text:p>
          </table:table-cell>
          <table:table-cell office:value-type="float" office:value="7.98787" calcext:value-type="float">
            <text:p>7.98787</text:p>
          </table:table-cell>
          <table:table-cell office:value-type="float" office:value="0.0798787" calcext:value-type="float">
            <text:p>0.0798787</text:p>
          </table:table-cell>
          <table:table-cell office:value-type="float" office:value="0.000143029" calcext:value-type="float">
            <text:p>0.000143029</text:p>
          </table:table-cell>
          <table:table-cell table:formula="of:=[.J23]-[.L23]" office:value-type="float" office:value="0.000019456" calcext:value-type="float">
            <text:p>1.9456E-05</text:p>
          </table:table-cell>
          <table:table-cell office:value-type="float" office:value="0.000123573" calcext:value-type="float">
            <text:p>0.000123573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98938" calcext:value-type="float">
            <text:p>98938</text:p>
          </table:table-cell>
          <table:table-cell office:value-type="float" office:value="791522" calcext:value-type="float">
            <text:p>791522</text:p>
          </table:table-cell>
          <table:table-cell office:value-type="float" office:value="0.999396" calcext:value-type="float">
            <text:p>0.999396</text:p>
          </table:table-cell>
          <table:table-cell office:value-type="float" office:value="92.2185" calcext:value-type="float">
            <text:p>92.2185</text:p>
          </table:table-cell>
          <table:table-cell office:value-type="float" office:value="3494" calcext:value-type="float">
            <text:p>3494</text:p>
          </table:table-cell>
          <table:table-cell office:value-type="float" office:value="7.99517" calcext:value-type="float">
            <text:p>7.99517</text:p>
          </table:table-cell>
          <table:table-cell office:value-type="float" office:value="0.0799517" calcext:value-type="float">
            <text:p>0.0799517</text:p>
          </table:table-cell>
          <table:table-cell office:value-type="float" office:value="0.000142883" calcext:value-type="float">
            <text:p>0.000142883</text:p>
          </table:table-cell>
          <table:table-cell table:formula="of:=[.J24]-[.L24]" office:value-type="float" office:value="0.00001931" calcext:value-type="float">
            <text:p>1.931E-05</text:p>
          </table:table-cell>
          <table:table-cell office:value-type="float" office:value="0.000123573" calcext:value-type="float">
            <text:p>0.000123573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98524" calcext:value-type="float">
            <text:p>98524</text:p>
          </table:table-cell>
          <table:table-cell office:value-type="float" office:value="788202" calcext:value-type="float">
            <text:p>788202</text:p>
          </table:table-cell>
          <table:table-cell office:value-type="float" office:value="0.995205" calcext:value-type="float">
            <text:p>0.995205</text:p>
          </table:table-cell>
          <table:table-cell office:value-type="float" office:value="71.1354" calcext:value-type="float">
            <text:p>71.1354</text:p>
          </table:table-cell>
          <table:table-cell office:value-type="float" office:value="2440" calcext:value-type="float">
            <text:p>2440</text:p>
          </table:table-cell>
          <table:table-cell office:value-type="float" office:value="7.96164" calcext:value-type="float">
            <text:p>7.96164</text:p>
          </table:table-cell>
          <table:table-cell office:value-type="float" office:value="0.0796164" calcext:value-type="float">
            <text:p>0.0796164</text:p>
          </table:table-cell>
          <table:table-cell office:value-type="float" office:value="0.000142773" calcext:value-type="float">
            <text:p>0.000142773</text:p>
          </table:table-cell>
          <table:table-cell table:formula="of:=[.J25]-[.L25]" office:value-type="float" office:value="0.0000192" calcext:value-type="float">
            <text:p>1.92E-05</text:p>
          </table:table-cell>
          <table:table-cell office:value-type="float" office:value="0.000123573" calcext:value-type="float">
            <text:p>0.0001235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ODD EVEN</text:p>
          </table:table-cell>
          <table:table-cell table:style-name="ce11" table:formula="of:=AVERAGE([.C22:.C25])" office:value-type="float" office:value="98751.25" calcext:value-type="float">
            <text:p>98751.25</text:p>
          </table:table-cell>
          <table:table-cell table:style-name="ce11" table:formula="of:=AVERAGE([.D22:.D25])" office:value-type="float" office:value="790023" calcext:value-type="float">
            <text:p>790023</text:p>
          </table:table-cell>
          <table:table-cell table:style-name="ce11" table:formula="of:=AVERAGE([.E22:.E25])" office:value-type="float" office:value="0.997504" calcext:value-type="float">
            <text:p>0.997504</text:p>
          </table:table-cell>
          <table:table-cell table:style-name="ce11" table:formula="of:=AVERAGE([.F22:.F25])" office:value-type="float" office:value="214.789725" calcext:value-type="float">
            <text:p>214.789725</text:p>
          </table:table-cell>
          <table:table-cell table:style-name="ce11" table:formula="of:=AVERAGE([.G22:.G25])" office:value-type="float" office:value="6308" calcext:value-type="float">
            <text:p>6308</text:p>
          </table:table-cell>
          <table:table-cell table:style-name="ce11" table:formula="of:=AVERAGE([.H22:.H25])" office:value-type="float" office:value="7.98003" calcext:value-type="float">
            <text:p>7.98003</text:p>
          </table:table-cell>
          <table:table-cell table:style-name="ce11" table:formula="of:=AVERAGE([.I22:.I25])" office:value-type="float" office:value="0.0798003" calcext:value-type="float">
            <text:p>0.0798003</text:p>
          </table:table-cell>
          <table:table-cell table:style-name="ce13" table:formula="of:=AVERAGE([.J22:.J25])" office:value-type="float" office:value="0.00014289725" calcext:value-type="float">
            <text:p>0.00014289725</text:p>
          </table:table-cell>
          <table:table-cell table:style-name="ce13" table:formula="of:=AVERAGE([.K22:.K25])" office:value-type="float" office:value="0.00001932425" calcext:value-type="float">
            <text:p>1.932425E-05</text:p>
          </table:table-cell>
          <table:table-cell table:style-name="ce13" table:formula="of:=AVERAGE([.L22:.L25])" office:value-type="float" office:value="0.000123573" calcext:value-type="float">
            <text:p>0.000123573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90194" calcext:value-type="float">
            <text:p>90194</text:p>
          </table:table-cell>
          <table:table-cell office:value-type="float" office:value="721558" calcext:value-type="float">
            <text:p>721558</text:p>
          </table:table-cell>
          <table:table-cell office:value-type="float" office:value="0.911058" calcext:value-type="float">
            <text:p>0.911058</text:p>
          </table:table-cell>
          <table:table-cell office:value-type="float" office:value="1928.49" calcext:value-type="float">
            <text:p>1928.49</text:p>
          </table:table-cell>
          <table:table-cell office:value-type="float" office:value="82240" calcext:value-type="float">
            <text:p>82240</text:p>
          </table:table-cell>
          <table:table-cell office:value-type="float" office:value="7.28846" calcext:value-type="float">
            <text:p>7.28846</text:p>
          </table:table-cell>
          <table:table-cell office:value-type="float" office:value="0.0728846" calcext:value-type="float">
            <text:p>0.0728846</text:p>
          </table:table-cell>
          <table:table-cell office:value-type="float" office:value="0.000141452" calcext:value-type="float">
            <text:p>0.000141452</text:p>
          </table:table-cell>
          <table:table-cell table:formula="of:=[.J27]-[.L27]" office:value-type="float" office:value="0.000017849" calcext:value-type="float">
            <text:p>1.7849E-05</text:p>
          </table:table-cell>
          <table:table-cell office:value-type="float" office:value="0.000123603" calcext:value-type="float">
            <text:p>0.000123603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91749" calcext:value-type="float">
            <text:p>91749</text:p>
          </table:table-cell>
          <table:table-cell office:value-type="float" office:value="734019" calcext:value-type="float">
            <text:p>734019</text:p>
          </table:table-cell>
          <table:table-cell office:value-type="float" office:value="0.926792" calcext:value-type="float">
            <text:p>0.926792</text:p>
          </table:table-cell>
          <table:table-cell office:value-type="float" office:value="1649.43" calcext:value-type="float">
            <text:p>1649.43</text:p>
          </table:table-cell>
          <table:table-cell office:value-type="float" office:value="79341" calcext:value-type="float">
            <text:p>79341</text:p>
          </table:table-cell>
          <table:table-cell office:value-type="float" office:value="7.41433" calcext:value-type="float">
            <text:p>7.41433</text:p>
          </table:table-cell>
          <table:table-cell office:value-type="float" office:value="0.0741433" calcext:value-type="float">
            <text:p>0.0741433</text:p>
          </table:table-cell>
          <table:table-cell office:value-type="float" office:value="0.000141766" calcext:value-type="float">
            <text:p>0.000141766</text:p>
          </table:table-cell>
          <table:table-cell table:formula="of:=[.J28]-[.L28]" office:value-type="float" office:value="0.000018163" calcext:value-type="float">
            <text:p>1.8163E-05</text:p>
          </table:table-cell>
          <table:table-cell office:value-type="float" office:value="0.000123603" calcext:value-type="float">
            <text:p>0.000123603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92083" calcext:value-type="float">
            <text:p>92083</text:p>
          </table:table-cell>
          <table:table-cell office:value-type="float" office:value="736683" calcext:value-type="float">
            <text:p>736683</text:p>
          </table:table-cell>
          <table:table-cell office:value-type="float" office:value="0.930155" calcext:value-type="float">
            <text:p>0.930155</text:p>
          </table:table-cell>
          <table:table-cell office:value-type="float" office:value="2021.11" calcext:value-type="float">
            <text:p>2021.11</text:p>
          </table:table-cell>
          <table:table-cell office:value-type="float" office:value="86508" calcext:value-type="float">
            <text:p>86508</text:p>
          </table:table-cell>
          <table:table-cell office:value-type="float" office:value="7.44124" calcext:value-type="float">
            <text:p>7.44124</text:p>
          </table:table-cell>
          <table:table-cell office:value-type="float" office:value="0.0744124" calcext:value-type="float">
            <text:p>0.0744124</text:p>
          </table:table-cell>
          <table:table-cell office:value-type="float" office:value="0.000141765" calcext:value-type="float">
            <text:p>0.000141765</text:p>
          </table:table-cell>
          <table:table-cell table:formula="of:=[.J29]-[.L29]" office:value-type="float" office:value="0.000018162" calcext:value-type="float">
            <text:p>1.8162E-05</text:p>
          </table:table-cell>
          <table:table-cell office:value-type="float" office:value="0.000123603" calcext:value-type="float">
            <text:p>0.000123603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90980" calcext:value-type="float">
            <text:p>90980</text:p>
          </table:table-cell>
          <table:table-cell office:value-type="float" office:value="727849" calcext:value-type="float">
            <text:p>727849</text:p>
          </table:table-cell>
          <table:table-cell office:value-type="float" office:value="0.919001" calcext:value-type="float">
            <text:p>0.919001</text:p>
          </table:table-cell>
          <table:table-cell office:value-type="float" office:value="1829.05" calcext:value-type="float">
            <text:p>1829.05</text:p>
          </table:table-cell>
          <table:table-cell office:value-type="float" office:value="87599" calcext:value-type="float">
            <text:p>87599</text:p>
          </table:table-cell>
          <table:table-cell office:value-type="float" office:value="7.35201" calcext:value-type="float">
            <text:p>7.35201</text:p>
          </table:table-cell>
          <table:table-cell office:value-type="float" office:value="0.0735201" calcext:value-type="float">
            <text:p>0.0735201</text:p>
          </table:table-cell>
          <table:table-cell office:value-type="float" office:value="0.000141569" calcext:value-type="float">
            <text:p>0.000141569</text:p>
          </table:table-cell>
          <table:table-cell table:formula="of:=[.J30]-[.L30]" office:value-type="float" office:value="0.000017966" calcext:value-type="float">
            <text:p>1.7966E-05</text:p>
          </table:table-cell>
          <table:table-cell office:value-type="float" office:value="0.000123603" calcext:value-type="float">
            <text:p>0.0001236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DYAD</text:p>
          </table:table-cell>
          <table:table-cell table:style-name="ce11" table:formula="of:=AVERAGE([.C27:.C30])" office:value-type="float" office:value="91251.5" calcext:value-type="float">
            <text:p>91251.5</text:p>
          </table:table-cell>
          <table:table-cell table:style-name="ce11" table:formula="of:=AVERAGE([.D27:.D30])" office:value-type="float" office:value="730027.25" calcext:value-type="float">
            <text:p>730027.25</text:p>
          </table:table-cell>
          <table:table-cell table:style-name="ce11" table:formula="of:=AVERAGE([.E27:.E30])" office:value-type="float" office:value="0.9217515" calcext:value-type="float">
            <text:p>0.9217515</text:p>
          </table:table-cell>
          <table:table-cell table:style-name="ce11" table:formula="of:=AVERAGE([.F27:.F30])" office:value-type="float" office:value="1857.02" calcext:value-type="float">
            <text:p>1857.02</text:p>
          </table:table-cell>
          <table:table-cell table:style-name="ce11" table:formula="of:=AVERAGE([.G27:.G30])" office:value-type="float" office:value="83922" calcext:value-type="float">
            <text:p>83922</text:p>
          </table:table-cell>
          <table:table-cell table:style-name="ce11" table:formula="of:=AVERAGE([.H27:.H30])" office:value-type="float" office:value="7.37401" calcext:value-type="float">
            <text:p>7.37401</text:p>
          </table:table-cell>
          <table:table-cell table:style-name="ce11" table:formula="of:=AVERAGE([.I27:.I30])" office:value-type="float" office:value="0.0737401" calcext:value-type="float">
            <text:p>0.0737401</text:p>
          </table:table-cell>
          <table:table-cell table:style-name="ce13" table:formula="of:=AVERAGE([.J27:.J30])" office:value-type="float" office:value="0.000141638" calcext:value-type="float">
            <text:p>0.000141638</text:p>
          </table:table-cell>
          <table:table-cell table:style-name="ce13" table:formula="of:=AVERAGE([.K27:.K30])" office:value-type="float" office:value="0.000018035" calcext:value-type="float">
            <text:p>1.8035E-05</text:p>
          </table:table-cell>
          <table:table-cell table:style-name="ce13" table:formula="of:=AVERAGE([.L27:.L30])" office:value-type="float" office:value="0.000123603" calcext:value-type="float">
            <text:p>0.000123603</text:p>
          </table:table-cell>
        </table:table-row>
      </table:table>
      <table:table table:name="mesh size 12 x 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row table:style-name="ro1">
          <table:table-cell/>
          <table:table-cell office:value-type="string" calcext:value-type="string">
            <text:p>Routing Algorithm</text:p>
          </table:table-cell>
          <table:table-cell office:value-type="string" calcext:value-type="string">
            <text:p>Total Received Packets</text:p>
          </table:table-cell>
          <table:table-cell office:value-type="string" calcext:value-type="string">
            <text:p>Total Received Flits</text:p>
          </table:table-cell>
          <table:table-cell office:value-type="string" calcext:value-type="string">
            <text:p>Received/Ideal Flits Ratio</text:p>
          </table:table-cell>
          <table:table-cell office:value-type="string" calcext:value-type="string">
            <text:p>Global Average Delay (cycles)</text:p>
          </table:table-cell>
          <table:table-cell office:value-type="string" calcext:value-type="string">
            <text:p>Max Delay (cycles)</text:p>
          </table:table-cell>
          <table:table-cell office:value-type="string" calcext:value-type="string">
            <text:p>Network Throughput (flits/cycle)</text:p>
          </table:table-cell>
          <table:table-cell office:value-type="string" calcext:value-type="string">
            <text:p>Average IP Throughput (flits/cycle/IP)</text:p>
          </table:table-cell>
          <table:table-cell table:style-name="Default" office:value-type="string" calcext:value-type="string">
            <text:p>Total Energy (J)</text:p>
          </table:table-cell>
          <table:table-cell table:style-name="Default" office:value-type="string" calcext:value-type="string">
            <text:p>Dynamic Energy (J)</text:p>
          </table:table-cell>
          <table:table-cell table:style-name="Default" office:value-type="string" calcext:value-type="string">
            <text:p>Static Energy (J)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142535" calcext:value-type="float">
            <text:p>142535</text:p>
          </table:table-cell>
          <table:table-cell office:value-type="float" office:value="1140267" calcext:value-type="float">
            <text:p>1140267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5.8076" calcext:value-type="float">
            <text:p>55.8076</text:p>
          </table:table-cell>
          <table:table-cell office:value-type="float" office:value="1120" calcext:value-type="float">
            <text:p>1120</text:p>
          </table:table-cell>
          <table:table-cell office:value-type="float" office:value="11.5178" calcext:value-type="float">
            <text:p>11.5178</text:p>
          </table:table-cell>
          <table:table-cell office:value-type="float" office:value="0.0799851" calcext:value-type="float">
            <text:p>0.0799851</text:p>
          </table:table-cell>
          <table:table-cell office:value-type="float" office:value="0.000210103" calcext:value-type="float">
            <text:p>0.000210103</text:p>
          </table:table-cell>
          <table:table-cell table:formula="of:=[.J2]-[.L2]" office:value-type="float" office:value="0.00003233" calcext:value-type="float">
            <text:p>3.233E-05</text:p>
          </table:table-cell>
          <table:table-cell office:value-type="float" office:value="0.000177773" calcext:value-type="float">
            <text:p>0.000177773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142284" calcext:value-type="float">
            <text:p>142284</text:p>
          </table:table-cell>
          <table:table-cell office:value-type="float" office:value="1138298" calcext:value-type="float">
            <text:p>1138298</text:p>
          </table:table-cell>
          <table:table-cell office:value-type="float" office:value="0.998087" calcext:value-type="float">
            <text:p>0.998087</text:p>
          </table:table-cell>
          <table:table-cell office:value-type="float" office:value="54.5084" calcext:value-type="float">
            <text:p>54.5084</text:p>
          </table:table-cell>
          <table:table-cell office:value-type="float" office:value="1191" calcext:value-type="float">
            <text:p>1191</text:p>
          </table:table-cell>
          <table:table-cell office:value-type="float" office:value="11.498" calcext:value-type="float">
            <text:p>11.498</text:p>
          </table:table-cell>
          <table:table-cell office:value-type="float" office:value="0.0798469" calcext:value-type="float">
            <text:p>0.0798469</text:p>
          </table:table-cell>
          <table:table-cell office:value-type="float" office:value="0.000210128" calcext:value-type="float">
            <text:p>0.000210128</text:p>
          </table:table-cell>
          <table:table-cell table:formula="of:=[.J3]-[.L3]" office:value-type="float" office:value="0.000032355" calcext:value-type="float">
            <text:p>3.2355E-05</text:p>
          </table:table-cell>
          <table:table-cell office:value-type="float" office:value="0.000177773" calcext:value-type="float">
            <text:p>0.0001777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XY</text:p>
          </table:table-cell>
          <table:table-cell table:style-name="ce11" table:formula="of:=AVERAGE([.C2:.C3])" office:value-type="float" office:value="142409.5" calcext:value-type="float">
            <text:p>142409.5</text:p>
          </table:table-cell>
          <table:table-cell table:style-name="ce11" table:formula="of:=AVERAGE([.D2:.D3])" office:value-type="float" office:value="1139282.5" calcext:value-type="float">
            <text:p>1139282.5</text:p>
          </table:table-cell>
          <table:table-cell table:style-name="ce11" table:formula="of:=AVERAGE([.E2:.E3])" office:value-type="float" office:value="0.99895" calcext:value-type="float">
            <text:p>0.99895</text:p>
          </table:table-cell>
          <table:table-cell table:style-name="ce11" table:formula="of:=AVERAGE([.F2:.F3])" office:value-type="float" office:value="55.158" calcext:value-type="float">
            <text:p>55.158</text:p>
          </table:table-cell>
          <table:table-cell table:style-name="ce11" table:formula="of:=AVERAGE([.G2:.G3])" office:value-type="float" office:value="1155.5" calcext:value-type="float">
            <text:p>1155.5</text:p>
          </table:table-cell>
          <table:table-cell table:style-name="ce11" table:formula="of:=AVERAGE([.H2:.H3])" office:value-type="float" office:value="11.5079" calcext:value-type="float">
            <text:p>11.5079</text:p>
          </table:table-cell>
          <table:table-cell table:style-name="ce11" table:formula="of:=AVERAGE([.I2:.I3])" office:value-type="float" office:value="0.079916" calcext:value-type="float">
            <text:p>0.079916</text:p>
          </table:table-cell>
          <table:table-cell table:style-name="ce13" table:formula="of:=AVERAGE([.J2:.J3])" office:value-type="float" office:value="0.0002101155" calcext:value-type="float">
            <text:p>0.0002101155</text:p>
          </table:table-cell>
          <table:table-cell table:style-name="ce13" table:formula="of:=AVERAGE([.K2:.K3])" office:value-type="float" office:value="0.0000323425" calcext:value-type="float">
            <text:p>3.23425E-05</text:p>
          </table:table-cell>
          <table:table-cell table:style-name="ce13" table:formula="of:=AVERAGE([.L2:.L3])" office:value-type="float" office:value="0.000177773" calcext:value-type="float">
            <text:p>0.000177773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34324" calcext:value-type="float">
            <text:p>134324</text:p>
          </table:table-cell>
          <table:table-cell office:value-type="float" office:value="1074600" calcext:value-type="float">
            <text:p>1074600</text:p>
          </table:table-cell>
          <table:table-cell office:value-type="float" office:value="0.942235" calcext:value-type="float">
            <text:p>0.942235</text:p>
          </table:table-cell>
          <table:table-cell office:value-type="float" office:value="1578.53" calcext:value-type="float">
            <text:p>1578.53</text:p>
          </table:table-cell>
          <table:table-cell office:value-type="float" office:value="67601" calcext:value-type="float">
            <text:p>67601</text:p>
          </table:table-cell>
          <table:table-cell office:value-type="float" office:value="10.8545" calcext:value-type="float">
            <text:p>10.8545</text:p>
          </table:table-cell>
          <table:table-cell office:value-type="float" office:value="0.0753788" calcext:value-type="float">
            <text:p>0.0753788</text:p>
          </table:table-cell>
          <table:table-cell office:value-type="float" office:value="0.000208924" calcext:value-type="float">
            <text:p>0.000208924</text:p>
          </table:table-cell>
          <table:table-cell table:formula="of:=[.J5]-[.L5]" office:value-type="float" office:value="0.000031036" calcext:value-type="float">
            <text:p>3.1036E-05</text:p>
          </table:table-cell>
          <table:table-cell office:value-type="float" office:value="0.000177888" calcext:value-type="float">
            <text:p>0.000177888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33810" calcext:value-type="float">
            <text:p>133810</text:p>
          </table:table-cell>
          <table:table-cell office:value-type="float" office:value="1070498" calcext:value-type="float">
            <text:p>1070498</text:p>
          </table:table-cell>
          <table:table-cell office:value-type="float" office:value="0.938638" calcext:value-type="float">
            <text:p>0.938638</text:p>
          </table:table-cell>
          <table:table-cell office:value-type="float" office:value="1694.64" calcext:value-type="float">
            <text:p>1694.64</text:p>
          </table:table-cell>
          <table:table-cell office:value-type="float" office:value="65179" calcext:value-type="float">
            <text:p>65179</text:p>
          </table:table-cell>
          <table:table-cell office:value-type="float" office:value="10.8131" calcext:value-type="float">
            <text:p>10.8131</text:p>
          </table:table-cell>
          <table:table-cell office:value-type="float" office:value="0.075091" calcext:value-type="float">
            <text:p>0.075091</text:p>
          </table:table-cell>
          <table:table-cell office:value-type="float" office:value="0.0002008847" calcext:value-type="float">
            <text:p>0.0002008847</text:p>
          </table:table-cell>
          <table:table-cell table:formula="of:=[.J6]-[.L6]" office:value-type="float" office:value="0.0000229967" calcext:value-type="float">
            <text:p>2.29967E-05</text:p>
          </table:table-cell>
          <table:table-cell office:value-type="float" office:value="0.000177888" calcext:value-type="float">
            <text:p>0.00017788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WEST FIRST</text:p>
          </table:table-cell>
          <table:table-cell table:style-name="ce11" table:formula="of:=AVERAGE([.C5:.C6])" office:value-type="float" office:value="134067" calcext:value-type="float">
            <text:p>134067</text:p>
          </table:table-cell>
          <table:table-cell table:style-name="ce11" table:formula="of:=AVERAGE([.D5:.D6])" office:value-type="float" office:value="1072549" calcext:value-type="float">
            <text:p>1072549</text:p>
          </table:table-cell>
          <table:table-cell table:style-name="ce11" table:formula="of:=AVERAGE([.E5:.E6])" office:value-type="float" office:value="0.9404365" calcext:value-type="float">
            <text:p>0.9404365</text:p>
          </table:table-cell>
          <table:table-cell table:style-name="ce11" table:formula="of:=AVERAGE([.F5:.F6])" office:value-type="float" office:value="1636.585" calcext:value-type="float">
            <text:p>1636.585</text:p>
          </table:table-cell>
          <table:table-cell table:style-name="ce11" table:formula="of:=AVERAGE([.G5:.G6])" office:value-type="float" office:value="66390" calcext:value-type="float">
            <text:p>66390</text:p>
          </table:table-cell>
          <table:table-cell table:style-name="ce11" table:formula="of:=AVERAGE([.H5:.H6])" office:value-type="float" office:value="10.8338" calcext:value-type="float">
            <text:p>10.8338</text:p>
          </table:table-cell>
          <table:table-cell table:style-name="ce11" table:formula="of:=AVERAGE([.I5:.I6])" office:value-type="float" office:value="0.0752349" calcext:value-type="float">
            <text:p>0.0752349</text:p>
          </table:table-cell>
          <table:table-cell table:style-name="ce13" table:formula="of:=AVERAGE([.J5:.J6])" office:value-type="float" office:value="0.00020490435" calcext:value-type="float">
            <text:p>0.00020490435</text:p>
          </table:table-cell>
          <table:table-cell table:style-name="ce13" table:formula="of:=AVERAGE([.K5:.K6])" office:value-type="float" office:value="0.00002701635" calcext:value-type="float">
            <text:p>2.701635E-05</text:p>
          </table:table-cell>
          <table:table-cell table:style-name="ce13" table:formula="of:=AVERAGE([.L5:.L6])" office:value-type="float" office:value="0.000177888" calcext:value-type="float">
            <text:p>0.000177888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101832" calcext:value-type="float">
            <text:p>101832</text:p>
          </table:table-cell>
          <table:table-cell office:value-type="float" office:value="814643" calcext:value-type="float">
            <text:p>814643</text:p>
          </table:table-cell>
          <table:table-cell office:value-type="float" office:value="0.714298" calcext:value-type="float">
            <text:p>0.714298</text:p>
          </table:table-cell>
          <table:table-cell office:value-type="float" office:value="5813.2" calcext:value-type="float">
            <text:p>5813.2</text:p>
          </table:table-cell>
          <table:table-cell office:value-type="float" office:value="92114" calcext:value-type="float">
            <text:p>92114</text:p>
          </table:table-cell>
          <table:table-cell office:value-type="float" office:value="8.22872" calcext:value-type="float">
            <text:p>8.22872</text:p>
          </table:table-cell>
          <table:table-cell office:value-type="float" office:value="0.0571439" calcext:value-type="float">
            <text:p>0.0571439</text:p>
          </table:table-cell>
          <table:table-cell office:value-type="float" office:value="0.000202259" calcext:value-type="float">
            <text:p>0.000202259</text:p>
          </table:table-cell>
          <table:table-cell table:formula="of:=[.J8]-[.L8]" office:value-type="float" office:value="0.000024371" calcext:value-type="float">
            <text:p>2.4371E-05</text:p>
          </table:table-cell>
          <table:table-cell office:value-type="float" office:value="0.000177888" calcext:value-type="float">
            <text:p>0.000177888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106206" calcext:value-type="float">
            <text:p>106206</text:p>
          </table:table-cell>
          <table:table-cell office:value-type="float" office:value="849624" calcext:value-type="float">
            <text:p>849624</text:p>
          </table:table-cell>
          <table:table-cell office:value-type="float" office:value="0.744971" calcext:value-type="float">
            <text:p>0.744971</text:p>
          </table:table-cell>
          <table:table-cell office:value-type="float" office:value="5080.54" calcext:value-type="float">
            <text:p>5080.54</text:p>
          </table:table-cell>
          <table:table-cell office:value-type="float" office:value="84960" calcext:value-type="float">
            <text:p>84960</text:p>
          </table:table-cell>
          <table:table-cell office:value-type="float" office:value="8.58206" calcext:value-type="float">
            <text:p>8.58206</text:p>
          </table:table-cell>
          <table:table-cell office:value-type="float" office:value="0.0595976" calcext:value-type="float">
            <text:p>0.0595976</text:p>
          </table:table-cell>
          <table:table-cell office:value-type="float" office:value="0.000203171" calcext:value-type="float">
            <text:p>0.000203171</text:p>
          </table:table-cell>
          <table:table-cell table:formula="of:=[.J9]-[.L9]" office:value-type="float" office:value="0.000025283" calcext:value-type="float">
            <text:p>2.5283E-05</text:p>
          </table:table-cell>
          <table:table-cell office:value-type="float" office:value="0.000177888" calcext:value-type="float">
            <text:p>0.00017788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ORTH LAST</text:p>
          </table:table-cell>
          <table:table-cell table:style-name="ce11" table:formula="of:=AVERAGE([.C8:.C9])" office:value-type="float" office:value="104019" calcext:value-type="float">
            <text:p>104019</text:p>
          </table:table-cell>
          <table:table-cell table:style-name="ce11" table:formula="of:=AVERAGE([.D8:.D9])" office:value-type="float" office:value="832133.5" calcext:value-type="float">
            <text:p>832133.5</text:p>
          </table:table-cell>
          <table:table-cell table:style-name="ce11" table:formula="of:=AVERAGE([.E8:.E9])" office:value-type="float" office:value="0.7296345" calcext:value-type="float">
            <text:p>0.7296345</text:p>
          </table:table-cell>
          <table:table-cell table:style-name="ce11" table:formula="of:=AVERAGE([.F8:.F9])" office:value-type="float" office:value="5446.87" calcext:value-type="float">
            <text:p>5446.87</text:p>
          </table:table-cell>
          <table:table-cell table:style-name="ce11" table:formula="of:=AVERAGE([.G8:.G9])" office:value-type="float" office:value="88537" calcext:value-type="float">
            <text:p>88537</text:p>
          </table:table-cell>
          <table:table-cell table:style-name="ce11" table:formula="of:=AVERAGE([.H8:.H9])" office:value-type="float" office:value="8.40539" calcext:value-type="float">
            <text:p>8.40539</text:p>
          </table:table-cell>
          <table:table-cell table:style-name="ce11" table:formula="of:=AVERAGE([.I8:.I9])" office:value-type="float" office:value="0.05837075" calcext:value-type="float">
            <text:p>0.05837075</text:p>
          </table:table-cell>
          <table:table-cell table:style-name="ce13" table:formula="of:=AVERAGE([.J8:.J9])" office:value-type="float" office:value="0.000202715" calcext:value-type="float">
            <text:p>0.000202715</text:p>
          </table:table-cell>
          <table:table-cell table:style-name="ce13" table:formula="of:=AVERAGE([.K8:.K9])" office:value-type="float" office:value="0.000024827" calcext:value-type="float">
            <text:p>2.4827E-05</text:p>
          </table:table-cell>
          <table:table-cell table:style-name="ce13" table:formula="of:=AVERAGE([.L8:.L9])" office:value-type="float" office:value="0.000177888" calcext:value-type="float">
            <text:p>0.000177888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12228" calcext:value-type="float">
            <text:p>112228</text:p>
          </table:table-cell>
          <table:table-cell office:value-type="float" office:value="897843" calcext:value-type="float">
            <text:p>897843</text:p>
          </table:table-cell>
          <table:table-cell office:value-type="float" office:value="0.78725" calcext:value-type="float">
            <text:p>0.78725</text:p>
          </table:table-cell>
          <table:table-cell office:value-type="float" office:value="4848.8" calcext:value-type="float">
            <text:p>4848.8</text:p>
          </table:table-cell>
          <table:table-cell office:value-type="float" office:value="92197" calcext:value-type="float">
            <text:p>92197</text:p>
          </table:table-cell>
          <table:table-cell office:value-type="float" office:value="9.06912" calcext:value-type="float">
            <text:p>9.06912</text:p>
          </table:table-cell>
          <table:table-cell office:value-type="float" office:value="0.06298" calcext:value-type="float">
            <text:p>0.06298</text:p>
          </table:table-cell>
          <table:table-cell office:value-type="float" office:value="0.00020428" calcext:value-type="float">
            <text:p>0.00020428</text:p>
          </table:table-cell>
          <table:table-cell table:formula="of:=[.J11]-[.L11]" office:value-type="float" office:value="0.000026392" calcext:value-type="float">
            <text:p>2.6392E-05</text:p>
          </table:table-cell>
          <table:table-cell office:value-type="float" office:value="0.000177888" calcext:value-type="float">
            <text:p>0.000177888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13336" calcext:value-type="float">
            <text:p>113336</text:p>
          </table:table-cell>
          <table:table-cell office:value-type="float" office:value="906703" calcext:value-type="float">
            <text:p>906703</text:p>
          </table:table-cell>
          <table:table-cell office:value-type="float" office:value="0.795019" calcext:value-type="float">
            <text:p>0.795019</text:p>
          </table:table-cell>
          <table:table-cell office:value-type="float" office:value="5151.01" calcext:value-type="float">
            <text:p>5151.01</text:p>
          </table:table-cell>
          <table:table-cell office:value-type="float" office:value="90271" calcext:value-type="float">
            <text:p>90271</text:p>
          </table:table-cell>
          <table:table-cell office:value-type="float" office:value="9.15862" calcext:value-type="float">
            <text:p>9.15862</text:p>
          </table:table-cell>
          <table:table-cell office:value-type="float" office:value="0.0636015" calcext:value-type="float">
            <text:p>0.0636015</text:p>
          </table:table-cell>
          <table:table-cell office:value-type="float" office:value="0.000204463" calcext:value-type="float">
            <text:p>0.000204463</text:p>
          </table:table-cell>
          <table:table-cell table:formula="of:=[.J12]-[.L12]" office:value-type="float" office:value="0.000026575" calcext:value-type="float">
            <text:p>2.6575E-05</text:p>
          </table:table-cell>
          <table:table-cell office:value-type="float" office:value="0.000177888" calcext:value-type="float">
            <text:p>0.00017788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EGATIVE FIRST</text:p>
          </table:table-cell>
          <table:table-cell table:style-name="ce11" table:formula="of:=AVERAGE([.C11:.C12])" office:value-type="float" office:value="112782" calcext:value-type="float">
            <text:p>112782</text:p>
          </table:table-cell>
          <table:table-cell table:style-name="ce11" table:formula="of:=AVERAGE([.D11:.D12])" office:value-type="float" office:value="902273" calcext:value-type="float">
            <text:p>902273</text:p>
          </table:table-cell>
          <table:table-cell table:style-name="ce11" table:formula="of:=AVERAGE([.E11:.E12])" office:value-type="float" office:value="0.7911345" calcext:value-type="float">
            <text:p>0.7911345</text:p>
          </table:table-cell>
          <table:table-cell table:style-name="ce11" table:formula="of:=AVERAGE([.F11:.F12])" office:value-type="float" office:value="4999.905" calcext:value-type="float">
            <text:p>4999.905</text:p>
          </table:table-cell>
          <table:table-cell table:style-name="ce11" table:formula="of:=AVERAGE([.G11:.G12])" office:value-type="float" office:value="91234" calcext:value-type="float">
            <text:p>91234</text:p>
          </table:table-cell>
          <table:table-cell table:style-name="ce11" table:formula="of:=AVERAGE([.H11:.H12])" office:value-type="float" office:value="9.11387" calcext:value-type="float">
            <text:p>9.11387</text:p>
          </table:table-cell>
          <table:table-cell table:style-name="ce11" table:formula="of:=AVERAGE([.I11:.I12])" office:value-type="float" office:value="0.06329075" calcext:value-type="float">
            <text:p>0.06329075</text:p>
          </table:table-cell>
          <table:table-cell table:style-name="ce13" table:formula="of:=AVERAGE([.J11:.J12])" office:value-type="float" office:value="0.0002043715" calcext:value-type="float">
            <text:p>0.0002043715</text:p>
          </table:table-cell>
          <table:table-cell table:style-name="ce13" table:formula="of:=AVERAGE([.K11:.K12])" office:value-type="float" office:value="0.0000264835" calcext:value-type="float">
            <text:p>2.64835E-05</text:p>
          </table:table-cell>
          <table:table-cell table:style-name="ce13" table:formula="of:=AVERAGE([.L11:.L12])" office:value-type="float" office:value="0.000177888" calcext:value-type="float">
            <text:p>0.000177888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88820" calcext:value-type="float">
            <text:p>88820</text:p>
          </table:table-cell>
          <table:table-cell office:value-type="float" office:value="710606" calcext:value-type="float">
            <text:p>710606</text:p>
          </table:table-cell>
          <table:table-cell office:value-type="float" office:value="0.623076" calcext:value-type="float">
            <text:p>0.623076</text:p>
          </table:table-cell>
          <table:table-cell office:value-type="float" office:value="5035.48" calcext:value-type="float">
            <text:p>5035.48</text:p>
          </table:table-cell>
          <table:table-cell office:value-type="float" office:value="95576" calcext:value-type="float">
            <text:p>95576</text:p>
          </table:table-cell>
          <table:table-cell office:value-type="float" office:value="7.17784" calcext:value-type="float">
            <text:p>7.17784</text:p>
          </table:table-cell>
          <table:table-cell office:value-type="float" office:value="0.0498461" calcext:value-type="float">
            <text:p>0.0498461</text:p>
          </table:table-cell>
          <table:table-cell office:value-type="float" office:value="0.000199729" calcext:value-type="float">
            <text:p>0.000199729</text:p>
          </table:table-cell>
          <table:table-cell table:formula="of:=[.J14]-[.L14]" office:value-type="float" office:value="0.000021784" calcext:value-type="float">
            <text:p>2.1784E-05</text:p>
          </table:table-cell>
          <table:table-cell office:value-type="float" office:value="0.000177945" calcext:value-type="float">
            <text:p>0.00017794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88369" calcext:value-type="float">
            <text:p>88369</text:p>
          </table:table-cell>
          <table:table-cell office:value-type="float" office:value="706965" calcext:value-type="float">
            <text:p>706965</text:p>
          </table:table-cell>
          <table:table-cell office:value-type="float" office:value="0.619884" calcext:value-type="float">
            <text:p>0.619884</text:p>
          </table:table-cell>
          <table:table-cell office:value-type="float" office:value="5584.71" calcext:value-type="float">
            <text:p>5584.71</text:p>
          </table:table-cell>
          <table:table-cell office:value-type="float" office:value="96579" calcext:value-type="float">
            <text:p>96579</text:p>
          </table:table-cell>
          <table:table-cell office:value-type="float" office:value="7.14106" calcext:value-type="float">
            <text:p>7.14106</text:p>
          </table:table-cell>
          <table:table-cell office:value-type="float" office:value="0.0495907" calcext:value-type="float">
            <text:p>0.0495907</text:p>
          </table:table-cell>
          <table:table-cell office:value-type="float" office:value="0.000199602" calcext:value-type="float">
            <text:p>0.000199602</text:p>
          </table:table-cell>
          <table:table-cell table:formula="of:=[.J15]-[.L15]" office:value-type="float" office:value="0.000021657" calcext:value-type="float">
            <text:p>2.1657E-05</text:p>
          </table:table-cell>
          <table:table-cell office:value-type="float" office:value="0.000177945" calcext:value-type="float">
            <text:p>0.0001779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ODD EVEN</text:p>
          </table:table-cell>
          <table:table-cell table:style-name="ce11" table:formula="of:=AVERAGE([.C14:.C15])" office:value-type="float" office:value="88594.5" calcext:value-type="float">
            <text:p>88594.5</text:p>
          </table:table-cell>
          <table:table-cell table:style-name="ce11" table:formula="of:=AVERAGE([.D14:.D15])" office:value-type="float" office:value="708785.5" calcext:value-type="float">
            <text:p>708785.5</text:p>
          </table:table-cell>
          <table:table-cell table:style-name="ce11" table:formula="of:=AVERAGE([.E14:.E15])" office:value-type="float" office:value="0.62148" calcext:value-type="float">
            <text:p>0.62148</text:p>
          </table:table-cell>
          <table:table-cell table:style-name="ce11" table:formula="of:=AVERAGE([.F14:.F15])" office:value-type="float" office:value="5310.095" calcext:value-type="float">
            <text:p>5310.095</text:p>
          </table:table-cell>
          <table:table-cell table:style-name="ce11" table:formula="of:=AVERAGE([.G14:.G15])" office:value-type="float" office:value="96077.5" calcext:value-type="float">
            <text:p>96077.5</text:p>
          </table:table-cell>
          <table:table-cell table:style-name="ce11" table:formula="of:=AVERAGE([.H14:.H15])" office:value-type="float" office:value="7.15945" calcext:value-type="float">
            <text:p>7.15945</text:p>
          </table:table-cell>
          <table:table-cell table:style-name="ce11" table:formula="of:=AVERAGE([.I14:.I15])" office:value-type="float" office:value="0.0497184" calcext:value-type="float">
            <text:p>0.0497184</text:p>
          </table:table-cell>
          <table:table-cell table:style-name="ce13" table:formula="of:=AVERAGE([.J14:.J15])" office:value-type="float" office:value="0.0001996655" calcext:value-type="float">
            <text:p>0.0001996655</text:p>
          </table:table-cell>
          <table:table-cell table:style-name="ce13" table:formula="of:=AVERAGE([.K14:.K15])" office:value-type="float" office:value="0.0000217205" calcext:value-type="float">
            <text:p>2.17205E-05</text:p>
          </table:table-cell>
          <table:table-cell table:style-name="ce13" table:formula="of:=AVERAGE([.L14:.L15])" office:value-type="float" office:value="0.000177945" calcext:value-type="float">
            <text:p>0.000177945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97686" calcext:value-type="float">
            <text:p>97686</text:p>
          </table:table-cell>
          <table:table-cell office:value-type="float" office:value="781502" calcext:value-type="float">
            <text:p>781502</text:p>
          </table:table-cell>
          <table:table-cell office:value-type="float" office:value="0.68524" calcext:value-type="float">
            <text:p>0.68524</text:p>
          </table:table-cell>
          <table:table-cell office:value-type="float" office:value="5260.4" calcext:value-type="float">
            <text:p>5260.4</text:p>
          </table:table-cell>
          <table:table-cell office:value-type="float" office:value="996680" calcext:value-type="float">
            <text:p>996680</text:p>
          </table:table-cell>
          <table:table-cell office:value-type="float" office:value="7.89396" calcext:value-type="float">
            <text:p>7.89396</text:p>
          </table:table-cell>
          <table:table-cell office:value-type="float" office:value="0.0548192" calcext:value-type="float">
            <text:p>0.0548192</text:p>
          </table:table-cell>
          <table:table-cell office:value-type="float" office:value="0.000200889" calcext:value-type="float">
            <text:p>0.000200889</text:p>
          </table:table-cell>
          <table:table-cell table:formula="of:=[.J17]-[.L17]" office:value-type="float" office:value="0.0000229" calcext:value-type="float">
            <text:p>2.29E-05</text:p>
          </table:table-cell>
          <table:table-cell office:value-type="float" office:value="0.000177989" calcext:value-type="float">
            <text:p>0.000177989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98311" calcext:value-type="float">
            <text:p>98311</text:p>
          </table:table-cell>
          <table:table-cell office:value-type="float" office:value="786493" calcext:value-type="float">
            <text:p>786493</text:p>
          </table:table-cell>
          <table:table-cell office:value-type="float" office:value="0.689616" calcext:value-type="float">
            <text:p>0.689616</text:p>
          </table:table-cell>
          <table:table-cell office:value-type="float" office:value="4790.26" calcext:value-type="float">
            <text:p>4790.26</text:p>
          </table:table-cell>
          <table:table-cell office:value-type="float" office:value="97611" calcext:value-type="float">
            <text:p>97611</text:p>
          </table:table-cell>
          <table:table-cell office:value-type="float" office:value="7.94437" calcext:value-type="float">
            <text:p>7.94437</text:p>
          </table:table-cell>
          <table:table-cell office:value-type="float" office:value="0.0551693" calcext:value-type="float">
            <text:p>0.0551693</text:p>
          </table:table-cell>
          <table:table-cell office:value-type="float" office:value="0.000200934" calcext:value-type="float">
            <text:p>0.000200934</text:p>
          </table:table-cell>
          <table:table-cell table:formula="of:=[.J18]-[.L18]" office:value-type="float" office:value="0.000022945" calcext:value-type="float">
            <text:p>2.2945E-05</text:p>
          </table:table-cell>
          <table:table-cell office:value-type="float" office:value="0.000177989" calcext:value-type="float">
            <text:p>0.00017798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DYAD</text:p>
          </table:table-cell>
          <table:table-cell table:style-name="ce11" table:formula="of:=AVERAGE([.C17:.C18])" office:value-type="float" office:value="97998.5" calcext:value-type="float">
            <text:p>97998.5</text:p>
          </table:table-cell>
          <table:table-cell table:style-name="ce11" table:formula="of:=AVERAGE([.D17:.D18])" office:value-type="float" office:value="783997.5" calcext:value-type="float">
            <text:p>783997.5</text:p>
          </table:table-cell>
          <table:table-cell table:style-name="ce11" table:formula="of:=AVERAGE([.E17:.E18])" office:value-type="float" office:value="0.687428" calcext:value-type="float">
            <text:p>0.687428</text:p>
          </table:table-cell>
          <table:table-cell table:style-name="ce11" table:formula="of:=AVERAGE([.F17:.F18])" office:value-type="float" office:value="5025.33" calcext:value-type="float">
            <text:p>5025.33</text:p>
          </table:table-cell>
          <table:table-cell table:style-name="ce11" table:formula="of:=AVERAGE([.G17:.G18])" office:value-type="float" office:value="547145.5" calcext:value-type="float">
            <text:p>547145.5</text:p>
          </table:table-cell>
          <table:table-cell table:style-name="ce11" table:formula="of:=AVERAGE([.H17:.H18])" office:value-type="float" office:value="7.919165" calcext:value-type="float">
            <text:p>7.919165</text:p>
          </table:table-cell>
          <table:table-cell table:style-name="ce11" table:formula="of:=AVERAGE([.I17:.I18])" office:value-type="float" office:value="0.05499425" calcext:value-type="float">
            <text:p>0.05499425</text:p>
          </table:table-cell>
          <table:table-cell table:style-name="ce13" table:formula="of:=AVERAGE([.J17:.J18])" office:value-type="float" office:value="0.0002009115" calcext:value-type="float">
            <text:p>0.0002009115</text:p>
          </table:table-cell>
          <table:table-cell table:style-name="ce13" table:formula="of:=AVERAGE([.K17:.K18])" office:value-type="float" office:value="0.0000229225" calcext:value-type="float">
            <text:p>2.29225E-05</text:p>
          </table:table-cell>
          <table:table-cell table:style-name="ce13" table:formula="of:=AVERAGE([.L17:.L18])" office:value-type="float" office:value="0.000177989" calcext:value-type="float">
            <text:p>0.000177989</text:p>
          </table:table-cell>
        </table:table-row>
      </table:table>
      <table:table table:name="mesh size 16 x 16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row table:style-name="ro1">
          <table:table-cell/>
          <table:table-cell office:value-type="string" calcext:value-type="string">
            <text:p>Routing Algorithm</text:p>
          </table:table-cell>
          <table:table-cell office:value-type="string" calcext:value-type="string">
            <text:p>Total Received Packets</text:p>
          </table:table-cell>
          <table:table-cell office:value-type="string" calcext:value-type="string">
            <text:p>Total Received Flits</text:p>
          </table:table-cell>
          <table:table-cell office:value-type="string" calcext:value-type="string">
            <text:p>Received/Ideal Flits Ratio</text:p>
          </table:table-cell>
          <table:table-cell office:value-type="string" calcext:value-type="string">
            <text:p>Global Average Delay (cycles)</text:p>
          </table:table-cell>
          <table:table-cell office:value-type="string" calcext:value-type="string">
            <text:p>Max Delay (cycles)</text:p>
          </table:table-cell>
          <table:table-cell office:value-type="string" calcext:value-type="string">
            <text:p>Network Throughput (flits/cycle)</text:p>
          </table:table-cell>
          <table:table-cell office:value-type="string" calcext:value-type="string">
            <text:p>Average IP Throughput (flits/cycle/IP)</text:p>
          </table:table-cell>
          <table:table-cell table:style-name="Default" office:value-type="string" calcext:value-type="string">
            <text:p>Total Energy (J)</text:p>
          </table:table-cell>
          <table:table-cell table:style-name="Default" office:value-type="string" calcext:value-type="string">
            <text:p>Dynamic Energy (J)</text:p>
          </table:table-cell>
          <table:table-cell table:style-name="Default" office:value-type="string" calcext:value-type="string">
            <text:p>Static Energy (J)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233239" calcext:value-type="float">
            <text:p>233239</text:p>
          </table:table-cell>
          <table:table-cell office:value-type="float" office:value="1865920" calcext:value-type="float">
            <text:p>1865920</text:p>
          </table:table-cell>
          <table:table-cell office:value-type="float" office:value="0.920297" calcext:value-type="float">
            <text:p>0.920297</text:p>
          </table:table-cell>
          <table:table-cell office:value-type="float" office:value="2753.13" calcext:value-type="float">
            <text:p>2753.13</text:p>
          </table:table-cell>
          <table:table-cell office:value-type="float" office:value="69552" calcext:value-type="float">
            <text:p>69552</text:p>
          </table:table-cell>
          <table:table-cell office:value-type="float" office:value="18.8477" calcext:value-type="float">
            <text:p>18.8477</text:p>
          </table:table-cell>
          <table:table-cell office:value-type="float" office:value="0.0736237" calcext:value-type="float">
            <text:p>0.0736237</text:p>
          </table:table-cell>
          <table:table-cell office:value-type="float" office:value="0.000386218" calcext:value-type="float">
            <text:p>0.000386218</text:p>
          </table:table-cell>
          <table:table-cell office:value-type="float" office:value="0.0000701776" calcext:value-type="float">
            <text:p>7.01776E-05</text:p>
          </table:table-cell>
          <table:table-cell office:value-type="float" office:value="0.00031604" calcext:value-type="float">
            <text:p>0.00031604</text:p>
          </table:table-cell>
        </table:table-row>
        <table:table-row table:style-name="ro1">
          <table:table-cell/>
          <table:table-cell office:value-type="string" calcext:value-type="string">
            <text:p>XY</text:p>
          </table:table-cell>
          <table:table-cell office:value-type="float" office:value="233907" calcext:value-type="float">
            <text:p>233907</text:p>
          </table:table-cell>
          <table:table-cell office:value-type="float" office:value="1871261" calcext:value-type="float">
            <text:p>1871261</text:p>
          </table:table-cell>
          <table:table-cell office:value-type="float" office:value="0.922931" calcext:value-type="float">
            <text:p>0.922931</text:p>
          </table:table-cell>
          <table:table-cell office:value-type="float" office:value="2570.2" calcext:value-type="float">
            <text:p>2570.2</text:p>
          </table:table-cell>
          <table:table-cell office:value-type="float" office:value="78102" calcext:value-type="float">
            <text:p>78102</text:p>
          </table:table-cell>
          <table:table-cell office:value-type="float" office:value="18.9016" calcext:value-type="float">
            <text:p>18.9016</text:p>
          </table:table-cell>
          <table:table-cell office:value-type="float" office:value="0.0738345" calcext:value-type="float">
            <text:p>0.0738345</text:p>
          </table:table-cell>
          <table:table-cell office:value-type="float" office:value="0.000386226" calcext:value-type="float">
            <text:p>0.000386226</text:p>
          </table:table-cell>
          <table:table-cell office:value-type="float" office:value="0.000070186" calcext:value-type="float">
            <text:p>7.0186E-05</text:p>
          </table:table-cell>
          <table:table-cell office:value-type="float" office:value="0.00031604" calcext:value-type="float">
            <text:p>0.000316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XY</text:p>
          </table:table-cell>
          <table:table-cell table:style-name="ce11" table:formula="of:=AVERAGE([.C2:.C3])" office:value-type="float" office:value="233573" calcext:value-type="float">
            <text:p>233573</text:p>
          </table:table-cell>
          <table:table-cell table:style-name="ce11" table:formula="of:=AVERAGE([.D2:.D3])" office:value-type="float" office:value="1868590.5" calcext:value-type="float">
            <text:p>1868590.5</text:p>
          </table:table-cell>
          <table:table-cell table:style-name="ce11" table:formula="of:=AVERAGE([.E2:.E3])" office:value-type="float" office:value="0.921614" calcext:value-type="float">
            <text:p>0.921614</text:p>
          </table:table-cell>
          <table:table-cell table:style-name="ce11" table:formula="of:=AVERAGE([.F2:.F3])" office:value-type="float" office:value="2661.665" calcext:value-type="float">
            <text:p>2661.665</text:p>
          </table:table-cell>
          <table:table-cell table:style-name="ce11" table:formula="of:=AVERAGE([.G2:.G3])" office:value-type="float" office:value="73827" calcext:value-type="float">
            <text:p>73827</text:p>
          </table:table-cell>
          <table:table-cell table:style-name="ce11" table:formula="of:=AVERAGE([.H2:.H3])" office:value-type="float" office:value="18.87465" calcext:value-type="float">
            <text:p>18.87465</text:p>
          </table:table-cell>
          <table:table-cell table:style-name="ce11" table:formula="of:=AVERAGE([.I2:.I3])" office:value-type="float" office:value="0.0737291" calcext:value-type="float">
            <text:p>0.0737291</text:p>
          </table:table-cell>
          <table:table-cell table:style-name="ce13" table:formula="of:=AVERAGE([.J2:.J3])" office:value-type="float" office:value="0.000386222" calcext:value-type="float">
            <text:p>0.000386222</text:p>
          </table:table-cell>
          <table:table-cell table:style-name="ce13" table:formula="of:=AVERAGE([.K2:.K3])" office:value-type="float" office:value="0.0000701818" calcext:value-type="float">
            <text:p>7.01818E-05</text:p>
          </table:table-cell>
          <table:table-cell table:style-name="ce13" table:formula="of:=AVERAGE([.L2:.L3])" office:value-type="float" office:value="0.00031604" calcext:value-type="float">
            <text:p>0.00031604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05137" calcext:value-type="float">
            <text:p>105137</text:p>
          </table:table-cell>
          <table:table-cell office:value-type="float" office:value="841130" calcext:value-type="float">
            <text:p>841130</text:p>
          </table:table-cell>
          <table:table-cell office:value-type="float" office:value="0.414857" calcext:value-type="float">
            <text:p>0.414857</text:p>
          </table:table-cell>
          <table:table-cell office:value-type="float" office:value="8454.44" calcext:value-type="float">
            <text:p>8454.44</text:p>
          </table:table-cell>
          <table:table-cell office:value-type="float" office:value="98063" calcext:value-type="float">
            <text:p>98063</text:p>
          </table:table-cell>
          <table:table-cell office:value-type="float" office:value="8.49626" calcext:value-type="float">
            <text:p>8.49626</text:p>
          </table:table-cell>
          <table:table-cell office:value-type="float" office:value="0.0331885" calcext:value-type="float">
            <text:p>0.0331885</text:p>
          </table:table-cell>
          <table:table-cell office:value-type="float" office:value="0.000350842" calcext:value-type="float">
            <text:p>0.000350842</text:p>
          </table:table-cell>
          <table:table-cell office:value-type="float" office:value="0.0000345968" calcext:value-type="float">
            <text:p>3.45968E-05</text:p>
          </table:table-cell>
          <table:table-cell office:value-type="float" office:value="0.000316245" calcext:value-type="float">
            <text:p>0.000316245</text:p>
          </table:table-cell>
        </table:table-row>
        <table:table-row table:style-name="ro1">
          <table:table-cell/>
          <table:table-cell office:value-type="string" calcext:value-type="string">
            <text:p>WEST FIRST</text:p>
          </table:table-cell>
          <table:table-cell office:value-type="float" office:value="106782" calcext:value-type="float">
            <text:p>106782</text:p>
          </table:table-cell>
          <table:table-cell office:value-type="float" office:value="854282" calcext:value-type="float">
            <text:p>854282</text:p>
          </table:table-cell>
          <table:table-cell office:value-type="float" office:value="0.421343" calcext:value-type="float">
            <text:p>0.421343</text:p>
          </table:table-cell>
          <table:table-cell office:value-type="float" office:value="9536.76" calcext:value-type="float">
            <text:p>9536.76</text:p>
          </table:table-cell>
          <table:table-cell office:value-type="float" office:value="99239" calcext:value-type="float">
            <text:p>99239</text:p>
          </table:table-cell>
          <table:table-cell office:value-type="float" office:value="8.62911" calcext:value-type="float">
            <text:p>8.62911</text:p>
          </table:table-cell>
          <table:table-cell office:value-type="float" office:value="0.0337075" calcext:value-type="float">
            <text:p>0.0337075</text:p>
          </table:table-cell>
          <table:table-cell office:value-type="float" office:value="0.0003512" calcext:value-type="float">
            <text:p>0.0003512</text:p>
          </table:table-cell>
          <table:table-cell office:value-type="float" office:value="0.0000349546" calcext:value-type="float">
            <text:p>3.49546E-05</text:p>
          </table:table-cell>
          <table:table-cell office:value-type="float" office:value="0.000316245" calcext:value-type="float">
            <text:p>0.0003162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WEST FIRST</text:p>
          </table:table-cell>
          <table:table-cell table:style-name="ce11" table:formula="of:=AVERAGE([.C5:.C6])" office:value-type="float" office:value="105959.5" calcext:value-type="float">
            <text:p>105959.5</text:p>
          </table:table-cell>
          <table:table-cell table:style-name="ce11" table:formula="of:=AVERAGE([.D5:.D6])" office:value-type="float" office:value="847706" calcext:value-type="float">
            <text:p>847706</text:p>
          </table:table-cell>
          <table:table-cell table:style-name="ce11" table:formula="of:=AVERAGE([.E5:.E6])" office:value-type="float" office:value="0.4181" calcext:value-type="float">
            <text:p>0.4181</text:p>
          </table:table-cell>
          <table:table-cell table:style-name="ce11" table:formula="of:=AVERAGE([.F5:.F6])" office:value-type="float" office:value="8995.6" calcext:value-type="float">
            <text:p>8995.6</text:p>
          </table:table-cell>
          <table:table-cell table:style-name="ce11" table:formula="of:=AVERAGE([.G5:.G6])" office:value-type="float" office:value="98651" calcext:value-type="float">
            <text:p>98651</text:p>
          </table:table-cell>
          <table:table-cell table:style-name="ce11" table:formula="of:=AVERAGE([.H5:.H6])" office:value-type="float" office:value="8.562685" calcext:value-type="float">
            <text:p>8.562685</text:p>
          </table:table-cell>
          <table:table-cell table:style-name="ce11" table:formula="of:=AVERAGE([.I5:.I6])" office:value-type="float" office:value="0.033448" calcext:value-type="float">
            <text:p>0.033448</text:p>
          </table:table-cell>
          <table:table-cell table:style-name="ce13" table:formula="of:=AVERAGE([.J5:.J6])" office:value-type="float" office:value="0.000351021" calcext:value-type="float">
            <text:p>0.000351021</text:p>
          </table:table-cell>
          <table:table-cell table:style-name="ce13" table:formula="of:=AVERAGE([.K5:.K6])" office:value-type="float" office:value="0.0000347757" calcext:value-type="float">
            <text:p>3.47757E-05</text:p>
          </table:table-cell>
          <table:table-cell table:style-name="ce13" table:formula="of:=AVERAGE([.L5:.L6])" office:value-type="float" office:value="0.000316245" calcext:value-type="float">
            <text:p>0.00031624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84814" calcext:value-type="float">
            <text:p>84814</text:p>
          </table:table-cell>
          <table:table-cell office:value-type="float" office:value="678512" calcext:value-type="float">
            <text:p>678512</text:p>
          </table:table-cell>
          <table:table-cell office:value-type="float" office:value="0.334651" calcext:value-type="float">
            <text:p>0.334651</text:p>
          </table:table-cell>
          <table:table-cell office:value-type="float" office:value="11682.9" calcext:value-type="float">
            <text:p>11682.9</text:p>
          </table:table-cell>
          <table:table-cell office:value-type="float" office:value="98837" calcext:value-type="float">
            <text:p>98837</text:p>
          </table:table-cell>
          <table:table-cell office:value-type="float" office:value="6.85366" calcext:value-type="float">
            <text:p>6.85366</text:p>
          </table:table-cell>
          <table:table-cell office:value-type="float" office:value="0.0267721" calcext:value-type="float">
            <text:p>0.0267721</text:p>
          </table:table-cell>
          <table:table-cell office:value-type="float" office:value="0.000346096" calcext:value-type="float">
            <text:p>0.000346096</text:p>
          </table:table-cell>
          <table:table-cell office:value-type="float" office:value="0.000029851" calcext:value-type="float">
            <text:p>2.9851E-05</text:p>
          </table:table-cell>
          <table:table-cell office:value-type="float" office:value="0.000316245" calcext:value-type="float">
            <text:p>0.000316245</text:p>
          </table:table-cell>
        </table:table-row>
        <table:table-row table:style-name="ro1">
          <table:table-cell/>
          <table:table-cell office:value-type="string" calcext:value-type="string">
            <text:p>NORTH LAST</text:p>
          </table:table-cell>
          <table:table-cell office:value-type="float" office:value="80124" calcext:value-type="float">
            <text:p>80124</text:p>
          </table:table-cell>
          <table:table-cell office:value-type="float" office:value="641005" calcext:value-type="float">
            <text:p>641005</text:p>
          </table:table-cell>
          <table:table-cell office:value-type="float" office:value="0.316152" calcext:value-type="float">
            <text:p>0.316152</text:p>
          </table:table-cell>
          <table:table-cell office:value-type="float" office:value="12764.7" calcext:value-type="float">
            <text:p>12764.7</text:p>
          </table:table-cell>
          <table:table-cell office:value-type="float" office:value="98116" calcext:value-type="float">
            <text:p>98116</text:p>
          </table:table-cell>
          <table:table-cell office:value-type="float" office:value="6.4748" calcext:value-type="float">
            <text:p>6.4748</text:p>
          </table:table-cell>
          <table:table-cell office:value-type="float" office:value="0.0252922" calcext:value-type="float">
            <text:p>0.0252922</text:p>
          </table:table-cell>
          <table:table-cell office:value-type="float" office:value="0.00034486" calcext:value-type="float">
            <text:p>0.00034486</text:p>
          </table:table-cell>
          <table:table-cell office:value-type="float" office:value="0.000028615" calcext:value-type="float">
            <text:p>2.8615E-05</text:p>
          </table:table-cell>
          <table:table-cell office:value-type="float" office:value="0.000316245" calcext:value-type="float">
            <text:p>0.0003162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ORTH LAST</text:p>
          </table:table-cell>
          <table:table-cell table:style-name="ce11" table:formula="of:=AVERAGE([.C8:.C9])" office:value-type="float" office:value="82469" calcext:value-type="float">
            <text:p>82469</text:p>
          </table:table-cell>
          <table:table-cell table:style-name="ce11" table:formula="of:=AVERAGE([.D8:.D9])" office:value-type="float" office:value="659758.5" calcext:value-type="float">
            <text:p>659758.5</text:p>
          </table:table-cell>
          <table:table-cell table:style-name="ce11" table:formula="of:=AVERAGE([.E8:.E9])" office:value-type="float" office:value="0.3254015" calcext:value-type="float">
            <text:p>0.3254015</text:p>
          </table:table-cell>
          <table:table-cell table:style-name="ce11" table:formula="of:=AVERAGE([.F8:.F9])" office:value-type="float" office:value="12223.8" calcext:value-type="float">
            <text:p>12223.8</text:p>
          </table:table-cell>
          <table:table-cell table:style-name="ce11" table:formula="of:=AVERAGE([.G8:.G9])" office:value-type="float" office:value="98476.5" calcext:value-type="float">
            <text:p>98476.5</text:p>
          </table:table-cell>
          <table:table-cell table:style-name="ce11" table:formula="of:=AVERAGE([.H8:.H9])" office:value-type="float" office:value="6.66423" calcext:value-type="float">
            <text:p>6.66423</text:p>
          </table:table-cell>
          <table:table-cell table:style-name="ce11" table:formula="of:=AVERAGE([.I8:.I9])" office:value-type="float" office:value="0.02603215" calcext:value-type="float">
            <text:p>0.02603215</text:p>
          </table:table-cell>
          <table:table-cell table:style-name="ce13" table:formula="of:=AVERAGE([.J8:.J9])" office:value-type="float" office:value="0.000345478" calcext:value-type="float">
            <text:p>0.000345478</text:p>
          </table:table-cell>
          <table:table-cell table:style-name="ce13" table:formula="of:=AVERAGE([.K8:.K9])" office:value-type="float" office:value="0.000029233" calcext:value-type="float">
            <text:p>2.9233E-05</text:p>
          </table:table-cell>
          <table:table-cell table:style-name="ce13" table:formula="of:=AVERAGE([.L8:.L9])" office:value-type="float" office:value="0.000316245" calcext:value-type="float">
            <text:p>0.00031624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06499" calcext:value-type="float">
            <text:p>106499</text:p>
          </table:table-cell>
          <table:table-cell office:value-type="float" office:value="851993" calcext:value-type="float">
            <text:p>851993</text:p>
          </table:table-cell>
          <table:table-cell office:value-type="float" office:value="0.420214" calcext:value-type="float">
            <text:p>0.420214</text:p>
          </table:table-cell>
          <table:table-cell office:value-type="float" office:value="7031.5" calcext:value-type="float">
            <text:p>7031.5</text:p>
          </table:table-cell>
          <table:table-cell office:value-type="float" office:value="98371" calcext:value-type="float">
            <text:p>98371</text:p>
          </table:table-cell>
          <table:table-cell office:value-type="float" office:value="8.60599" calcext:value-type="float">
            <text:p>8.60599</text:p>
          </table:table-cell>
          <table:table-cell office:value-type="float" office:value="0.0336171" calcext:value-type="float">
            <text:p>0.0336171</text:p>
          </table:table-cell>
          <table:table-cell office:value-type="float" office:value="0.000350474" calcext:value-type="float">
            <text:p>0.000350474</text:p>
          </table:table-cell>
          <table:table-cell office:value-type="float" office:value="0.0000342292" calcext:value-type="float">
            <text:p>3.42292E-05</text:p>
          </table:table-cell>
          <table:table-cell office:value-type="float" office:value="0.000316245" calcext:value-type="float">
            <text:p>0.000316245</text:p>
          </table:table-cell>
        </table:table-row>
        <table:table-row table:style-name="ro1">
          <table:table-cell/>
          <table:table-cell office:value-type="string" calcext:value-type="string">
            <text:p>NEGATIVE FIRST</text:p>
          </table:table-cell>
          <table:table-cell office:value-type="float" office:value="107430" calcext:value-type="float">
            <text:p>107430</text:p>
          </table:table-cell>
          <table:table-cell office:value-type="float" office:value="859471" calcext:value-type="float">
            <text:p>859471</text:p>
          </table:table-cell>
          <table:table-cell office:value-type="float" office:value="0.423903" calcext:value-type="float">
            <text:p>0.423903</text:p>
          </table:table-cell>
          <table:table-cell office:value-type="float" office:value="7887.7" calcext:value-type="float">
            <text:p>7887.7</text:p>
          </table:table-cell>
          <table:table-cell office:value-type="float" office:value="98591" calcext:value-type="float">
            <text:p>98591</text:p>
          </table:table-cell>
          <table:table-cell office:value-type="float" office:value="8.68153" calcext:value-type="float">
            <text:p>8.68153</text:p>
          </table:table-cell>
          <table:table-cell office:value-type="float" office:value="0.0339122" calcext:value-type="float">
            <text:p>0.0339122</text:p>
          </table:table-cell>
          <table:table-cell office:value-type="float" office:value="0.000350686" calcext:value-type="float">
            <text:p>0.000350686</text:p>
          </table:table-cell>
          <table:table-cell office:value-type="float" office:value="0.0000344406" calcext:value-type="float">
            <text:p>3.44406E-05</text:p>
          </table:table-cell>
          <table:table-cell office:value-type="float" office:value="0.000316245" calcext:value-type="float">
            <text:p>0.0003162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NEGATIVE FIRST</text:p>
          </table:table-cell>
          <table:table-cell table:style-name="ce11" table:formula="of:=AVERAGE([.C11:.C12])" office:value-type="float" office:value="106964.5" calcext:value-type="float">
            <text:p>106964.5</text:p>
          </table:table-cell>
          <table:table-cell table:style-name="ce11" table:formula="of:=AVERAGE([.D11:.D12])" office:value-type="float" office:value="855732" calcext:value-type="float">
            <text:p>855732</text:p>
          </table:table-cell>
          <table:table-cell table:style-name="ce11" table:formula="of:=AVERAGE([.E11:.E12])" office:value-type="float" office:value="0.4220585" calcext:value-type="float">
            <text:p>0.4220585</text:p>
          </table:table-cell>
          <table:table-cell table:style-name="ce11" table:formula="of:=AVERAGE([.F11:.F12])" office:value-type="float" office:value="7459.6" calcext:value-type="float">
            <text:p>7459.6</text:p>
          </table:table-cell>
          <table:table-cell table:style-name="ce11" table:formula="of:=AVERAGE([.G11:.G12])" office:value-type="float" office:value="98481" calcext:value-type="float">
            <text:p>98481</text:p>
          </table:table-cell>
          <table:table-cell table:style-name="ce11" table:formula="of:=AVERAGE([.H11:.H12])" office:value-type="float" office:value="8.64376" calcext:value-type="float">
            <text:p>8.64376</text:p>
          </table:table-cell>
          <table:table-cell table:style-name="ce11" table:formula="of:=AVERAGE([.I11:.I12])" office:value-type="float" office:value="0.03376465" calcext:value-type="float">
            <text:p>0.03376465</text:p>
          </table:table-cell>
          <table:table-cell table:style-name="ce13" table:formula="of:=AVERAGE([.J11:.J12])" office:value-type="float" office:value="0.00035058" calcext:value-type="float">
            <text:p>0.00035058</text:p>
          </table:table-cell>
          <table:table-cell table:style-name="ce13" table:formula="of:=AVERAGE([.K11:.K12])" office:value-type="float" office:value="0.0000343349" calcext:value-type="float">
            <text:p>3.43349E-05</text:p>
          </table:table-cell>
          <table:table-cell table:style-name="ce13" table:formula="of:=AVERAGE([.L11:.L12])" office:value-type="float" office:value="0.000316245" calcext:value-type="float">
            <text:p>0.000316245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91312" calcext:value-type="float">
            <text:p>91312</text:p>
          </table:table-cell>
          <table:table-cell office:value-type="float" office:value="730529" calcext:value-type="float">
            <text:p>730529</text:p>
          </table:table-cell>
          <table:table-cell office:value-type="float" office:value="0.360307" calcext:value-type="float">
            <text:p>0.360307</text:p>
          </table:table-cell>
          <table:table-cell office:value-type="float" office:value="6983.91" calcext:value-type="float">
            <text:p>6983.91</text:p>
          </table:table-cell>
          <table:table-cell office:value-type="float" office:value="96120" calcext:value-type="float">
            <text:p>96120</text:p>
          </table:table-cell>
          <table:table-cell office:value-type="float" office:value="7.37908" calcext:value-type="float">
            <text:p>7.37908</text:p>
          </table:table-cell>
          <table:table-cell office:value-type="float" office:value="0.0288245" calcext:value-type="float">
            <text:p>0.0288245</text:p>
          </table:table-cell>
          <table:table-cell office:value-type="float" office:value="0.000348218" calcext:value-type="float">
            <text:p>0.000348218</text:p>
          </table:table-cell>
          <table:table-cell office:value-type="float" office:value="0.0000318711" calcext:value-type="float">
            <text:p>3.18711E-05</text:p>
          </table:table-cell>
          <table:table-cell office:value-type="float" office:value="0.000316347" calcext:value-type="float">
            <text:p>0.000316347</text:p>
          </table:table-cell>
        </table:table-row>
        <table:table-row table:style-name="ro1">
          <table:table-cell/>
          <table:table-cell office:value-type="string" calcext:value-type="string">
            <text:p>ODD EVEN</text:p>
          </table:table-cell>
          <table:table-cell office:value-type="float" office:value="92459" calcext:value-type="float">
            <text:p>92459</text:p>
          </table:table-cell>
          <table:table-cell office:value-type="float" office:value="739672" calcext:value-type="float">
            <text:p>739672</text:p>
          </table:table-cell>
          <table:table-cell office:value-type="float" office:value="0.364816" calcext:value-type="float">
            <text:p>0.364816</text:p>
          </table:table-cell>
          <table:table-cell office:value-type="float" office:value="6871.98" calcext:value-type="float">
            <text:p>6871.98</text:p>
          </table:table-cell>
          <table:table-cell office:value-type="float" office:value="95351" calcext:value-type="float">
            <text:p>95351</text:p>
          </table:table-cell>
          <table:table-cell office:value-type="float" office:value="7.47143" calcext:value-type="float">
            <text:p>7.47143</text:p>
          </table:table-cell>
          <table:table-cell office:value-type="float" office:value="0.0291853" calcext:value-type="float">
            <text:p>0.0291853</text:p>
          </table:table-cell>
          <table:table-cell office:value-type="float" office:value="0.000348538" calcext:value-type="float">
            <text:p>0.000348538</text:p>
          </table:table-cell>
          <table:table-cell office:value-type="float" office:value="0.0000321904" calcext:value-type="float">
            <text:p>3.21904E-05</text:p>
          </table:table-cell>
          <table:table-cell office:value-type="float" office:value="0.000316347" calcext:value-type="float">
            <text:p>0.0003163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ODD EVEN</text:p>
          </table:table-cell>
          <table:table-cell table:style-name="ce11" table:formula="of:=AVERAGE([.C14:.C15])" office:value-type="float" office:value="91885.5" calcext:value-type="float">
            <text:p>91885.5</text:p>
          </table:table-cell>
          <table:table-cell table:style-name="ce11" table:formula="of:=AVERAGE([.D14:.D15])" office:value-type="float" office:value="735100.5" calcext:value-type="float">
            <text:p>735100.5</text:p>
          </table:table-cell>
          <table:table-cell table:style-name="ce11" table:formula="of:=AVERAGE([.E14:.E15])" office:value-type="float" office:value="0.3625615" calcext:value-type="float">
            <text:p>0.3625615</text:p>
          </table:table-cell>
          <table:table-cell table:style-name="ce11" table:formula="of:=AVERAGE([.F14:.F15])" office:value-type="float" office:value="6927.945" calcext:value-type="float">
            <text:p>6927.945</text:p>
          </table:table-cell>
          <table:table-cell table:style-name="ce11" table:formula="of:=AVERAGE([.G14:.G15])" office:value-type="float" office:value="95735.5" calcext:value-type="float">
            <text:p>95735.5</text:p>
          </table:table-cell>
          <table:table-cell table:style-name="ce11" table:formula="of:=AVERAGE([.H14:.H15])" office:value-type="float" office:value="7.425255" calcext:value-type="float">
            <text:p>7.425255</text:p>
          </table:table-cell>
          <table:table-cell table:style-name="ce11" table:formula="of:=AVERAGE([.I14:.I15])" office:value-type="float" office:value="0.0290049" calcext:value-type="float">
            <text:p>0.0290049</text:p>
          </table:table-cell>
          <table:table-cell table:style-name="ce13" table:formula="of:=AVERAGE([.J14:.J15])" office:value-type="float" office:value="0.000348378" calcext:value-type="float">
            <text:p>0.000348378</text:p>
          </table:table-cell>
          <table:table-cell table:style-name="ce13" table:formula="of:=AVERAGE([.K14:.K15])" office:value-type="float" office:value="0.00003203075" calcext:value-type="float">
            <text:p>3.203075E-05</text:p>
          </table:table-cell>
          <table:table-cell table:style-name="ce13" table:formula="of:=AVERAGE([.L14:.L15])" office:value-type="float" office:value="0.000316347" calcext:value-type="float">
            <text:p>0.000316347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112498" calcext:value-type="float">
            <text:p>112498</text:p>
          </table:table-cell>
          <table:table-cell office:value-type="float" office:value="899974" calcext:value-type="float">
            <text:p>899974</text:p>
          </table:table-cell>
          <table:table-cell office:value-type="float" office:value="0.443879" calcext:value-type="float">
            <text:p>0.443879</text:p>
          </table:table-cell>
          <table:table-cell office:value-type="float" office:value="7685.58" calcext:value-type="float">
            <text:p>7685.58</text:p>
          </table:table-cell>
          <table:table-cell office:value-type="float" office:value="99191" calcext:value-type="float">
            <text:p>99191</text:p>
          </table:table-cell>
          <table:table-cell office:value-type="float" office:value="9.09065" calcext:value-type="float">
            <text:p>9.09065</text:p>
          </table:table-cell>
          <table:table-cell office:value-type="float" office:value="0.0355103" calcext:value-type="float">
            <text:p>0.0355103</text:p>
          </table:table-cell>
          <table:table-cell office:value-type="float" office:value="0.000350627" calcext:value-type="float">
            <text:p>0.000350627</text:p>
          </table:table-cell>
          <table:table-cell office:value-type="float" office:value="0.0000342027" calcext:value-type="float">
            <text:p>3.42027E-05</text:p>
          </table:table-cell>
          <table:table-cell office:value-type="float" office:value="0.000316424" calcext:value-type="float">
            <text:p>0.000316424</text:p>
          </table:table-cell>
        </table:table-row>
        <table:table-row table:style-name="ro1">
          <table:table-cell/>
          <table:table-cell office:value-type="string" calcext:value-type="string">
            <text:p>DYAD</text:p>
          </table:table-cell>
          <table:table-cell office:value-type="float" office:value="113128" calcext:value-type="float">
            <text:p>113128</text:p>
          </table:table-cell>
          <table:table-cell office:value-type="float" office:value="905055" calcext:value-type="float">
            <text:p>905055</text:p>
          </table:table-cell>
          <table:table-cell office:value-type="float" office:value="0.446385" calcext:value-type="float">
            <text:p>0.446385</text:p>
          </table:table-cell>
          <table:table-cell office:value-type="float" office:value="7813.73" calcext:value-type="float">
            <text:p>7813.73</text:p>
          </table:table-cell>
          <table:table-cell office:value-type="float" office:value="98263" calcext:value-type="float">
            <text:p>98263</text:p>
          </table:table-cell>
          <table:table-cell office:value-type="float" office:value="9.14197" calcext:value-type="float">
            <text:p>9.14197</text:p>
          </table:table-cell>
          <table:table-cell office:value-type="float" office:value="0.0357108" calcext:value-type="float">
            <text:p>0.0357108</text:p>
          </table:table-cell>
          <table:table-cell office:value-type="float" office:value="0.000350981" calcext:value-type="float">
            <text:p>0.000350981</text:p>
          </table:table-cell>
          <table:table-cell office:value-type="float" office:value="0.000034557" calcext:value-type="float">
            <text:p>3.4557E-05</text:p>
          </table:table-cell>
          <table:table-cell office:value-type="float" office:value="0.000316424" calcext:value-type="float">
            <text:p>0.0003164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office:value-type="string" calcext:value-type="string">
            <text:p>DYAD</text:p>
          </table:table-cell>
          <table:table-cell table:style-name="ce11" table:formula="of:=AVERAGE([.C17:.C18])" office:value-type="float" office:value="112813" calcext:value-type="float">
            <text:p>112813</text:p>
          </table:table-cell>
          <table:table-cell table:style-name="ce11" table:formula="of:=AVERAGE([.D17:.D18])" office:value-type="float" office:value="902514.5" calcext:value-type="float">
            <text:p>902514.5</text:p>
          </table:table-cell>
          <table:table-cell table:style-name="ce11" table:formula="of:=AVERAGE([.E17:.E18])" office:value-type="float" office:value="0.445132" calcext:value-type="float">
            <text:p>0.445132</text:p>
          </table:table-cell>
          <table:table-cell table:style-name="ce11" table:formula="of:=AVERAGE([.F17:.F18])" office:value-type="float" office:value="7749.655" calcext:value-type="float">
            <text:p>7749.655</text:p>
          </table:table-cell>
          <table:table-cell table:style-name="ce11" table:formula="of:=AVERAGE([.G17:.G18])" office:value-type="float" office:value="98727" calcext:value-type="float">
            <text:p>98727</text:p>
          </table:table-cell>
          <table:table-cell table:style-name="ce11" table:formula="of:=AVERAGE([.H17:.H18])" office:value-type="float" office:value="9.11631" calcext:value-type="float">
            <text:p>9.11631</text:p>
          </table:table-cell>
          <table:table-cell table:style-name="ce11" table:formula="of:=AVERAGE([.I17:.I18])" office:value-type="float" office:value="0.03561055" calcext:value-type="float">
            <text:p>0.03561055</text:p>
          </table:table-cell>
          <table:table-cell table:style-name="ce13" table:formula="of:=AVERAGE([.J17:.J18])" office:value-type="float" office:value="0.000350804" calcext:value-type="float">
            <text:p>0.000350804</text:p>
          </table:table-cell>
          <table:table-cell table:style-name="ce13" table:formula="of:=AVERAGE([.K17:.K18])" office:value-type="float" office:value="0.00003437985" calcext:value-type="float">
            <text:p>3.437985E-05</text:p>
          </table:table-cell>
          <table:table-cell table:style-name="ce13" table:formula="of:=AVERAGE([.L17:.L18])" office:value-type="float" office:value="0.000316424" calcext:value-type="float">
            <text:p>0.000316424</text:p>
          </table:table-cell>
        </table:table-row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14" table:number-columns-repeated="3"/>
        </table:table-row>
      </table:table>
      <table:table table:name="mesh size 25 x 25" table:style-name="ta1">
        <table:table-column table:style-name="co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row table:style-name="ro1">
          <table:table-cell office:value-type="string" calcext:value-type="string">
            <text:p>Routing Algorithm</text:p>
          </table:table-cell>
          <table:table-cell office:value-type="string" calcext:value-type="string">
            <text:p>Total Received Packets</text:p>
          </table:table-cell>
          <table:table-cell office:value-type="string" calcext:value-type="string">
            <text:p>Total Received Flits</text:p>
          </table:table-cell>
          <table:table-cell office:value-type="string" calcext:value-type="string">
            <text:p>Received/Ideal Flits Ratio</text:p>
          </table:table-cell>
          <table:table-cell office:value-type="string" calcext:value-type="string">
            <text:p>Global Average Delay (cycles)</text:p>
          </table:table-cell>
          <table:table-cell office:value-type="string" calcext:value-type="string">
            <text:p>Max Delay (cycles)</text:p>
          </table:table-cell>
          <table:table-cell office:value-type="string" calcext:value-type="string">
            <text:p>Network Throughput (flits/cycle)</text:p>
          </table:table-cell>
          <table:table-cell office:value-type="string" calcext:value-type="string">
            <text:p>Average IP Throughput (flits/cycle/IP)</text:p>
          </table:table-cell>
          <table:table-cell table:style-name="Default" office:value-type="string" calcext:value-type="string">
            <text:p>Total Energy (J)</text:p>
          </table:table-cell>
          <table:table-cell table:style-name="Default" office:value-type="string" calcext:value-type="string">
            <text:p>Dynamic Energy (J)</text:p>
          </table:table-cell>
          <table:table-cell table:style-name="Default" office:value-type="string" calcext:value-type="string">
            <text:p>Static Energy (J)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376255" calcext:value-type="float">
            <text:p>376255</text:p>
          </table:table-cell>
          <table:table-cell office:value-type="float" office:value="3010003" calcext:value-type="float">
            <text:p>3010003</text:p>
          </table:table-cell>
          <table:table-cell office:value-type="float" office:value="0.608081" calcext:value-type="float">
            <text:p>0.608081</text:p>
          </table:table-cell>
          <table:table-cell office:value-type="float" office:value="9452.43" calcext:value-type="float">
            <text:p>9452.43</text:p>
          </table:table-cell>
          <table:table-cell office:value-type="float" office:value="96786" calcext:value-type="float">
            <text:p>96786</text:p>
          </table:table-cell>
          <table:table-cell office:value-type="float" office:value="30.4041" calcext:value-type="float">
            <text:p>30.4041</text:p>
          </table:table-cell>
          <table:table-cell office:value-type="float" office:value="0.0486465" calcext:value-type="float">
            <text:p>0.0486465</text:p>
          </table:table-cell>
          <table:table-cell office:value-type="float" office:value="0.000939072" calcext:value-type="float">
            <text:p>0.000939072</text:p>
          </table:table-cell>
          <table:table-cell table:formula="of:=[.I2]-[.K2]" office:value-type="float" office:value="0.00016749" calcext:value-type="float">
            <text:p>0.00016749</text:p>
          </table:table-cell>
          <table:table-cell office:value-type="float" office:value="0.000771582" calcext:value-type="float">
            <text:p>0.000771582</text:p>
          </table:table-cell>
        </table:table-row>
        <table:table-row table:style-name="ro1">
          <table:table-cell office:value-type="string" calcext:value-type="string">
            <text:p>WEST FIRST</text:p>
          </table:table-cell>
          <table:table-cell office:value-type="float" office:value="114788" calcext:value-type="float">
            <text:p>114788</text:p>
          </table:table-cell>
          <table:table-cell office:value-type="float" office:value="918290" calcext:value-type="float">
            <text:p>918290</text:p>
          </table:table-cell>
          <table:table-cell office:value-type="float" office:value="0.185513" calcext:value-type="float">
            <text:p>0.185513</text:p>
          </table:table-cell>
          <table:table-cell office:value-type="float" office:value="16705" calcext:value-type="float">
            <text:p>16705</text:p>
          </table:table-cell>
          <table:table-cell office:value-type="float" office:value="99141" calcext:value-type="float">
            <text:p>99141</text:p>
          </table:table-cell>
          <table:table-cell office:value-type="float" office:value="9.27566" calcext:value-type="float">
            <text:p>9.27566</text:p>
          </table:table-cell>
          <table:table-cell office:value-type="float" office:value="0.0148411" calcext:value-type="float">
            <text:p>0.0148411</text:p>
          </table:table-cell>
          <table:table-cell office:value-type="float" office:value="0.000835543" calcext:value-type="float">
            <text:p>0.000835543</text:p>
          </table:table-cell>
          <table:table-cell table:formula="of:=[.I3]-[.K3]" office:value-type="float" office:value="0.000063461" calcext:value-type="float">
            <text:p>6.3461E-05</text:p>
          </table:table-cell>
          <table:table-cell office:value-type="float" office:value="0.000772082" calcext:value-type="float">
            <text:p>0.000772082</text:p>
          </table:table-cell>
        </table:table-row>
        <table:table-row table:style-name="ro1">
          <table:table-cell office:value-type="string" calcext:value-type="string">
            <text:p>NORTH LAST</text:p>
          </table:table-cell>
          <table:table-cell office:value-type="float" office:value="55225" calcext:value-type="float">
            <text:p>55225</text:p>
          </table:table-cell>
          <table:table-cell office:value-type="float" office:value="441805" calcext:value-type="float">
            <text:p>441805</text:p>
          </table:table-cell>
          <table:table-cell office:value-type="float" office:value="0.0892535" calcext:value-type="float">
            <text:p>0.0892535</text:p>
          </table:table-cell>
          <table:table-cell office:value-type="float" office:value="23616.5" calcext:value-type="float">
            <text:p>23616.5</text:p>
          </table:table-cell>
          <table:table-cell office:value-type="float" office:value="97342" calcext:value-type="float">
            <text:p>97342</text:p>
          </table:table-cell>
          <table:table-cell office:value-type="float" office:value="4.46268" calcext:value-type="float">
            <text:p>4.46268</text:p>
          </table:table-cell>
          <table:table-cell office:value-type="float" office:value="0.00714028" calcext:value-type="float">
            <text:p>0.00714028</text:p>
          </table:table-cell>
          <table:table-cell office:value-type="float" office:value="0.000812243" calcext:value-type="float">
            <text:p>0.000812243</text:p>
          </table:table-cell>
          <table:table-cell table:formula="of:=[.I4]-[.K4]" office:value-type="float" office:value="0.000040161" calcext:value-type="float">
            <text:p>4.0161E-05</text:p>
          </table:table-cell>
          <table:table-cell office:value-type="float" office:value="0.000772082" calcext:value-type="float">
            <text:p>0.000772082</text:p>
          </table:table-cell>
        </table:table-row>
        <table:table-row table:style-name="ro1">
          <table:table-cell office:value-type="string" calcext:value-type="string">
            <text:p>NEGATIVE FIRST</text:p>
          </table:table-cell>
          <table:table-cell office:value-type="float" office:value="92162" calcext:value-type="float">
            <text:p>92162</text:p>
          </table:table-cell>
          <table:table-cell office:value-type="float" office:value="737250" calcext:value-type="float">
            <text:p>737250</text:p>
          </table:table-cell>
          <table:table-cell office:value-type="float" office:value="0.148939" calcext:value-type="float">
            <text:p>0.148939</text:p>
          </table:table-cell>
          <table:table-cell office:value-type="float" office:value="10432.9" calcext:value-type="float">
            <text:p>10432.9</text:p>
          </table:table-cell>
          <table:table-cell office:value-type="float" office:value="98469" calcext:value-type="float">
            <text:p>98469</text:p>
          </table:table-cell>
          <table:table-cell office:value-type="float" office:value="7.44697" calcext:value-type="float">
            <text:p>7.44697</text:p>
          </table:table-cell>
          <table:table-cell office:value-type="float" office:value="0.0119152" calcext:value-type="float">
            <text:p>0.0119152</text:p>
          </table:table-cell>
          <table:table-cell office:value-type="float" office:value="0.000827195" calcext:value-type="float">
            <text:p>0.000827195</text:p>
          </table:table-cell>
          <table:table-cell table:formula="of:=[.I5]-[.K5]" office:value-type="float" office:value="0.0000551130000000001" calcext:value-type="float">
            <text:p>5.51130000000001E-05</text:p>
          </table:table-cell>
          <table:table-cell office:value-type="float" office:value="0.000772082" calcext:value-type="float">
            <text:p>0.000772082</text:p>
          </table:table-cell>
        </table:table-row>
        <table:table-row table:style-name="ro1">
          <table:table-cell office:value-type="string" calcext:value-type="string">
            <text:p>ODD EVEN</text:p>
          </table:table-cell>
          <table:table-cell office:value-type="float" office:value="116664" calcext:value-type="float">
            <text:p>116664</text:p>
          </table:table-cell>
          <table:table-cell office:value-type="float" office:value="933283" calcext:value-type="float">
            <text:p>933283</text:p>
          </table:table-cell>
          <table:table-cell office:value-type="float" office:value="0.188542" calcext:value-type="float">
            <text:p>0.188542</text:p>
          </table:table-cell>
          <table:table-cell office:value-type="float" office:value="10024.4" calcext:value-type="float">
            <text:p>10024.4</text:p>
          </table:table-cell>
          <table:table-cell office:value-type="float" office:value="99137" calcext:value-type="float">
            <text:p>99137</text:p>
          </table:table-cell>
          <table:table-cell office:value-type="float" office:value="9.4271" calcext:value-type="float">
            <text:p>9.4271</text:p>
          </table:table-cell>
          <table:table-cell office:value-type="float" office:value="0.0150834" calcext:value-type="float">
            <text:p>0.0150834</text:p>
          </table:table-cell>
          <table:table-cell office:value-type="float" office:value="0.000840639" calcext:value-type="float">
            <text:p>0.000840639</text:p>
          </table:table-cell>
          <table:table-cell table:formula="of:=[.I6]-[.K6]" office:value-type="float" office:value="0.000068307" calcext:value-type="float">
            <text:p>6.8307E-05</text:p>
          </table:table-cell>
          <table:table-cell office:value-type="float" office:value="0.000772332" calcext:value-type="float">
            <text:p>0.000772332</text:p>
          </table:table-cell>
        </table:table-row>
        <table:table-row table:style-name="ro1">
          <table:table-cell office:value-type="string" calcext:value-type="string">
            <text:p>DYAD</text:p>
          </table:table-cell>
          <table:table-cell office:value-type="float" office:value="135543" calcext:value-type="float">
            <text:p>135543</text:p>
          </table:table-cell>
          <table:table-cell office:value-type="float" office:value="1084418" calcext:value-type="float">
            <text:p>1084418</text:p>
          </table:table-cell>
          <table:table-cell office:value-type="float" office:value="0.219074" calcext:value-type="float">
            <text:p>0.219074</text:p>
          </table:table-cell>
          <table:table-cell office:value-type="float" office:value="9289.56" calcext:value-type="float">
            <text:p>9289.56</text:p>
          </table:table-cell>
          <table:table-cell office:value-type="float" office:value="98004" calcext:value-type="float">
            <text:p>98004</text:p>
          </table:table-cell>
          <table:table-cell office:value-type="float" office:value="10.9537" calcext:value-type="float">
            <text:p>10.9537</text:p>
          </table:table-cell>
          <table:table-cell office:value-type="float" office:value="0.0175259" calcext:value-type="float">
            <text:p>0.0175259</text:p>
          </table:table-cell>
          <table:table-cell office:value-type="float" office:value="0.000838139" calcext:value-type="float">
            <text:p>0.000838139</text:p>
          </table:table-cell>
          <table:table-cell table:formula="of:=[.I7]-[.K7]" office:value-type="float" office:value="0.0000656189999999999" calcext:value-type="float">
            <text:p>6.56189999999999E-05</text:p>
          </table:table-cell>
          <table:table-cell office:value-type="float" office:value="0.00077252" calcext:value-type="float">
            <text:p>0.00077252</text:p>
          </table:table-cell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1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1:21:26.23400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5T14:51:01.936709327</meta:creation-date>
    <dc:date>2019-11-15T15:54:25.659228360</dc:date>
    <meta:editing-duration>PT1H54M14S</meta:editing-duration>
    <meta:editing-cycles>24</meta:editing-cycles>
    <meta:generator>LibreOffice/6.3.2.2$Linux_X86_64 LibreOffice_project/30$Build-2</meta:generator>
    <meta:document-statistic meta:table-count="8" meta:cell-count="2440" meta:object-count="0"/>
  </office:meta>
</office:document-meta>
</file>